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27622"/>
    </style:style>
    <style:style style:name="ce2" style:family="table-cell" style:parent-style-name="Default">
      <style:table-cell-properties fo:background-color="#e8a202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49" table:default-cell-style-name="Default"/>
        <table:table-row table:style-name="ro1">
          <table:table-cell table:number-columns-repeated="49"/>
        </table:table-row>
        <table:table-row table:style-name="ro1">
          <table:table-cell table:number-columns-repeated="28"/>
          <table:table-cell office:value-type="string" calcext:value-type="string">
            <text:p>Right side: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ariables:</text:p>
          </table:table-cell>
          <table:table-cell table:style-name="ce1" office:value-type="string" calcext:value-type="string">
            <text:p>He3</text:p>
          </table:table-cell>
          <table:table-cell table:style-name="ce1" office:value-type="string" calcext:value-type="string">
            <text:p>He4</text:p>
          </table:table-cell>
          <table:table-cell table:style-name="ce1" office:value-type="string" calcext:value-type="string">
            <text:p>Ar35</text:p>
          </table:table-cell>
          <table:table-cell table:style-name="ce1" office:value-type="string" calcext:value-type="string">
            <text:p>Ar36</text:p>
          </table:table-cell>
          <table:table-cell table:style-name="ce1" office:value-type="string" calcext:value-type="string">
            <text:p>Ar37</text:p>
          </table:table-cell>
          <table:table-cell table:style-name="ce1" office:value-type="string" calcext:value-type="string">
            <text:p>Ar38</text:p>
          </table:table-cell>
          <table:table-cell table:style-name="ce1" office:value-type="string" calcext:value-type="string">
            <text:p>Ar39</text:p>
          </table:table-cell>
          <table:table-cell table:style-name="ce1" office:value-type="string" calcext:value-type="string">
            <text:p>Ar40</text:p>
          </table:table-cell>
          <table:table-cell table:style-name="ce1" office:value-type="string" calcext:value-type="string">
            <text:p>Ar41</text:p>
          </table:table-cell>
          <table:table-cell table:style-name="ce1" office:value-type="string" calcext:value-type="string">
            <text:p>CH4 <text:s text:c="2"/>12</text:p>
          </table:table-cell>
          <table:table-cell table:style-name="ce1" office:value-type="string" calcext:value-type="string">
            <text:p>CH4 <text:s/>13</text:p>
          </table:table-cell>
          <table:table-cell table:style-name="ce2" office:value-type="string" calcext:value-type="string">
            <text:p>CH4 <text:s text:c="2"/>14</text:p>
          </table:table-cell>
          <table:table-cell table:style-name="ce1" office:value-type="string" calcext:value-type="string">
            <text:p>CH4 <text:s text:c="2"/>15</text:p>
          </table:table-cell>
          <table:table-cell table:style-name="ce3" office:value-type="string" calcext:value-type="string">
            <text:p>CH4 <text:s text:c="2"/>16</text:p>
          </table:table-cell>
          <table:table-cell table:style-name="ce3" office:value-type="string" calcext:value-type="string">
            <text:p>CO2 <text:s text:c="2"/>16</text:p>
          </table:table-cell>
          <table:table-cell table:style-name="ce2" office:value-type="string" calcext:value-type="string">
            <text:p>CO2 <text:s text:c="2"/>28</text:p>
          </table:table-cell>
          <table:table-cell table:style-name="ce1" office:value-type="string" calcext:value-type="string">
            <text:p>CO2 <text:s text:c="2"/>43</text:p>
          </table:table-cell>
          <table:table-cell table:style-name="ce1" office:value-type="string" calcext:value-type="string">
            <text:p>CO2 <text:s text:c="2"/>44</text:p>
          </table:table-cell>
          <table:table-cell table:style-name="ce1" office:value-type="string" calcext:value-type="string">
            <text:p>CO2 <text:s text:c="2"/>45</text:p>
          </table:table-cell>
          <table:table-cell table:style-name="ce2" office:value-type="string" calcext:value-type="string">
            <text:p>N2 <text:s text:c="2"/>14</text:p>
          </table:table-cell>
          <table:table-cell table:style-name="ce1" office:value-type="string" calcext:value-type="string">
            <text:p>N2 <text:s text:c="2"/>27</text:p>
          </table:table-cell>
          <table:table-cell table:style-name="ce2" office:value-type="string" calcext:value-type="string">
            <text:p>N2 <text:s text:c="2"/>28</text:p>
          </table:table-cell>
          <table:table-cell table:style-name="ce3" office:value-type="string" calcext:value-type="string">
            <text:p>O2 <text:s text:c="2"/>16</text:p>
          </table:table-cell>
          <table:table-cell table:style-name="ce1" office:value-type="string" calcext:value-type="string">
            <text:p>O2 <text:s text:c="2"/>31</text:p>
          </table:table-cell>
          <table:table-cell table:style-name="ce1" office:value-type="string" calcext:value-type="string">
            <text:p>O2 <text:s text:c="2"/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Coeff: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10" office:value-type="float" office:value="0.01" calcext:value-type="float">
            <text:p>0.01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/>
          <table:table-cell table:formula="of:=[$'Praxair N2(1%) O2(1%) He(1%) CH4(1%) CO2(1%) Ar(95%)'.B24]" office:value-type="float" office:value="499.530761693554" calcext:value-type="float">
            <text:p>499.530761693554</text:p>
          </table:table-cell>
          <table:table-cell table:formula="of:=[$'Praxair N2(1%) O2(1%) He(1%) CH4(1%) CO2(1%) Ar(95%)'.C24]" office:value-type="float" office:value="20383.1877694512" calcext:value-type="float">
            <text:p>20383.1877694512</text:p>
          </table:table-cell>
          <table:table-cell table:formula="of:=[$'Praxair N2(1%) O2(1%) He(1%) CH4(1%) CO2(1%) Ar(95%)'.D24]" office:value-type="float" office:value="10048.5085888596" calcext:value-type="float">
            <text:p>10048.5085888596</text:p>
          </table:table-cell>
          <table:table-cell table:formula="of:=[$'Praxair N2(1%) O2(1%) He(1%) CH4(1%) CO2(1%) Ar(95%)'.E24]" office:value-type="float" office:value="21990.5465051594" calcext:value-type="float">
            <text:p>21990.5465051594</text:p>
          </table:table-cell>
          <table:table-cell table:formula="of:=[$'Praxair N2(1%) O2(1%) He(1%) CH4(1%) CO2(1%) Ar(95%)'.F24]" office:value-type="float" office:value="85217.8404059614" calcext:value-type="float">
            <text:p>85217.8404059614</text:p>
          </table:table-cell>
          <table:table-cell table:formula="of:=[$'Praxair N2(1%) O2(1%) He(1%) CH4(1%) CO2(1%) Ar(95%)'.G24]" office:value-type="float" office:value="572837.375565402" calcext:value-type="float">
            <text:p>572837.375565402</text:p>
          </table:table-cell>
          <table:table-cell table:formula="of:=[$'Praxair N2(1%) O2(1%) He(1%) CH4(1%) CO2(1%) Ar(95%)'.H24]" office:value-type="float" office:value="770265.64497506" calcext:value-type="float">
            <text:p>770265.64497506</text:p>
          </table:table-cell>
          <table:table-cell table:formula="of:=[$'Praxair N2(1%) O2(1%) He(1%) CH4(1%) CO2(1%) Ar(95%)'.I24]" office:value-type="float" office:value="3917.35440875736" calcext:value-type="float">
            <text:p>3917.35440875736</text:p>
          </table:table-cell>
          <table:table-cell table:formula="of:=[$'Praxair N2(1%) O2(1%) He(1%) CH4(1%) CO2(1%) Ar(95%)'.J24]" office:value-type="float" office:value="634279.914406445" calcext:value-type="float">
            <text:p>634279.914406445</text:p>
          </table:table-cell>
          <table:table-cell table:formula="of:=[$'Praxair N2(1%) O2(1%) He(1%) CH4(1%) CO2(1%) Ar(95%)'.K24]" office:value-type="float" office:value="2929.95763685042" calcext:value-type="float">
            <text:p>2929.95763685042</text:p>
          </table:table-cell>
          <table:table-cell table:formula="of:=[$'Praxair N2(1%) O2(1%) He(1%) CH4(1%) CO2(1%) Ar(95%)'.L24]" office:value-type="float" office:value="371734.801672565" calcext:value-type="float">
            <text:p>371734.801672565</text:p>
          </table:table-cell>
          <table:table-cell table:formula="of:=[$'Praxair N2(1%) O2(1%) He(1%) CH4(1%) CO2(1%) Ar(95%)'.M24]" office:value-type="float" office:value="2830.81133085079" calcext:value-type="float">
            <text:p>2830.81133085079</text:p>
          </table:table-cell>
          <table:table-cell table:formula="of:=[$'Praxair N2(1%) O2(1%) He(1%) CH4(1%) CO2(1%) Ar(95%)'.N24]" office:value-type="float" office:value="309572.806050095" calcext:value-type="float">
            <text:p>309572.806050095</text:p>
          </table:table-cell>
          <table:table-cell table:formula="of:=[$'Praxair N2(1%) O2(1%) He(1%) CH4(1%) CO2(1%) Ar(95%)'.O24]" office:value-type="float" office:value="626.09580458791" calcext:value-type="float">
            <text:p>626.09580458791</text:p>
          </table:table-cell>
          <table:table-cell table:formula="of:=[$'Praxair N2(1%) O2(1%) He(1%) CH4(1%) CO2(1%) Ar(95%)'.P24]" office:value-type="float" office:value="63073.8588819868" calcext:value-type="float">
            <text:p>63073.8588819868</text:p>
          </table:table-cell>
          <table:table-cell table:formula="of:=[$'Praxair N2(1%) O2(1%) He(1%) CH4(1%) CO2(1%) Ar(95%)'.Q24]" office:value-type="float" office:value="934443.679992568" calcext:value-type="float">
            <text:p>934443.679992568</text:p>
          </table:table-cell>
          <table:table-cell table:formula="of:=[$'Praxair N2(1%) O2(1%) He(1%) CH4(1%) CO2(1%) Ar(95%)'.R24]" office:value-type="float" office:value="100000000" calcext:value-type="float">
            <text:p>100000000</text:p>
          </table:table-cell>
          <table:table-cell table:formula="of:=[$'Praxair N2(1%) O2(1%) He(1%) CH4(1%) CO2(1%) Ar(95%)'.S24]" office:value-type="float" office:value="1834.56580453085" calcext:value-type="float">
            <text:p>1834.56580453085</text:p>
          </table:table-cell>
          <table:table-cell table:formula="of:=[$'Praxair N2(1%) O2(1%) He(1%) CH4(1%) CO2(1%) Ar(95%)'.T24]" office:value-type="float" office:value="5469.72948712215" calcext:value-type="float">
            <text:p>5469.72948712215</text:p>
          </table:table-cell>
          <table:table-cell table:formula="of:=[$'Praxair N2(1%) O2(1%) He(1%) CH4(1%) CO2(1%) Ar(95%)'.U24]" office:value-type="float" office:value="788497.650223466" calcext:value-type="float">
            <text:p>788497.650223466</text:p>
          </table:table-cell>
          <table:table-cell table:formula="of:=[$'Praxair N2(1%) O2(1%) He(1%) CH4(1%) CO2(1%) Ar(95%)'.V24]" office:value-type="float" office:value="9341.12034254403" calcext:value-type="float">
            <text:p>9341.12034254403</text:p>
          </table:table-cell>
        </table:table-row>
        <table:table-row table:style-name="ro1">
          <table:table-cell table:number-columns-repeated="2"/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table:style-name="ce1" office:value-type="float" office:value="0.01" calcext:value-type="float">
            <text:p>0.01</text:p>
          </table:table-cell>
          <table:table-cell/>
          <table:table-cell table:formula="of:=[$'Praxair H2(1%) N2(1%) O2(1%) He(1%) Ar(96%)'.B36]" office:value-type="float" office:value="625.289553888978" calcext:value-type="float">
            <text:p>625.289553888978</text:p>
          </table:table-cell>
          <table:table-cell table:formula="of:=[$'Praxair H2(1%) N2(1%) O2(1%) He(1%) Ar(96%)'.C36]" office:value-type="float" office:value="19783.9604761359" calcext:value-type="float">
            <text:p>19783.9604761359</text:p>
          </table:table-cell>
          <table:table-cell table:formula="of:=[$'Praxair H2(1%) N2(1%) O2(1%) He(1%) Ar(96%)'.D36]" office:value-type="float" office:value="-1.90191888036452" calcext:value-type="float">
            <text:p>-1.90191888036452</text:p>
          </table:table-cell>
          <table:table-cell table:formula="of:=[$'Praxair H2(1%) N2(1%) O2(1%) He(1%) Ar(96%)'.E36]" office:value-type="float" office:value="20.9512231590801" calcext:value-type="float">
            <text:p>20.9512231590801</text:p>
          </table:table-cell>
          <table:table-cell table:formula="of:=[$'Praxair H2(1%) N2(1%) O2(1%) He(1%) Ar(96%)'.F36]" office:value-type="float" office:value="16256.6859964351" calcext:value-type="float">
            <text:p>16256.6859964351</text:p>
          </table:table-cell>
          <table:table-cell table:formula="of:=[$'Praxair H2(1%) N2(1%) O2(1%) He(1%) Ar(96%)'.G36]" office:value-type="float" office:value="159.223799060135" calcext:value-type="float">
            <text:p>159.223799060135</text:p>
          </table:table-cell>
          <table:table-cell table:formula="of:=[$'Praxair H2(1%) N2(1%) O2(1%) He(1%) Ar(96%)'.H36]" office:value-type="float" office:value="20062.4276198211" calcext:value-type="float">
            <text:p>20062.4276198211</text:p>
          </table:table-cell>
          <table:table-cell table:formula="of:=[$'Praxair H2(1%) N2(1%) O2(1%) He(1%) Ar(96%)'.I36]" office:value-type="float" office:value="3646.36242182574" calcext:value-type="float">
            <text:p>3646.36242182574</text:p>
          </table:table-cell>
          <table:table-cell table:formula="of:=[$'Praxair H2(1%) N2(1%) O2(1%) He(1%) Ar(96%)'.J36]" office:value-type="float" office:value="540605.250979927" calcext:value-type="float">
            <text:p>540605.250979927</text:p>
          </table:table-cell>
          <table:table-cell table:formula="of:=[$'Praxair H2(1%) N2(1%) O2(1%) He(1%) Ar(96%)'.K36]" office:value-type="float" office:value="3039.53249229156" calcext:value-type="float">
            <text:p>3039.53249229156</text:p>
          </table:table-cell>
          <table:table-cell table:formula="of:=[$'Praxair H2(1%) N2(1%) O2(1%) He(1%) Ar(96%)'.L36]" office:value-type="float" office:value="369569.026150255" calcext:value-type="float">
            <text:p>369569.026150255</text:p>
          </table:table-cell>
          <table:table-cell table:formula="of:=[$'Praxair H2(1%) N2(1%) O2(1%) He(1%) Ar(96%)'.M36]" office:value-type="float" office:value="2834.11049351377" calcext:value-type="float">
            <text:p>2834.11049351377</text:p>
          </table:table-cell>
          <table:table-cell table:formula="of:=[$'Praxair H2(1%) N2(1%) O2(1%) He(1%) Ar(96%)'.N36]" office:value-type="float" office:value="306396.802035469" calcext:value-type="float">
            <text:p>306396.802035469</text:p>
          </table:table-cell>
          <table:table-cell table:formula="of:=[$'Praxair H2(1%) N2(1%) O2(1%) He(1%) Ar(96%)'.O36]" office:value-type="float" office:value="1692.37351123393" calcext:value-type="float">
            <text:p>1692.37351123393</text:p>
          </table:table-cell>
          <table:table-cell table:formula="of:=[$'Praxair H2(1%) N2(1%) O2(1%) He(1%) Ar(96%)'.P36]" office:value-type="float" office:value="63128.4458865101" calcext:value-type="float">
            <text:p>63128.4458865101</text:p>
          </table:table-cell>
          <table:table-cell table:formula="of:=[$'Praxair H2(1%) N2(1%) O2(1%) He(1%) Ar(96%)'.Q36]" office:value-type="float" office:value="958885.74988948" calcext:value-type="float">
            <text:p>958885.74988948</text:p>
          </table:table-cell>
          <table:table-cell table:formula="of:=[$'Praxair H2(1%) N2(1%) O2(1%) He(1%) Ar(96%)'.R36]" office:value-type="float" office:value="100000000" calcext:value-type="float">
            <text:p>100000000</text:p>
          </table:table-cell>
          <table:table-cell table:formula="of:=[$'Praxair H2(1%) N2(1%) O2(1%) He(1%) Ar(96%)'.S36]" office:value-type="float" office:value="305955.631837136" calcext:value-type="float">
            <text:p>305955.631837136</text:p>
          </table:table-cell>
          <table:table-cell table:formula="of:=[$'Praxair H2(1%) N2(1%) O2(1%) He(1%) Ar(96%)'.T36]" office:value-type="float" office:value="18.8972822202669" calcext:value-type="float">
            <text:p>18.8972822202669</text:p>
          </table:table-cell>
          <table:table-cell table:formula="of:=[$'Praxair H2(1%) N2(1%) O2(1%) He(1%) Ar(96%)'.U36]" office:value-type="float" office:value="360.199367945049" calcext:value-type="float">
            <text:p>360.199367945049</text:p>
          </table:table-cell>
          <table:table-cell table:formula="of:=[$'Praxair H2(1%) N2(1%) O2(1%) He(1%) Ar(96%)'.V36]" office:value-type="float" office:value="-18.2438035486949" calcext:value-type="float">
            <text:p>-18.243803548694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$'Argon 99.999%'.B9]" office:value-type="float" office:value="0" calcext:value-type="float">
            <text:p>0</text:p>
          </table:table-cell>
          <table:table-cell table:formula="of:=[$'Argon 99.999%'.C9]" office:value-type="float" office:value="0" calcext:value-type="float">
            <text:p>0</text:p>
          </table:table-cell>
          <table:table-cell table:formula="of:=[$'Argon 99.999%'.D9]" office:value-type="float" office:value="0" calcext:value-type="float">
            <text:p>0</text:p>
          </table:table-cell>
          <table:table-cell table:formula="of:=[$'Argon 99.999%'.E9]" office:value-type="float" office:value="0" calcext:value-type="float">
            <text:p>0</text:p>
          </table:table-cell>
          <table:table-cell table:formula="of:=[$'Argon 99.999%'.F9]" office:value-type="float" office:value="0" calcext:value-type="float">
            <text:p>0</text:p>
          </table:table-cell>
          <table:table-cell table:formula="of:=[$'Argon 99.999%'.G9]" office:value-type="float" office:value="0" calcext:value-type="float">
            <text:p>0</text:p>
          </table:table-cell>
          <table:table-cell table:formula="of:=[$'Argon 99.999%'.H9]" office:value-type="float" office:value="0" calcext:value-type="float">
            <text:p>0</text:p>
          </table:table-cell>
          <table:table-cell table:formula="of:=[$'Argon 99.999%'.I9]" office:value-type="float" office:value="0" calcext:value-type="float">
            <text:p>0</text:p>
          </table:table-cell>
          <table:table-cell table:formula="of:=[$'Argon 99.999%'.J9]" office:value-type="float" office:value="0" calcext:value-type="float">
            <text:p>0</text:p>
          </table:table-cell>
          <table:table-cell table:formula="of:=[$'Argon 99.999%'.K9]" office:value-type="float" office:value="0" calcext:value-type="float">
            <text:p>0</text:p>
          </table:table-cell>
          <table:table-cell table:formula="of:=[$'Argon 99.999%'.L9]" office:value-type="float" office:value="0" calcext:value-type="float">
            <text:p>0</text:p>
          </table:table-cell>
          <table:table-cell table:formula="of:=[$'Argon 99.999%'.M9]" office:value-type="float" office:value="2955.50264098434" calcext:value-type="float">
            <text:p>2955.50264098434</text:p>
          </table:table-cell>
          <table:table-cell table:formula="of:=[$'Argon 99.999%'.N9]" office:value-type="float" office:value="323607.477429853" calcext:value-type="float">
            <text:p>323607.477429853</text:p>
          </table:table-cell>
          <table:table-cell table:formula="of:=[$'Argon 99.999%'.O9]" office:value-type="float" office:value="666.602405114806" calcext:value-type="float">
            <text:p>666.602405114806</text:p>
          </table:table-cell>
          <table:table-cell table:formula="of:=[$'Argon 99.999%'.P9]" office:value-type="float" office:value="64596.0020103403" calcext:value-type="float">
            <text:p>64596.0020103403</text:p>
          </table:table-cell>
          <table:table-cell table:formula="of:=[$'Argon 99.999%'.Q9]" office:value-type="float" office:value="951499.667058127" calcext:value-type="float">
            <text:p>951499.667058127</text:p>
          </table:table-cell>
          <table:table-cell table:formula="of:=[$'Argon 99.999%'.R9]" office:value-type="float" office:value="100000000" calcext:value-type="float">
            <text:p>100000000</text:p>
          </table:table-cell>
          <table:table-cell table:formula="of:=[$'Argon 99.999%'.S9]" office:value-type="float" office:value="1001.70576316138" calcext:value-type="float">
            <text:p>1001.70576316138</text:p>
          </table:table-cell>
          <table:table-cell table:formula="of:=[$'Argon 99.999%'.T9]" office:value-type="float" office:value="0" calcext:value-type="float">
            <text:p>0</text:p>
          </table:table-cell>
          <table:table-cell table:formula="of:=[$'Argon 99.999%'.U9]" office:value-type="float" office:value="0" calcext:value-type="float">
            <text:p>0</text:p>
          </table:table-cell>
          <table:table-cell table:formula="of:=[$'Argon 99.999%'.V9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49"/>
        </table:table-row>
        <table:table-row table:style-name="ro1">
          <table:table-cell/>
          <table:table-cell office:value-type="string" calcext:value-type="string">
            <text:p>Subtracted</text:p>
          </table:table-cell>
          <table:table-cell table:formula="of:=[.C5]-[.C6]" office:value-type="float" office:value="0" calcext:value-type="float">
            <text:p>0</text:p>
          </table:table-cell>
          <table:table-cell table:formula="of:=[.D5]-[.D6]" office:value-type="float" office:value="0" calcext:value-type="float">
            <text:p>0</text:p>
          </table:table-cell>
          <table:table-cell table:formula="of:=[.E5]-[.E6]" office:value-type="float" office:value="-0.01" calcext:value-type="float">
            <text:p>-0.01</text:p>
          </table:table-cell>
          <table:table-cell table:formula="of:=[.F5]-[.F6]" office:value-type="float" office:value="-0.01" calcext:value-type="float">
            <text:p>-0.01</text:p>
          </table:table-cell>
          <table:table-cell table:formula="of:=[.G5]-[.G6]" office:value-type="float" office:value="-0.01" calcext:value-type="float">
            <text:p>-0.01</text:p>
          </table:table-cell>
          <table:table-cell table:formula="of:=[.H5]-[.H6]" office:value-type="float" office:value="-0.01" calcext:value-type="float">
            <text:p>-0.01</text:p>
          </table:table-cell>
          <table:table-cell table:formula="of:=[.I5]-[.I6]" office:value-type="float" office:value="-0.01" calcext:value-type="float">
            <text:p>-0.01</text:p>
          </table:table-cell>
          <table:table-cell table:formula="of:=[.J5]-[.J6]" office:value-type="float" office:value="-0.01" calcext:value-type="float">
            <text:p>-0.01</text:p>
          </table:table-cell>
          <table:table-cell table:formula="of:=[.K5]-[.K6]" office:value-type="float" office:value="-0.01" calcext:value-type="float">
            <text:p>-0.01</text:p>
          </table:table-cell>
          <table:table-cell table:formula="of:=[.L5]-[.L6]" office:value-type="float" office:value="0.01" calcext:value-type="float">
            <text:p>0.01</text:p>
          </table:table-cell>
          <table:table-cell table:formula="of:=[.M5]-[.M6]" office:value-type="float" office:value="0.01" calcext:value-type="float">
            <text:p>0.01</text:p>
          </table:table-cell>
          <table:table-cell table:style-name="ce1" table:formula="of:=[.N5]-[.N6]" office:value-type="float" office:value="0.01" calcext:value-type="float">
            <text:p>0.01</text:p>
          </table:table-cell>
          <table:table-cell table:formula="of:=[.O5]-[.O6]" office:value-type="float" office:value="0.01" calcext:value-type="float">
            <text:p>0.01</text:p>
          </table:table-cell>
          <table:table-cell table:formula="of:=[.P5]-[.P6]" office:value-type="float" office:value="0.01" calcext:value-type="float">
            <text:p>0.01</text:p>
          </table:table-cell>
          <table:table-cell table:formula="of:=[.Q5]-[.Q6]" office:value-type="float" office:value="0.01" calcext:value-type="float">
            <text:p>0.01</text:p>
          </table:table-cell>
          <table:table-cell table:style-name="ce4" table:formula="of:=[.R5]-[.R6]" office:value-type="float" office:value="0.01" calcext:value-type="float">
            <text:p>0.01</text:p>
          </table:table-cell>
          <table:table-cell table:style-name="ce4" table:formula="of:=[.S5]-[.S6]" office:value-type="float" office:value="0.01" calcext:value-type="float">
            <text:p>0.01</text:p>
          </table:table-cell>
          <table:table-cell table:style-name="ce4" table:formula="of:=[.T5]-[.T6]" office:value-type="float" office:value="0.01" calcext:value-type="float">
            <text:p>0.01</text:p>
          </table:table-cell>
          <table:table-cell table:style-name="ce4" table:formula="of:=[.U5]-[.U6]" office:value-type="float" office:value="0.01" calcext:value-type="float">
            <text:p>0.01</text:p>
          </table:table-cell>
          <table:table-cell table:formula="of:=[.V5]-[.V6]" office:value-type="float" office:value="0" calcext:value-type="float">
            <text:p>0</text:p>
          </table:table-cell>
          <table:table-cell table:formula="of:=[.W5]-[.W6]" office:value-type="float" office:value="0" calcext:value-type="float">
            <text:p>0</text:p>
          </table:table-cell>
          <table:table-cell table:formula="of:=[.X5]-[.X6]" office:value-type="float" office:value="0" calcext:value-type="float">
            <text:p>0</text:p>
          </table:table-cell>
          <table:table-cell table:formula="of:=[.Y5]-[.Y6]" office:value-type="float" office:value="0" calcext:value-type="float">
            <text:p>0</text:p>
          </table:table-cell>
          <table:table-cell table:formula="of:=[.Z5]-[.Z6]" office:value-type="float" office:value="0" calcext:value-type="float">
            <text:p>0</text:p>
          </table:table-cell>
          <table:table-cell table:formula="of:=[.AA5]-[.AA6]" office:value-type="float" office:value="0" calcext:value-type="float">
            <text:p>0</text:p>
          </table:table-cell>
          <table:table-cell/>
          <table:table-cell table:formula="of:=[.AC5]-[.AC6]" office:value-type="float" office:value="-125.758792195424" calcext:value-type="float">
            <text:p>-125.758792195424</text:p>
          </table:table-cell>
          <table:table-cell table:formula="of:=[.AD5]-[.AD6]" office:value-type="float" office:value="599.22729331526" calcext:value-type="float">
            <text:p>599.22729331526</text:p>
          </table:table-cell>
          <table:table-cell table:formula="of:=[.AE5]-[.AE6]" office:value-type="float" office:value="10050.41050774" calcext:value-type="float">
            <text:p>10050.41050774</text:p>
          </table:table-cell>
          <table:table-cell table:formula="of:=[.AF5]-[.AF6]" office:value-type="float" office:value="21969.5952820003" calcext:value-type="float">
            <text:p>21969.5952820003</text:p>
          </table:table-cell>
          <table:table-cell table:formula="of:=[.AG5]-[.AG6]" office:value-type="float" office:value="68961.1544095263" calcext:value-type="float">
            <text:p>68961.1544095263</text:p>
          </table:table-cell>
          <table:table-cell table:formula="of:=[.AH5]-[.AH6]" office:value-type="float" office:value="572678.151766342" calcext:value-type="float">
            <text:p>572678.151766342</text:p>
          </table:table-cell>
          <table:table-cell table:formula="of:=[.AI5]-[.AI6]" office:value-type="float" office:value="750203.217355239" calcext:value-type="float">
            <text:p>750203.217355239</text:p>
          </table:table-cell>
          <table:table-cell table:formula="of:=[.AJ5]-[.AJ6]" office:value-type="float" office:value="270.991986931618" calcext:value-type="float">
            <text:p>270.991986931618</text:p>
          </table:table-cell>
          <table:table-cell table:formula="of:=[.AK5]-[.AK6]" office:value-type="float" office:value="93674.6634265177" calcext:value-type="float">
            <text:p>93674.6634265177</text:p>
          </table:table-cell>
          <table:table-cell table:formula="of:=[.AL5]-[.AL6]" office:value-type="float" office:value="-109.574855441144" calcext:value-type="float">
            <text:p>-109.574855441144</text:p>
          </table:table-cell>
          <table:table-cell table:formula="of:=[.AM5]-[.AM6]" office:value-type="float" office:value="2165.77552230988" calcext:value-type="float">
            <text:p>2165.77552230988</text:p>
          </table:table-cell>
          <table:table-cell table:formula="of:=[.AN5]-[.AN6]" office:value-type="float" office:value="-3.29916266298324" calcext:value-type="float">
            <text:p>-3.29916266298324</text:p>
          </table:table-cell>
          <table:table-cell table:formula="of:=[.AO5]-[.AO6]" office:value-type="float" office:value="3176.00401462556" calcext:value-type="float">
            <text:p>3176.00401462556</text:p>
          </table:table-cell>
          <table:table-cell table:formula="of:=[.AP5]-[.AP6]" office:value-type="float" office:value="-1066.27770664602" calcext:value-type="float">
            <text:p>-1066.27770664602</text:p>
          </table:table-cell>
          <table:table-cell table:formula="of:=[.AQ5]-[.AQ6]" office:value-type="float" office:value="-54.5870045233678" calcext:value-type="float">
            <text:p>-54.5870045233678</text:p>
          </table:table-cell>
          <table:table-cell table:formula="of:=[.AR5]-[.AR6]" office:value-type="float" office:value="-24442.0698969119" calcext:value-type="float">
            <text:p>-24442.0698969119</text:p>
          </table:table-cell>
          <table:table-cell table:formula="of:=[.AS5]-[.AS6]" office:value-type="float" office:value="0" calcext:value-type="float">
            <text:p>0</text:p>
          </table:table-cell>
          <table:table-cell table:formula="of:=[.AT5]-[.AT6]" office:value-type="float" office:value="-304121.066032606" calcext:value-type="float">
            <text:p>-304121.066032606</text:p>
          </table:table-cell>
          <table:table-cell table:formula="of:=[.AU5]-[.AU6]" office:value-type="float" office:value="5450.83220490189" calcext:value-type="float">
            <text:p>5450.83220490189</text:p>
          </table:table-cell>
          <table:table-cell table:formula="of:=[.AV5]-[.AV6]" office:value-type="float" office:value="788137.45085552" calcext:value-type="float">
            <text:p>788137.45085552</text:p>
          </table:table-cell>
          <table:table-cell table:formula="of:=[.AW5]-[.AW6]" office:value-type="float" office:value="9359.36414609273" calcext:value-type="float">
            <text:p>9359.36414609273</text:p>
          </table:table-cell>
        </table:table-row>
        <table:table-row table:style-name="ro1" table:number-rows-repeated="18">
          <table:table-cell table:number-columns-repeated="49"/>
        </table:table-row>
        <table:table-row table:style-name="ro1">
          <table:table-cell/>
          <table:table-cell office:value-type="string" calcext:value-type="string">
            <text:p>Solutions:</text:p>
          </table:table-cell>
          <table:table-cell table:formula="of:=([.AC5]/[.C5] + [.AC6]/[.C6])/2" office:value-type="float" office:value="56241.0157791265" calcext:value-type="float">
            <text:p>56241.0157791265</text:p>
          </table:table-cell>
          <table:table-cell table:formula="of:=([.AD5]/[.D5] + [.AD6]/[.D6])/2" office:value-type="float" office:value="2008357.41227936" calcext:value-type="float">
            <text:p>2008357.41227936</text:p>
          </table:table-cell>
          <table:table-cell table:formula="of:=([.AN5]/[.E5] + [.AN6]/[.E6] + [.AN7]/[.E7])/3" office:value-type="float" office:value="2962.50082420781" calcext:value-type="float">
            <text:p>2962.50082420781</text:p>
          </table:table-cell>
          <table:table-cell table:formula="of:=([.AO5]/[.F5] + [.AO6]/[.F6] + [.AO7]/[.F7])/3" office:value-type="float" office:value="322878.974838382" calcext:value-type="float">
            <text:p>322878.974838382</text:p>
          </table:table-cell>
          <table:table-cell table:formula="of:= [.AP7]/[.G7]" office:value-type="float" office:value="666.602405114806" calcext:value-type="float">
            <text:p>666.602405114806</text:p>
          </table:table-cell>
          <table:table-cell table:formula="of:=([.AQ5]/[.H5] + [.AQ6]/[.H6] + [.AQ7]/[.H7])/3" office:value-type="float" office:value="65582.7784913459" calcext:value-type="float">
            <text:p>65582.7784913459</text:p>
          </table:table-cell>
          <table:table-cell table:formula="of:=[.AR7]/[.I7]" office:value-type="float" office:value="951499.667058127" calcext:value-type="float">
            <text:p>951499.667058127</text:p>
          </table:table-cell>
          <table:table-cell table:formula="of:=([.AS5]/[.J5] + [.AS6]/[.J6] + [.AS7]/[.J7])/3" office:value-type="float" office:value="103143274.853801" calcext:value-type="float">
            <text:p>103143274.853801</text:p>
          </table:table-cell>
          <table:table-cell table:formula="of:=[.AT7]/[.K7]" office:value-type="float" office:value="1001.70576316138" calcext:value-type="float">
            <text:p>1001.70576316138</text:p>
          </table:table-cell>
          <table:table-cell table:formula="of:=[.AE5]/[.L5]" office:value-type="float" office:value="1004850.85888596" calcext:value-type="float">
            <text:p>1004850.85888596</text:p>
          </table:table-cell>
          <table:table-cell table:formula="of:=[.AF5]/[.M5]" office:value-type="float" office:value="2199054.65051594" calcext:value-type="float">
            <text:p>2199054.65051594</text:p>
          </table:table-cell>
          <table:table-cell table:formula="of:=[.AG14]/[.N14]" office:value-type="float" office:value="6896115.44095263" calcext:value-type="float">
            <text:p>6896115.44095263</text:p>
          </table:table-cell>
          <table:table-cell table:formula="of:=[.AH5]/[.O5]" office:value-type="float" office:value="57283737.5565402" calcext:value-type="float">
            <text:p>57283737.5565402</text:p>
          </table:table-cell>
          <table:table-cell table:number-columns-repeated="6"/>
          <table:table-cell table:formula="of:=[.AG6]/[.V6]" office:value-type="float" office:value="1625668.59964351" calcext:value-type="float">
            <text:p>1625668.59964351</text:p>
          </table:table-cell>
          <table:table-cell table:formula="of:=[.AJ6]/[.W6]" office:value-type="float" office:value="364636.242182574" calcext:value-type="float">
            <text:p>364636.242182574</text:p>
          </table:table-cell>
          <table:table-cell table:formula="of:=[.AK6]/[.X6]" office:value-type="float" office:value="54060525.0979927" calcext:value-type="float">
            <text:p>54060525.0979927</text:p>
          </table:table-cell>
          <table:table-cell table:formula="of:=[.AI6]/[.Y6]" office:value-type="float" office:value="2006242.76198211" calcext:value-type="float">
            <text:p>2006242.76198211</text:p>
          </table:table-cell>
          <table:table-cell table:formula="of:=AVERAGE([.AL5:.AL6])/[.Z5]" office:value-type="float" office:value="298474.506457099" calcext:value-type="float">
            <text:p>298474.506457099</text:p>
          </table:table-cell>
          <table:table-cell table:formula="of:=AVERAGE([.AM5:.AM6])/[.AA5]" office:value-type="float" office:value="37065191.391141" calcext:value-type="float">
            <text:p>37065191.391141</text:p>
          </table:table-cell>
          <table:table-cell table:number-columns-repeated="22"/>
        </table:table-row>
      </table:table>
      <table:table table:name="Praxair H2(1%) N2(1%) O2(1%) He(1%) Ar(96%)" table:style-name="ta1">
        <table:table-column table:style-name="co1" table:default-cell-style-name="Default"/>
        <table:table-column table:style-name="co1" table:number-columns-repeated="21" table:default-cell-style-name="ce5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office:value-type="float" office:value="503.384135249883" calcext:value-type="float">
            <text:p>503.384135249883</text:p>
          </table:table-cell>
          <table:table-cell office:value-type="float" office:value="17640.9008621848" calcext:value-type="float">
            <text:p>17640.9008621848</text:p>
          </table:table-cell>
          <table:table-cell office:value-type="float" office:value="36.0054671445847" calcext:value-type="float">
            <text:p>36.0054671445847</text:p>
          </table:table-cell>
          <table:table-cell office:value-type="float" office:value="-115.234700312244" calcext:value-type="float">
            <text:p>-115.234700312244</text:p>
          </table:table-cell>
          <table:table-cell office:value-type="float" office:value="14298.5878846309" calcext:value-type="float">
            <text:p>14298.5878846309</text:p>
          </table:table-cell>
          <table:table-cell office:value-type="float" office:value="143.783606342263" calcext:value-type="float">
            <text:p>143.783606342263</text:p>
          </table:table-cell>
          <table:table-cell office:value-type="float" office:value="17477.7430229593" calcext:value-type="float">
            <text:p>17477.7430229593</text:p>
          </table:table-cell>
          <table:table-cell office:value-type="float" office:value="3227.46026088951" calcext:value-type="float">
            <text:p>3227.46026088951</text:p>
          </table:table-cell>
          <table:table-cell office:value-type="float" office:value="482230.090727649" calcext:value-type="float">
            <text:p>482230.090727649</text:p>
          </table:table-cell>
          <table:table-cell office:value-type="float" office:value="2631.3323781594" calcext:value-type="float">
            <text:p>2631.3323781594</text:p>
          </table:table-cell>
          <table:table-cell office:value-type="float" office:value="329497.638397997" calcext:value-type="float">
            <text:p>329497.638397997</text:p>
          </table:table-cell>
          <table:table-cell office:value-type="float" office:value="2416.37424627739" calcext:value-type="float">
            <text:p>2416.37424627739</text:p>
          </table:table-cell>
          <table:table-cell office:value-type="float" office:value="273241.585134924" calcext:value-type="float">
            <text:p>273241.585134924</text:p>
          </table:table-cell>
          <table:table-cell office:value-type="float" office:value="1534.49332661192" calcext:value-type="float">
            <text:p>1534.49332661192</text:p>
          </table:table-cell>
          <table:table-cell office:value-type="float" office:value="56193.3499608456" calcext:value-type="float">
            <text:p>56193.3499608456</text:p>
          </table:table-cell>
          <table:table-cell office:value-type="float" office:value="832242.619633785" calcext:value-type="float">
            <text:p>832242.619633785</text:p>
          </table:table-cell>
          <table:table-cell office:value-type="float" office:value="88946424.2919683" calcext:value-type="float">
            <text:p>88946424.2919683</text:p>
          </table:table-cell>
          <table:table-cell office:value-type="float" office:value="289367.000878335" calcext:value-type="float">
            <text:p>289367.000878335</text:p>
          </table:table-cell>
          <table:table-cell office:value-type="float" office:value="-14.3799397948731" calcext:value-type="float">
            <text:p>-14.3799397948731</text:p>
          </table:table-cell>
          <table:table-cell office:value-type="float" office:value="273.699247586246" calcext:value-type="float">
            <text:p>273.699247586246</text:p>
          </table:table-cell>
          <table:table-cell office:value-type="float" office:value="107.844319354542" calcext:value-type="float">
            <text:p>107.844319354542</text:p>
          </table:table-cell>
        </table:table-row>
        <table:table-row table:style-name="ro1">
          <table:table-cell/>
          <table:table-cell office:value-type="float" office:value="676.293612484162" calcext:value-type="float">
            <text:p>676.293612484162</text:p>
          </table:table-cell>
          <table:table-cell office:value-type="float" office:value="17683.2340024178" calcext:value-type="float">
            <text:p>17683.2340024178</text:p>
          </table:table-cell>
          <table:table-cell office:value-type="float" office:value="28.811079384947" calcext:value-type="float">
            <text:p>28.811079384947</text:p>
          </table:table-cell>
          <table:table-cell office:value-type="float" office:value="14.4066158340054" calcext:value-type="float">
            <text:p>14.4066158340054</text:p>
          </table:table-cell>
          <table:table-cell office:value-type="float" office:value="14157.3614195533" calcext:value-type="float">
            <text:p>14157.3614195533</text:p>
          </table:table-cell>
          <table:table-cell office:value-type="float" office:value="216.096356767454" calcext:value-type="float">
            <text:p>216.096356767454</text:p>
          </table:table-cell>
          <table:table-cell office:value-type="float" office:value="17635.909934557" calcext:value-type="float">
            <text:p>17635.909934557</text:p>
          </table:table-cell>
          <table:table-cell office:value-type="float" office:value="3185.22628530493" calcext:value-type="float">
            <text:p>3185.22628530493</text:p>
          </table:table-cell>
          <table:table-cell office:value-type="float" office:value="480633.790353237" calcext:value-type="float">
            <text:p>480633.790353237</text:p>
          </table:table-cell>
          <table:table-cell office:value-type="float" office:value="2682.04715495611" calcext:value-type="float">
            <text:p>2682.04715495611</text:p>
          </table:table-cell>
          <table:table-cell office:value-type="float" office:value="328897.115180289" calcext:value-type="float">
            <text:p>328897.115180289</text:p>
          </table:table-cell>
          <table:table-cell office:value-type="float" office:value="2415.15091907033" calcext:value-type="float">
            <text:p>2415.15091907033</text:p>
          </table:table-cell>
          <table:table-cell office:value-type="float" office:value="273127.907694112" calcext:value-type="float">
            <text:p>273127.907694112</text:p>
          </table:table-cell>
          <table:table-cell office:value-type="float" office:value="1473.60072151267" calcext:value-type="float">
            <text:p>1473.60072151267</text:p>
          </table:table-cell>
          <table:table-cell office:value-type="float" office:value="55941.5852515041" calcext:value-type="float">
            <text:p>55941.5852515041</text:p>
          </table:table-cell>
          <table:table-cell office:value-type="float" office:value="841485.677439459" calcext:value-type="float">
            <text:p>841485.677439459</text:p>
          </table:table-cell>
          <table:table-cell office:value-type="float" office:value="88861033.1224411" calcext:value-type="float">
            <text:p>88861033.1224411</text:p>
          </table:table-cell>
          <table:table-cell office:value-type="float" office:value="288631.673101948" calcext:value-type="float">
            <text:p>288631.673101948</text:p>
          </table:table-cell>
          <table:table-cell office:value-type="float" office:value="28.8090545758279" calcext:value-type="float">
            <text:p>28.8090545758279</text:p>
          </table:table-cell>
          <table:table-cell office:value-type="float" office:value="309.134743658808" calcext:value-type="float">
            <text:p>309.134743658808</text:p>
          </table:table-cell>
          <table:table-cell office:value-type="float" office:value="79.074032737591" calcext:value-type="float">
            <text:p>79.074032737591</text:p>
          </table:table-cell>
        </table:table-row>
        <table:table-row table:style-name="ro1">
          <table:table-cell/>
          <table:table-cell office:value-type="float" office:value="735.79652278471" calcext:value-type="float">
            <text:p>735.79652278471</text:p>
          </table:table-cell>
          <table:table-cell office:value-type="float" office:value="17625.3075169226" calcext:value-type="float">
            <text:p>17625.3075169226</text:p>
          </table:table-cell>
          <table:table-cell office:value-type="float" office:value="-7.19821609720093" calcext:value-type="float">
            <text:p>-7.19821609720093</text:p>
          </table:table-cell>
          <table:table-cell office:value-type="float" office:value="50.3353095901845" calcext:value-type="float">
            <text:p>50.3353095901845</text:p>
          </table:table-cell>
          <table:table-cell office:value-type="float" office:value="14262.1739405856" calcext:value-type="float">
            <text:p>14262.1739405856</text:p>
          </table:table-cell>
          <table:table-cell office:value-type="float" office:value="201.69703081097" calcext:value-type="float">
            <text:p>201.69703081097</text:p>
          </table:table-cell>
          <table:table-cell office:value-type="float" office:value="17535.8737667022" calcext:value-type="float">
            <text:p>17535.8737667022</text:p>
          </table:table-cell>
          <table:table-cell office:value-type="float" office:value="3172.62949813269" calcext:value-type="float">
            <text:p>3172.62949813269</text:p>
          </table:table-cell>
          <table:table-cell office:value-type="float" office:value="480787.70431142" calcext:value-type="float">
            <text:p>480787.70431142</text:p>
          </table:table-cell>
          <table:table-cell office:value-type="float" office:value="2759.07279640871" calcext:value-type="float">
            <text:p>2759.07279640871</text:p>
          </table:table-cell>
          <table:table-cell office:value-type="float" office:value="329010.177354577" calcext:value-type="float">
            <text:p>329010.177354577</text:p>
          </table:table-cell>
          <table:table-cell office:value-type="float" office:value="2509.72920653469" calcext:value-type="float">
            <text:p>2509.72920653469</text:p>
          </table:table-cell>
          <table:table-cell office:value-type="float" office:value="273444.776309216" calcext:value-type="float">
            <text:p>273444.776309216</text:p>
          </table:table-cell>
          <table:table-cell office:value-type="float" office:value="1606.2388628628" calcext:value-type="float">
            <text:p>1606.2388628628</text:p>
          </table:table-cell>
          <table:table-cell office:value-type="float" office:value="56160.3376483609" calcext:value-type="float">
            <text:p>56160.3376483609</text:p>
          </table:table-cell>
          <table:table-cell office:value-type="float" office:value="840654.324396926" calcext:value-type="float">
            <text:p>840654.324396926</text:p>
          </table:table-cell>
          <table:table-cell office:value-type="float" office:value="88837584.8100555" calcext:value-type="float">
            <text:p>88837584.8100555</text:p>
          </table:table-cell>
          <table:table-cell office:value-type="float" office:value="287181.691711086" calcext:value-type="float">
            <text:p>287181.691711086</text:p>
          </table:table-cell>
          <table:table-cell office:value-type="float" office:value="-14.4053499169169" calcext:value-type="float">
            <text:p>-14.4053499169169</text:p>
          </table:table-cell>
          <table:table-cell office:value-type="float" office:value="194.44660191538" calcext:value-type="float">
            <text:p>194.44660191538</text:p>
          </table:table-cell>
          <table:table-cell office:value-type="float" office:value="43.1570587897823" calcext:value-type="float">
            <text:p>43.1570587897823</text:p>
          </table:table-cell>
        </table:table-row>
        <table:table-row table:style-name="ro1">
          <table:table-cell/>
          <table:table-cell office:value-type="float" office:value="532.382652402672" calcext:value-type="float">
            <text:p>532.382652402672</text:p>
          </table:table-cell>
          <table:table-cell office:value-type="float" office:value="17625.5077691697" calcext:value-type="float">
            <text:p>17625.5077691697</text:p>
          </table:table-cell>
          <table:table-cell office:value-type="float" office:value="-57.7955176614384" calcext:value-type="float">
            <text:p>-57.7955176614384</text:p>
          </table:table-cell>
          <table:table-cell office:value-type="float" office:value="-72.0419335430989" calcext:value-type="float">
            <text:p>-72.0419335430989</text:p>
          </table:table-cell>
          <table:table-cell office:value-type="float" office:value="14313.85020943" calcext:value-type="float">
            <text:p>14313.85020943</text:p>
          </table:table-cell>
          <table:table-cell office:value-type="float" office:value="122.504104513558" calcext:value-type="float">
            <text:p>122.504104513558</text:p>
          </table:table-cell>
          <table:table-cell office:value-type="float" office:value="17742.184814131" calcext:value-type="float">
            <text:p>17742.184814131</text:p>
          </table:table-cell>
          <table:table-cell office:value-type="float" office:value="3249.8234342051" calcext:value-type="float">
            <text:p>3249.8234342051</text:p>
          </table:table-cell>
          <table:table-cell office:value-type="float" office:value="480899.67128601" calcext:value-type="float">
            <text:p>480899.67128601</text:p>
          </table:table-cell>
          <table:table-cell office:value-type="float" office:value="2686.62995653235" calcext:value-type="float">
            <text:p>2686.62995653235</text:p>
          </table:table-cell>
          <table:table-cell office:value-type="float" office:value="330052.133047513" calcext:value-type="float">
            <text:p>330052.133047513</text:p>
          </table:table-cell>
          <table:table-cell office:value-type="float" office:value="2549.12967405188" calcext:value-type="float">
            <text:p>2549.12967405188</text:p>
          </table:table-cell>
          <table:table-cell office:value-type="float" office:value="273740.302676049" calcext:value-type="float">
            <text:p>273740.302676049</text:p>
          </table:table-cell>
          <table:table-cell office:value-type="float" office:value="1616.96719454318" calcext:value-type="float">
            <text:p>1616.96719454318</text:p>
          </table:table-cell>
          <table:table-cell office:value-type="float" office:value="56215.6190365906" calcext:value-type="float">
            <text:p>56215.6190365906</text:p>
          </table:table-cell>
          <table:table-cell office:value-type="float" office:value="842887.95573729" calcext:value-type="float">
            <text:p>842887.95573729</text:p>
          </table:table-cell>
          <table:table-cell office:value-type="float" office:value="88836383.8044807" calcext:value-type="float">
            <text:p>88836383.8044807</text:p>
          </table:table-cell>
          <table:table-cell office:value-type="float" office:value="286680.268745379" calcext:value-type="float">
            <text:p>286680.268745379</text:p>
          </table:table-cell>
          <table:table-cell office:value-type="float" office:value="151.727885299249" calcext:value-type="float">
            <text:p>151.727885299249</text:p>
          </table:table-cell>
          <table:table-cell office:value-type="float" office:value="208.712526978144" calcext:value-type="float">
            <text:p>208.712526978144</text:p>
          </table:table-cell>
          <table:table-cell office:value-type="float" office:value="-36.035840657785" calcext:value-type="float">
            <text:p>-36.035840657785</text:p>
          </table:table-cell>
        </table:table-row>
        <table:table-row table:style-name="ro1">
          <table:table-cell/>
          <table:table-cell office:value-type="float" office:value="598.691708255077" calcext:value-type="float">
            <text:p>598.691708255077</text:p>
          </table:table-cell>
          <table:table-cell office:value-type="float" office:value="17643.3529066698" calcext:value-type="float">
            <text:p>17643.3529066698</text:p>
          </table:table-cell>
          <table:table-cell office:value-type="float" office:value="-0" calcext:value-type="float">
            <text:p>0</text:p>
          </table:table-cell>
          <table:table-cell office:value-type="float" office:value="-7.22469362276399" calcext:value-type="float">
            <text:p>-7.22469362276399</text:p>
          </table:table-cell>
          <table:table-cell office:value-type="float" office:value="14160.3501188049" calcext:value-type="float">
            <text:p>14160.3501188049</text:p>
          </table:table-cell>
          <table:table-cell office:value-type="float" office:value="57.7095341859067" calcext:value-type="float">
            <text:p>57.7095341859067</text:p>
          </table:table-cell>
          <table:table-cell office:value-type="float" office:value="17699.1621725357" calcext:value-type="float">
            <text:p>17699.1621725357</text:p>
          </table:table-cell>
          <table:table-cell office:value-type="float" office:value="3204.51136294741" calcext:value-type="float">
            <text:p>3204.51136294741</text:p>
          </table:table-cell>
          <table:table-cell office:value-type="float" office:value="480547.176380172" calcext:value-type="float">
            <text:p>480547.176380172</text:p>
          </table:table-cell>
          <table:table-cell office:value-type="float" office:value="2571.63751663628" calcext:value-type="float">
            <text:p>2571.63751663628</text:p>
          </table:table-cell>
          <table:table-cell office:value-type="float" office:value="329523.599431898" calcext:value-type="float">
            <text:p>329523.599431898</text:p>
          </table:table-cell>
          <table:table-cell office:value-type="float" office:value="2512.26162908895" calcext:value-type="float">
            <text:p>2512.26162908895</text:p>
          </table:table-cell>
          <table:table-cell office:value-type="float" office:value="273452.698245368" calcext:value-type="float">
            <text:p>273452.698245368</text:p>
          </table:table-cell>
          <table:table-cell office:value-type="float" office:value="1426.68717019957" calcext:value-type="float">
            <text:p>1426.68717019957</text:p>
          </table:table-cell>
          <table:table-cell office:value-type="float" office:value="56105.5250942161" calcext:value-type="float">
            <text:p>56105.5250942161</text:p>
          </table:table-cell>
          <table:table-cell office:value-type="float" office:value="840822.431777834" calcext:value-type="float">
            <text:p>840822.431777834</text:p>
          </table:table-cell>
          <table:table-cell office:value-type="float" office:value="88907506.3657219" calcext:value-type="float">
            <text:p>88907506.3657219</text:p>
          </table:table-cell>
          <table:table-cell office:value-type="float" office:value="286469.459032449" calcext:value-type="float">
            <text:p>286469.459032449</text:p>
          </table:table-cell>
          <table:table-cell office:value-type="float" office:value="158.737448320153" calcext:value-type="float">
            <text:p>158.737448320153</text:p>
          </table:table-cell>
          <table:table-cell office:value-type="float" office:value="281.413065998856" calcext:value-type="float">
            <text:p>281.413065998856</text:p>
          </table:table-cell>
          <table:table-cell office:value-type="float" office:value="-64.9160996332284" calcext:value-type="float">
            <text:p>-64.9160996332284</text:p>
          </table:table-cell>
        </table:table-row>
        <table:table-row table:style-name="ro1">
          <table:table-cell/>
          <table:table-cell office:value-type="float" office:value="541.447563365696" calcext:value-type="float">
            <text:p>541.447563365696</text:p>
          </table:table-cell>
          <table:table-cell office:value-type="float" office:value="17798.4093385299" calcext:value-type="float">
            <text:p>17798.4093385299</text:p>
          </table:table-cell>
          <table:table-cell office:value-type="float" office:value="72.1746244804212" calcext:value-type="float">
            <text:p>72.1746244804212</text:p>
          </table:table-cell>
          <table:table-cell office:value-type="float" office:value="-137.190225202859" calcext:value-type="float">
            <text:p>-137.190225202859</text:p>
          </table:table-cell>
          <table:table-cell office:value-type="float" office:value="14465.5782122438" calcext:value-type="float">
            <text:p>14465.5782122438</text:p>
          </table:table-cell>
          <table:table-cell office:value-type="float" office:value="194.812440291115" calcext:value-type="float">
            <text:p>194.812440291115</text:p>
          </table:table-cell>
          <table:table-cell office:value-type="float" office:value="17666.4067323411" calcext:value-type="float">
            <text:p>17666.4067323411</text:p>
          </table:table-cell>
          <table:table-cell office:value-type="float" office:value="3219.26973875317" calcext:value-type="float">
            <text:p>3219.26973875317</text:p>
          </table:table-cell>
          <table:table-cell office:value-type="float" office:value="479871.993553791" calcext:value-type="float">
            <text:p>479871.993553791</text:p>
          </table:table-cell>
          <table:table-cell office:value-type="float" office:value="2682.88174953981" calcext:value-type="float">
            <text:p>2682.88174953981</text:p>
          </table:table-cell>
          <table:table-cell office:value-type="float" office:value="329117.825125657" calcext:value-type="float">
            <text:p>329117.825125657</text:p>
          </table:table-cell>
          <table:table-cell office:value-type="float" office:value="2375.27529350264" calcext:value-type="float">
            <text:p>2375.27529350264</text:p>
          </table:table-cell>
          <table:table-cell office:value-type="float" office:value="272943.864172696" calcext:value-type="float">
            <text:p>272943.864172696</text:p>
          </table:table-cell>
          <table:table-cell office:value-type="float" office:value="1674.47350039916" calcext:value-type="float">
            <text:p>1674.47350039916</text:p>
          </table:table-cell>
          <table:table-cell office:value-type="float" office:value="56741.230473286" calcext:value-type="float">
            <text:p>56741.230473286</text:p>
          </table:table-cell>
          <table:table-cell office:value-type="float" office:value="848098.926148888" calcext:value-type="float">
            <text:p>848098.926148888</text:p>
          </table:table-cell>
          <table:table-cell office:value-type="float" office:value="88846168.9025314" calcext:value-type="float">
            <text:p>88846168.9025314</text:p>
          </table:table-cell>
          <table:table-cell office:value-type="float" office:value="285288.642058699" calcext:value-type="float">
            <text:p>285288.642058699</text:p>
          </table:table-cell>
          <table:table-cell office:value-type="float" office:value="-79.4203298919304" calcext:value-type="float">
            <text:p>-79.4203298919304</text:p>
          </table:table-cell>
          <table:table-cell office:value-type="float" office:value="288.219630167682" calcext:value-type="float">
            <text:p>288.219630167682</text:p>
          </table:table-cell>
          <table:table-cell office:value-type="float" office:value="100.944670861429" calcext:value-type="float">
            <text:p>100.944670861429</text:p>
          </table:table-cell>
        </table:table-row>
        <table:table-row table:style-name="ro1">
          <table:table-cell/>
          <table:table-cell office:value-type="float" office:value="512.489365562276" calcext:value-type="float">
            <text:p>512.489365562276</text:p>
          </table:table-cell>
          <table:table-cell office:value-type="float" office:value="17686.044623658" calcext:value-type="float">
            <text:p>17686.044623658</text:p>
          </table:table-cell>
          <table:table-cell office:value-type="float" office:value="65.1500185360405" calcext:value-type="float">
            <text:p>65.1500185360405</text:p>
          </table:table-cell>
          <table:table-cell office:value-type="float" office:value="-21.7050371582909" calcext:value-type="float">
            <text:p>-21.7050371582909</text:p>
          </table:table-cell>
          <table:table-cell office:value-type="float" office:value="14409.8656555028" calcext:value-type="float">
            <text:p>14409.8656555028</text:p>
          </table:table-cell>
          <table:table-cell office:value-type="float" office:value="93.838553102915" calcext:value-type="float">
            <text:p>93.838553102915</text:p>
          </table:table-cell>
          <table:table-cell office:value-type="float" office:value="17781.6408345577" calcext:value-type="float">
            <text:p>17781.6408345577</text:p>
          </table:table-cell>
          <table:table-cell office:value-type="float" office:value="3327.33813992577" calcext:value-type="float">
            <text:p>3327.33813992577</text:p>
          </table:table-cell>
          <table:table-cell office:value-type="float" office:value="480934.390637796" calcext:value-type="float">
            <text:p>480934.390637796</text:p>
          </table:table-cell>
          <table:table-cell office:value-type="float" office:value="2747.12043514592" calcext:value-type="float">
            <text:p>2747.12043514592</text:p>
          </table:table-cell>
          <table:table-cell office:value-type="float" office:value="329149.45639242" calcext:value-type="float">
            <text:p>329149.45639242</text:p>
          </table:table-cell>
          <table:table-cell office:value-type="float" office:value="2664.21445212686" calcext:value-type="float">
            <text:p>2664.21445212686</text:p>
          </table:table-cell>
          <table:table-cell office:value-type="float" office:value="273162.918552382" calcext:value-type="float">
            <text:p>273162.918552382</text:p>
          </table:table-cell>
          <table:table-cell office:value-type="float" office:value="1345.07424275315" calcext:value-type="float">
            <text:p>1345.07424275315</text:p>
          </table:table-cell>
          <table:table-cell office:value-type="float" office:value="56430.6117331536" calcext:value-type="float">
            <text:p>56430.6117331536</text:p>
          </table:table-cell>
          <table:table-cell office:value-type="float" office:value="848229.409649536" calcext:value-type="float">
            <text:p>848229.409649536</text:p>
          </table:table-cell>
          <table:table-cell office:value-type="float" office:value="89049962.6649449" calcext:value-type="float">
            <text:p>89049962.6649449</text:p>
          </table:table-cell>
          <table:table-cell office:value-type="float" office:value="285419.817651777" calcext:value-type="float">
            <text:p>285419.817651777</text:p>
          </table:table-cell>
          <table:table-cell office:value-type="float" office:value="108.263350645257" calcext:value-type="float">
            <text:p>108.263350645257</text:p>
          </table:table-cell>
          <table:table-cell office:value-type="float" office:value="137.129986048804" calcext:value-type="float">
            <text:p>137.129986048804</text:p>
          </table:table-cell>
          <table:table-cell office:value-type="float" office:value="-137.407901690567" calcext:value-type="float">
            <text:p>-137.407901690567</text:p>
          </table:table-cell>
        </table:table-row>
        <table:table-row table:style-name="ro1">
          <table:table-cell/>
          <table:table-cell office:value-type="float" office:value="519.778330572423" calcext:value-type="float">
            <text:p>519.778330572423</text:p>
          </table:table-cell>
          <table:table-cell office:value-type="float" office:value="17827.8078159607" calcext:value-type="float">
            <text:p>17827.8078159607</text:p>
          </table:table-cell>
          <table:table-cell office:value-type="float" office:value="-86.6316087445834" calcext:value-type="float">
            <text:p>-86.6316087445834</text:p>
          </table:table-cell>
          <table:table-cell office:value-type="float" office:value="-43.3253173499288" calcext:value-type="float">
            <text:p>-43.3253173499288</text:p>
          </table:table-cell>
          <table:table-cell office:value-type="float" office:value="14355.6537961871" calcext:value-type="float">
            <text:p>14355.6537961871</text:p>
          </table:table-cell>
          <table:table-cell office:value-type="float" office:value="14.4502750499015" calcext:value-type="float">
            <text:p>14.4502750499015</text:p>
          </table:table-cell>
          <table:table-cell office:value-type="float" office:value="17687.4999171345" calcext:value-type="float">
            <text:p>17687.4999171345</text:p>
          </table:table-cell>
          <table:table-cell office:value-type="float" office:value="3167.61361979372" calcext:value-type="float">
            <text:p>3167.61361979372</text:p>
          </table:table-cell>
          <table:table-cell office:value-type="float" office:value="478893.95626838" calcext:value-type="float">
            <text:p>478893.95626838</text:p>
          </table:table-cell>
          <table:table-cell office:value-type="float" office:value="2685.39135132568" calcext:value-type="float">
            <text:p>2685.39135132568</text:p>
          </table:table-cell>
          <table:table-cell office:value-type="float" office:value="328471.089445808" calcext:value-type="float">
            <text:p>328471.089445808</text:p>
          </table:table-cell>
          <table:table-cell office:value-type="float" office:value="2611.42663165813" calcext:value-type="float">
            <text:p>2611.42663165813</text:p>
          </table:table-cell>
          <table:table-cell office:value-type="float" office:value="273403.163532447" calcext:value-type="float">
            <text:p>273403.163532447</text:p>
          </table:table-cell>
          <table:table-cell office:value-type="float" office:value="1439.71696806691" calcext:value-type="float">
            <text:p>1439.71696806691</text:p>
          </table:table-cell>
          <table:table-cell office:value-type="float" office:value="56058.9373217799" calcext:value-type="float">
            <text:p>56058.9373217799</text:p>
          </table:table-cell>
          <table:table-cell office:value-type="float" office:value="852370.742046797" calcext:value-type="float">
            <text:p>852370.742046797</text:p>
          </table:table-cell>
          <table:table-cell office:value-type="float" office:value="89040912.0439598" calcext:value-type="float">
            <text:p>89040912.0439598</text:p>
          </table:table-cell>
          <table:table-cell office:value-type="float" office:value="284464.486720429" calcext:value-type="float">
            <text:p>284464.486720429</text:p>
          </table:table-cell>
          <table:table-cell office:value-type="float" office:value="108.904281674311" calcext:value-type="float">
            <text:p>108.904281674311</text:p>
          </table:table-cell>
          <table:table-cell office:value-type="float" office:value="392.041669915042" calcext:value-type="float">
            <text:p>392.041669915042</text:p>
          </table:table-cell>
          <table:table-cell office:value-type="float" office:value="21.7405269594957" calcext:value-type="float">
            <text:p>21.7405269594957</text:p>
          </table:table-cell>
        </table:table-row>
        <table:table-row table:style-name="ro1">
          <table:table-cell/>
          <table:table-cell office:value-type="float" office:value="563.03131861749" calcext:value-type="float">
            <text:p>563.03131861749</text:p>
          </table:table-cell>
          <table:table-cell office:value-type="float" office:value="17613.9670508471" calcext:value-type="float">
            <text:p>17613.9670508471</text:p>
          </table:table-cell>
          <table:table-cell office:value-type="float" office:value="28.8660475246453" calcext:value-type="float">
            <text:p>28.8660475246453</text:p>
          </table:table-cell>
          <table:table-cell office:value-type="float" office:value="122.936897096024" calcext:value-type="float">
            <text:p>122.936897096024</text:p>
          </table:table-cell>
          <table:table-cell office:value-type="float" office:value="14149.0231813732" calcext:value-type="float">
            <text:p>14149.0231813732</text:p>
          </table:table-cell>
          <table:table-cell office:value-type="float" office:value="158.828810446458" calcext:value-type="float">
            <text:p>158.828810446458</text:p>
          </table:table-cell>
          <table:table-cell office:value-type="float" office:value="17662.6819997649" calcext:value-type="float">
            <text:p>17662.6819997649</text:p>
          </table:table-cell>
          <table:table-cell office:value-type="float" office:value="3192.61308174562" calcext:value-type="float">
            <text:p>3192.61308174562</text:p>
          </table:table-cell>
          <table:table-cell office:value-type="float" office:value="478501.822040087" calcext:value-type="float">
            <text:p>478501.822040087</text:p>
          </table:table-cell>
          <table:table-cell office:value-type="float" office:value="2699.82892125113" calcext:value-type="float">
            <text:p>2699.82892125113</text:p>
          </table:table-cell>
          <table:table-cell office:value-type="float" office:value="328214.084702606" calcext:value-type="float">
            <text:p>328214.084702606</text:p>
          </table:table-cell>
          <table:table-cell office:value-type="float" office:value="2389.56788287623" calcext:value-type="float">
            <text:p>2389.56788287623</text:p>
          </table:table-cell>
          <table:table-cell office:value-type="float" office:value="272484.248652707" calcext:value-type="float">
            <text:p>272484.248652707</text:p>
          </table:table-cell>
          <table:table-cell office:value-type="float" office:value="1494.19850878893" calcext:value-type="float">
            <text:p>1494.19850878893</text:p>
          </table:table-cell>
          <table:table-cell office:value-type="float" office:value="56294.8436371329" calcext:value-type="float">
            <text:p>56294.8436371329</text:p>
          </table:table-cell>
          <table:table-cell office:value-type="float" office:value="846535.226619983" calcext:value-type="float">
            <text:p>846535.226619983</text:p>
          </table:table-cell>
          <table:table-cell office:value-type="float" office:value="89108136.3643139" calcext:value-type="float">
            <text:p>89108136.3643139</text:p>
          </table:table-cell>
          <table:table-cell office:value-type="float" office:value="284072.365141601" calcext:value-type="float">
            <text:p>284072.365141601</text:p>
          </table:table-cell>
          <table:table-cell office:value-type="float" office:value="43.3946349980107" calcext:value-type="float">
            <text:p>43.3946349980107</text:p>
          </table:table-cell>
          <table:table-cell office:value-type="float" office:value="216.540021531221" calcext:value-type="float">
            <text:p>216.540021531221</text:p>
          </table:table-cell>
          <table:table-cell office:value-type="float" office:value="93.8463894789657" calcext:value-type="float">
            <text:p>93.8463894789657</text:p>
          </table:table-cell>
        </table:table-row>
        <table:table-row table:style-name="ro1">
          <table:table-cell/>
          <table:table-cell office:value-type="float" office:value="536.344071914161" calcext:value-type="float">
            <text:p>536.344071914161</text:p>
          </table:table-cell>
          <table:table-cell office:value-type="float" office:value="17628.1487959645" calcext:value-type="float">
            <text:p>17628.1487959645</text:p>
          </table:table-cell>
          <table:table-cell office:value-type="float" office:value="-36.1636282242956" calcext:value-type="float">
            <text:p>-36.1636282242956</text:p>
          </table:table-cell>
          <table:table-cell office:value-type="float" office:value="-14.4790528097639" calcext:value-type="float">
            <text:p>-14.4790528097639</text:p>
          </table:table-cell>
          <table:table-cell office:value-type="float" office:value="14578.7431491366" calcext:value-type="float">
            <text:p>14578.7431491366</text:p>
          </table:table-cell>
          <table:table-cell office:value-type="float" office:value="194.974210417207" calcext:value-type="float">
            <text:p>194.974210417207</text:p>
          </table:table-cell>
          <table:table-cell office:value-type="float" office:value="17801.1808497792" calcext:value-type="float">
            <text:p>17801.1808497792</text:p>
          </table:table-cell>
          <table:table-cell office:value-type="float" office:value="3163.52637112528" calcext:value-type="float">
            <text:p>3163.52637112528</text:p>
          </table:table-cell>
          <table:table-cell office:value-type="float" office:value="479103.293865961" calcext:value-type="float">
            <text:p>479103.293865961</text:p>
          </table:table-cell>
          <table:table-cell office:value-type="float" office:value="2601.94085584595" calcext:value-type="float">
            <text:p>2601.94085584595</text:p>
          </table:table-cell>
          <table:table-cell office:value-type="float" office:value="328231.415053832" calcext:value-type="float">
            <text:p>328231.415053832</text:p>
          </table:table-cell>
          <table:table-cell office:value-type="float" office:value="2439.68456080801" calcext:value-type="float">
            <text:p>2439.68456080801</text:p>
          </table:table-cell>
          <table:table-cell office:value-type="float" office:value="272710.302956219" calcext:value-type="float">
            <text:p>272710.302956219</text:p>
          </table:table-cell>
          <table:table-cell office:value-type="float" office:value="1559.48546605934" calcext:value-type="float">
            <text:p>1559.48546605934</text:p>
          </table:table-cell>
          <table:table-cell office:value-type="float" office:value="56084.7825783644" calcext:value-type="float">
            <text:p>56084.7825783644</text:p>
          </table:table-cell>
          <table:table-cell office:value-type="float" office:value="853696.468907476" calcext:value-type="float">
            <text:p>853696.468907476</text:p>
          </table:table-cell>
          <table:table-cell office:value-type="float" office:value="88831095.5612423" calcext:value-type="float">
            <text:p>88831095.5612423</text:p>
          </table:table-cell>
          <table:table-cell office:value-type="float" office:value="283285.15439252" calcext:value-type="float">
            <text:p>283285.15439252</text:p>
          </table:table-cell>
          <table:table-cell office:value-type="float" office:value="-36.0882650308085" calcext:value-type="float">
            <text:p>-36.0882650308085</text:p>
          </table:table-cell>
          <table:table-cell office:value-type="float" office:value="360.904822383128" calcext:value-type="float">
            <text:p>360.904822383128</text:p>
          </table:table-cell>
          <table:table-cell office:value-type="float" office:value="-14.4386025464368" calcext:value-type="float">
            <text:p>-14.4386025464368</text:p>
          </table:table-cell>
        </table:table-row>
        <table:table-row table:style-name="ro1">
          <table:table-cell/>
          <table:table-cell office:value-type="float" office:value="571.545909583747" calcext:value-type="float">
            <text:p>571.545909583747</text:p>
          </table:table-cell>
          <table:table-cell office:value-type="float" office:value="17805.9112921925" calcext:value-type="float">
            <text:p>17805.9112921925</text:p>
          </table:table-cell>
          <table:table-cell office:value-type="float" office:value="21.7678519291584" calcext:value-type="float">
            <text:p>21.7678519291584</text:p>
          </table:table-cell>
          <table:table-cell office:value-type="float" office:value="101.33466685301" calcext:value-type="float">
            <text:p>101.33466685301</text:p>
          </table:table-cell>
          <table:table-cell office:value-type="float" office:value="14299.3623070267" calcext:value-type="float">
            <text:p>14299.3623070267</text:p>
          </table:table-cell>
          <table:table-cell office:value-type="float" office:value="115.733263719737" calcext:value-type="float">
            <text:p>115.733263719737</text:p>
          </table:table-cell>
          <table:table-cell office:value-type="float" office:value="17827.0713575199" calcext:value-type="float">
            <text:p>17827.0713575199</text:p>
          </table:table-cell>
          <table:table-cell office:value-type="float" office:value="3217.02248854573" calcext:value-type="float">
            <text:p>3217.02248854573</text:p>
          </table:table-cell>
          <table:table-cell office:value-type="float" office:value="479412.084739278" calcext:value-type="float">
            <text:p>479412.084739278</text:p>
          </table:table-cell>
          <table:table-cell office:value-type="float" office:value="2626.40208121844" calcext:value-type="float">
            <text:p>2626.40208121844</text:p>
          </table:table-cell>
          <table:table-cell office:value-type="float" office:value="329147.643071169" calcext:value-type="float">
            <text:p>329147.643071169</text:p>
          </table:table-cell>
          <table:table-cell office:value-type="float" office:value="2501.39108203222" calcext:value-type="float">
            <text:p>2501.39108203222</text:p>
          </table:table-cell>
          <table:table-cell office:value-type="float" office:value="272957.366571317" calcext:value-type="float">
            <text:p>272957.366571317</text:p>
          </table:table-cell>
          <table:table-cell office:value-type="float" office:value="1576.02112971395" calcext:value-type="float">
            <text:p>1576.02112971395</text:p>
          </table:table-cell>
          <table:table-cell office:value-type="float" office:value="56424.5068716921" calcext:value-type="float">
            <text:p>56424.5068716921</text:p>
          </table:table-cell>
          <table:table-cell office:value-type="float" office:value="850842.967928515" calcext:value-type="float">
            <text:p>850842.967928515</text:p>
          </table:table-cell>
          <table:table-cell office:value-type="float" office:value="89268768.7948994" calcext:value-type="float">
            <text:p>89268768.7948994</text:p>
          </table:table-cell>
          <table:table-cell office:value-type="float" office:value="282995.941763993" calcext:value-type="float">
            <text:p>282995.941763993</text:p>
          </table:table-cell>
          <table:table-cell office:value-type="float" office:value="36.2210087248194" calcext:value-type="float">
            <text:p>36.2210087248194</text:p>
          </table:table-cell>
          <table:table-cell office:value-type="float" office:value="296.837544227425" calcext:value-type="float">
            <text:p>296.837544227425</text:p>
          </table:table-cell>
          <table:table-cell office:value-type="float" office:value="-86.8308274754468" calcext:value-type="float">
            <text:p>-86.8308274754468</text:p>
          </table:table-cell>
        </table:table-row>
        <table:table-row table:style-name="ro1">
          <table:table-cell/>
          <table:table-cell office:value-type="float" office:value="573.597862662703" calcext:value-type="float">
            <text:p>573.597862662703</text:p>
          </table:table-cell>
          <table:table-cell office:value-type="float" office:value="17742.4507165422" calcext:value-type="float">
            <text:p>17742.4507165422</text:p>
          </table:table-cell>
          <table:table-cell office:value-type="float" office:value="-21.7326039235768" calcext:value-type="float">
            <text:p>-21.7326039235768</text:p>
          </table:table-cell>
          <table:table-cell office:value-type="float" office:value="28.9838070201937" calcext:value-type="float">
            <text:p>28.9838070201937</text:p>
          </table:table-cell>
          <table:table-cell office:value-type="float" office:value="14311.3213229585" calcext:value-type="float">
            <text:p>14311.3213229585</text:p>
          </table:table-cell>
          <table:table-cell office:value-type="float" office:value="-21.7389035733439" calcext:value-type="float">
            <text:p>-21.7389035733439</text:p>
          </table:table-cell>
          <table:table-cell office:value-type="float" office:value="17667.8580308126" calcext:value-type="float">
            <text:p>17667.8580308126</text:p>
          </table:table-cell>
          <table:table-cell office:value-type="float" office:value="3368.87894172684" calcext:value-type="float">
            <text:p>3368.87894172684</text:p>
          </table:table-cell>
          <table:table-cell office:value-type="float" office:value="480044.421740412" calcext:value-type="float">
            <text:p>480044.421740412</text:p>
          </table:table-cell>
          <table:table-cell office:value-type="float" office:value="2718.06749285231" calcext:value-type="float">
            <text:p>2718.06749285231</text:p>
          </table:table-cell>
          <table:table-cell office:value-type="float" office:value="329045.835271793" calcext:value-type="float">
            <text:p>329045.835271793</text:p>
          </table:table-cell>
          <table:table-cell office:value-type="float" office:value="2488.69138036284" calcext:value-type="float">
            <text:p>2488.69138036284</text:p>
          </table:table-cell>
          <table:table-cell office:value-type="float" office:value="273602.43923733" calcext:value-type="float">
            <text:p>273602.43923733</text:p>
          </table:table-cell>
          <table:table-cell office:value-type="float" office:value="1549.42863961162" calcext:value-type="float">
            <text:p>1549.42863961162</text:p>
          </table:table-cell>
          <table:table-cell office:value-type="float" office:value="56439.060008385" calcext:value-type="float">
            <text:p>56439.060008385</text:p>
          </table:table-cell>
          <table:table-cell office:value-type="float" office:value="855167.381314166" calcext:value-type="float">
            <text:p>855167.381314166</text:p>
          </table:table-cell>
          <table:table-cell office:value-type="float" office:value="89294545.1097093" calcext:value-type="float">
            <text:p>89294545.1097093</text:p>
          </table:table-cell>
          <table:table-cell office:value-type="float" office:value="282600.553694968" calcext:value-type="float">
            <text:p>282600.553694968</text:p>
          </table:table-cell>
          <table:table-cell office:value-type="float" office:value="28.9581056195278" calcext:value-type="float">
            <text:p>28.9581056195278</text:p>
          </table:table-cell>
          <table:table-cell office:value-type="float" office:value="383.02984106496" calcext:value-type="float">
            <text:p>383.02984106496</text:p>
          </table:table-cell>
          <table:table-cell office:value-type="float" office:value="-14.5043198539341" calcext:value-type="float">
            <text:p>-14.5043198539341</text:p>
          </table:table-cell>
        </table:table-row>
        <table:table-row table:style-name="ro1">
          <table:table-cell/>
          <table:table-cell office:value-type="float" office:value="566.371989734904" calcext:value-type="float">
            <text:p>566.371989734904</text:p>
          </table:table-cell>
          <table:table-cell office:value-type="float" office:value="17736.0619195774" calcext:value-type="float">
            <text:p>17736.0619195774</text:p>
          </table:table-cell>
          <table:table-cell office:value-type="float" office:value="-79.7229674009157" calcext:value-type="float">
            <text:p>-79.7229674009157</text:p>
          </table:table-cell>
          <table:table-cell office:value-type="float" office:value="86.9812079249965" calcext:value-type="float">
            <text:p>86.9812079249965</text:p>
          </table:table-cell>
          <table:table-cell office:value-type="float" office:value="14372.4457991765" calcext:value-type="float">
            <text:p>14372.4457991765</text:p>
          </table:table-cell>
          <table:table-cell office:value-type="float" office:value="116.040168152944" calcext:value-type="float">
            <text:p>116.040168152944</text:p>
          </table:table-cell>
          <table:table-cell office:value-type="float" office:value="17771.3768184489" calcext:value-type="float">
            <text:p>17771.3768184489</text:p>
          </table:table-cell>
          <table:table-cell office:value-type="float" office:value="3151.54541178166" calcext:value-type="float">
            <text:p>3151.54541178166</text:p>
          </table:table-cell>
          <table:table-cell office:value-type="float" office:value="481400.610563688" calcext:value-type="float">
            <text:p>481400.610563688</text:p>
          </table:table-cell>
          <table:table-cell office:value-type="float" office:value="2616.81116328708" calcext:value-type="float">
            <text:p>2616.81116328708</text:p>
          </table:table-cell>
          <table:table-cell office:value-type="float" office:value="329456.117155148" calcext:value-type="float">
            <text:p>329456.117155148</text:p>
          </table:table-cell>
          <table:table-cell office:value-type="float" office:value="2512.33468257128" calcext:value-type="float">
            <text:p>2512.33468257128</text:p>
          </table:table-cell>
          <table:table-cell office:value-type="float" office:value="273643.718805855" calcext:value-type="float">
            <text:p>273643.718805855</text:p>
          </table:table-cell>
          <table:table-cell office:value-type="float" office:value="1510.41815894816" calcext:value-type="float">
            <text:p>1510.41815894816</text:p>
          </table:table-cell>
          <table:table-cell office:value-type="float" office:value="56284.8367453128" calcext:value-type="float">
            <text:p>56284.8367453128</text:p>
          </table:table-cell>
          <table:table-cell office:value-type="float" office:value="855281.122784367" calcext:value-type="float">
            <text:p>855281.122784367</text:p>
          </table:table-cell>
          <table:table-cell office:value-type="float" office:value="89151619.0792845" calcext:value-type="float">
            <text:p>89151619.0792845</text:p>
          </table:table-cell>
          <table:table-cell office:value-type="float" office:value="281721.182622044" calcext:value-type="float">
            <text:p>281721.182622044</text:p>
          </table:table-cell>
          <table:table-cell office:value-type="float" office:value="-94.2147521956288" calcext:value-type="float">
            <text:p>-94.2147521956288</text:p>
          </table:table-cell>
          <table:table-cell office:value-type="float" office:value="318.900280614708" calcext:value-type="float">
            <text:p>318.90028061470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509.368662921393" calcext:value-type="float">
            <text:p>509.368662921393</text:p>
          </table:table-cell>
          <table:table-cell office:value-type="float" office:value="17759.9334610403" calcext:value-type="float">
            <text:p>17759.9334610403</text:p>
          </table:table-cell>
          <table:table-cell office:value-type="float" office:value="-130.511946445166" calcext:value-type="float">
            <text:p>-130.511946445166</text:p>
          </table:table-cell>
          <table:table-cell office:value-type="float" office:value="152.472037291552" calcext:value-type="float">
            <text:p>152.472037291552</text:p>
          </table:table-cell>
          <table:table-cell office:value-type="float" office:value="14317.733046192" calcext:value-type="float">
            <text:p>14317.733046192</text:p>
          </table:table-cell>
          <table:table-cell office:value-type="float" office:value="79.8126507069967" calcext:value-type="float">
            <text:p>79.8126507069967</text:p>
          </table:table-cell>
          <table:table-cell office:value-type="float" office:value="17784.8464147965" calcext:value-type="float">
            <text:p>17784.8464147965</text:p>
          </table:table-cell>
          <table:table-cell office:value-type="float" office:value="3096.22342510106" calcext:value-type="float">
            <text:p>3096.22342510106</text:p>
          </table:table-cell>
          <table:table-cell office:value-type="float" office:value="481581.07680442" calcext:value-type="float">
            <text:p>481581.07680442</text:p>
          </table:table-cell>
          <table:table-cell office:value-type="float" office:value="2663.48388659456" calcext:value-type="float">
            <text:p>2663.48388659456</text:p>
          </table:table-cell>
          <table:table-cell office:value-type="float" office:value="329979.200436097" calcext:value-type="float">
            <text:p>329979.200436097</text:p>
          </table:table-cell>
          <table:table-cell office:value-type="float" office:value="2442.8724930792" calcext:value-type="float">
            <text:p>2442.8724930792</text:p>
          </table:table-cell>
          <table:table-cell office:value-type="float" office:value="274314.761124762" calcext:value-type="float">
            <text:p>274314.761124762</text:p>
          </table:table-cell>
          <table:table-cell office:value-type="float" office:value="1451.73839608162" calcext:value-type="float">
            <text:p>1451.73839608162</text:p>
          </table:table-cell>
          <table:table-cell office:value-type="float" office:value="56601.0386467399" calcext:value-type="float">
            <text:p>56601.0386467399</text:p>
          </table:table-cell>
          <table:table-cell office:value-type="float" office:value="854871.987878062" calcext:value-type="float">
            <text:p>854871.987878062</text:p>
          </table:table-cell>
          <table:table-cell office:value-type="float" office:value="89246042.5442086" calcext:value-type="float">
            <text:p>89246042.5442086</text:p>
          </table:table-cell>
          <table:table-cell office:value-type="float" office:value="280520.149079422" calcext:value-type="float">
            <text:p>280520.149079422</text:p>
          </table:table-cell>
          <table:table-cell office:value-type="float" office:value="14.4959775232482" calcext:value-type="float">
            <text:p>14.4959775232482</text:p>
          </table:table-cell>
          <table:table-cell office:value-type="float" office:value="239.168928441139" calcext:value-type="float">
            <text:p>239.168928441139</text:p>
          </table:table-cell>
          <table:table-cell office:value-type="float" office:value="-101.470496782362" calcext:value-type="float">
            <text:p>-101.470496782362</text:p>
          </table:table-cell>
        </table:table-row>
        <table:table-row table:style-name="ro1">
          <table:table-cell/>
          <table:table-cell office:value-type="float" office:value="625.83416505912" calcext:value-type="float">
            <text:p>625.83416505912</text:p>
          </table:table-cell>
          <table:table-cell office:value-type="float" office:value="17732.6808091088" calcext:value-type="float">
            <text:p>17732.6808091088</text:p>
          </table:table-cell>
          <table:table-cell office:value-type="float" office:value="72.7528836570931" calcext:value-type="float">
            <text:p>72.7528836570931</text:p>
          </table:table-cell>
          <table:table-cell office:value-type="float" office:value="50.9337231629155" calcext:value-type="float">
            <text:p>50.9337231629155</text:p>
          </table:table-cell>
          <table:table-cell office:value-type="float" office:value="14422.1441502399" calcext:value-type="float">
            <text:p>14422.1441502399</text:p>
          </table:table-cell>
          <table:table-cell office:value-type="float" office:value="174.591569801635" calcext:value-type="float">
            <text:p>174.591569801635</text:p>
          </table:table-cell>
          <table:table-cell office:value-type="float" office:value="17857.302637094" calcext:value-type="float">
            <text:p>17857.302637094</text:p>
          </table:table-cell>
          <table:table-cell office:value-type="float" office:value="3382.69419911649" calcext:value-type="float">
            <text:p>3382.69419911649</text:p>
          </table:table-cell>
          <table:table-cell office:value-type="float" office:value="480138.095086625" calcext:value-type="float">
            <text:p>480138.095086625</text:p>
          </table:table-cell>
          <table:table-cell office:value-type="float" office:value="2609.88918227203" calcext:value-type="float">
            <text:p>2609.88918227203</text:p>
          </table:table-cell>
          <table:table-cell office:value-type="float" office:value="329534.106204648" calcext:value-type="float">
            <text:p>329534.106204648</text:p>
          </table:table-cell>
          <table:table-cell office:value-type="float" office:value="2516.9732770375" calcext:value-type="float">
            <text:p>2516.9732770375</text:p>
          </table:table-cell>
          <table:table-cell office:value-type="float" office:value="274392.572044744" calcext:value-type="float">
            <text:p>274392.572044744</text:p>
          </table:table-cell>
          <table:table-cell office:value-type="float" office:value="1433.19397117139" calcext:value-type="float">
            <text:p>1433.19397117139</text:p>
          </table:table-cell>
          <table:table-cell office:value-type="float" office:value="56446.3885080642" calcext:value-type="float">
            <text:p>56446.3885080642</text:p>
          </table:table-cell>
          <table:table-cell office:value-type="float" office:value="866869.042348256" calcext:value-type="float">
            <text:p>866869.042348256</text:p>
          </table:table-cell>
          <table:table-cell office:value-type="float" office:value="89596659.4072691" calcext:value-type="float">
            <text:p>89596659.4072691</text:p>
          </table:table-cell>
          <table:table-cell office:value-type="float" office:value="280346.458458965" calcext:value-type="float">
            <text:p>280346.458458965</text:p>
          </table:table-cell>
          <table:table-cell office:value-type="float" office:value="-0" calcext:value-type="float">
            <text:p>0</text:p>
          </table:table-cell>
          <table:table-cell office:value-type="float" office:value="305.528559243297" calcext:value-type="float">
            <text:p>305.528559243297</text:p>
          </table:table-cell>
          <table:table-cell office:value-type="float" office:value="-116.315180625122" calcext:value-type="float">
            <text:p>-116.315180625122</text:p>
          </table:table-cell>
        </table:table-row>
        <table:table-row table:style-name="ro1">
          <table:table-cell/>
          <table:table-cell office:value-type="float" office:value="742.294499933276" calcext:value-type="float">
            <text:p>742.294499933276</text:p>
          </table:table-cell>
          <table:table-cell office:value-type="float" office:value="17844.5743605241" calcext:value-type="float">
            <text:p>17844.5743605241</text:p>
          </table:table-cell>
          <table:table-cell office:value-type="float" office:value="43.6553686942543" calcext:value-type="float">
            <text:p>43.6553686942543</text:p>
          </table:table-cell>
          <table:table-cell office:value-type="float" office:value="87.3184042461089" calcext:value-type="float">
            <text:p>87.3184042461089</text:p>
          </table:table-cell>
          <table:table-cell office:value-type="float" office:value="14439.4349878622" calcext:value-type="float">
            <text:p>14439.4349878622</text:p>
          </table:table-cell>
          <table:table-cell office:value-type="float" office:value="284.348749290787" calcext:value-type="float">
            <text:p>284.348749290787</text:p>
          </table:table-cell>
          <table:table-cell office:value-type="float" office:value="17849.1014261855" calcext:value-type="float">
            <text:p>17849.1014261855</text:p>
          </table:table-cell>
          <table:table-cell office:value-type="float" office:value="3274.08076560738" calcext:value-type="float">
            <text:p>3274.08076560738</text:p>
          </table:table-cell>
          <table:table-cell office:value-type="float" office:value="481865.029383654" calcext:value-type="float">
            <text:p>481865.029383654</text:p>
          </table:table-cell>
          <table:table-cell office:value-type="float" office:value="2777.33181083413" calcext:value-type="float">
            <text:p>2777.33181083413</text:p>
          </table:table-cell>
          <table:table-cell office:value-type="float" office:value="330114.508961077" calcext:value-type="float">
            <text:p>330114.508961077</text:p>
          </table:table-cell>
          <table:table-cell office:value-type="float" office:value="2532.28952280647" calcext:value-type="float">
            <text:p>2532.28952280647</text:p>
          </table:table-cell>
          <table:table-cell office:value-type="float" office:value="274031.987265969" calcext:value-type="float">
            <text:p>274031.987265969</text:p>
          </table:table-cell>
          <table:table-cell office:value-type="float" office:value="1640.23572010705" calcext:value-type="float">
            <text:p>1640.23572010705</text:p>
          </table:table-cell>
          <table:table-cell office:value-type="float" office:value="56266.5012087163" calcext:value-type="float">
            <text:p>56266.5012087163</text:p>
          </table:table-cell>
          <table:table-cell office:value-type="float" office:value="860784.268442511" calcext:value-type="float">
            <text:p>860784.268442511</text:p>
          </table:table-cell>
          <table:table-cell office:value-type="float" office:value="89382249.8560438" calcext:value-type="float">
            <text:p>89382249.8560438</text:p>
          </table:table-cell>
          <table:table-cell office:value-type="float" office:value="278321.204826345" calcext:value-type="float">
            <text:p>278321.204826345</text:p>
          </table:table-cell>
          <table:table-cell office:value-type="float" office:value="-29.1025592024873" calcext:value-type="float">
            <text:p>-29.1025592024873</text:p>
          </table:table-cell>
          <table:table-cell office:value-type="float" office:value="298.848031164693" calcext:value-type="float">
            <text:p>298.848031164693</text:p>
          </table:table-cell>
          <table:table-cell office:value-type="float" office:value="-65.4893870356379" calcext:value-type="float">
            <text:p>-65.4893870356379</text:p>
          </table:table-cell>
        </table:table-row>
        <table:table-row table:style-name="ro1">
          <table:table-cell/>
          <table:table-cell office:value-type="float" office:value="525.881514106087" calcext:value-type="float">
            <text:p>525.881514106087</text:p>
          </table:table-cell>
          <table:table-cell office:value-type="float" office:value="17699.7808979993" calcext:value-type="float">
            <text:p>17699.7808979993</text:p>
          </table:table-cell>
          <table:table-cell office:value-type="float" office:value="-14.5937750046006" calcext:value-type="float">
            <text:p>-14.5937750046006</text:p>
          </table:table-cell>
          <table:table-cell office:value-type="float" office:value="73.1835852774099" calcext:value-type="float">
            <text:p>73.1835852774099</text:p>
          </table:table-cell>
          <table:table-cell office:value-type="float" office:value="14601.0925099745" calcext:value-type="float">
            <text:p>14601.0925099745</text:p>
          </table:table-cell>
          <table:table-cell office:value-type="float" office:value="408.984767110973" calcext:value-type="float">
            <text:p>408.984767110973</text:p>
          </table:table-cell>
          <table:table-cell office:value-type="float" office:value="17959.4892045165" calcext:value-type="float">
            <text:p>17959.4892045165</text:p>
          </table:table-cell>
          <table:table-cell office:value-type="float" office:value="3089.0649546415" calcext:value-type="float">
            <text:p>3089.0649546415</text:p>
          </table:table-cell>
          <table:table-cell office:value-type="float" office:value="481838.760613254" calcext:value-type="float">
            <text:p>481838.760613254</text:p>
          </table:table-cell>
          <table:table-cell office:value-type="float" office:value="2779.54044586743" calcext:value-type="float">
            <text:p>2779.54044586743</text:p>
          </table:table-cell>
          <table:table-cell office:value-type="float" office:value="331114.790183868" calcext:value-type="float">
            <text:p>331114.790183868</text:p>
          </table:table-cell>
          <table:table-cell office:value-type="float" office:value="2570.69360049216" calcext:value-type="float">
            <text:p>2570.69360049216</text:p>
          </table:table-cell>
          <table:table-cell office:value-type="float" office:value="274289.511957226" calcext:value-type="float">
            <text:p>274289.511957226</text:p>
          </table:table-cell>
          <table:table-cell office:value-type="float" office:value="1555.20680398694" calcext:value-type="float">
            <text:p>1555.20680398694</text:p>
          </table:table-cell>
          <table:table-cell office:value-type="float" office:value="56519.1327318159" calcext:value-type="float">
            <text:p>56519.1327318159</text:p>
          </table:table-cell>
          <table:table-cell office:value-type="float" office:value="864837.410882711" calcext:value-type="float">
            <text:p>864837.410882711</text:p>
          </table:table-cell>
          <table:table-cell office:value-type="float" office:value="89564499.3404441" calcext:value-type="float">
            <text:p>89564499.3404441</text:p>
          </table:table-cell>
          <table:table-cell office:value-type="float" office:value="277457.206102503" calcext:value-type="float">
            <text:p>277457.206102503</text:p>
          </table:table-cell>
          <table:table-cell office:value-type="float" office:value="-72.9983674005358" calcext:value-type="float">
            <text:p>-72.9983674005358</text:p>
          </table:table-cell>
          <table:table-cell office:value-type="float" office:value="328.623949345367" calcext:value-type="float">
            <text:p>328.623949345367</text:p>
          </table:table-cell>
          <table:table-cell office:value-type="float" office:value="36.4919707970936" calcext:value-type="float">
            <text:p>36.4919707970936</text:p>
          </table:table-cell>
        </table:table-row>
        <table:table-row table:style-name="ro1">
          <table:table-cell/>
          <table:table-cell office:value-type="float" office:value="665.841949378697" calcext:value-type="float">
            <text:p>665.841949378697</text:p>
          </table:table-cell>
          <table:table-cell office:value-type="float" office:value="17916.6711632385" calcext:value-type="float">
            <text:p>17916.6711632385</text:p>
          </table:table-cell>
          <table:table-cell office:value-type="float" office:value="146.074978831006" calcext:value-type="float">
            <text:p>146.074978831006</text:p>
          </table:table-cell>
          <table:table-cell office:value-type="float" office:value="-58.4328129770872" calcext:value-type="float">
            <text:p>-58.4328129770872</text:p>
          </table:table-cell>
          <table:table-cell office:value-type="float" office:value="14517.6462991305" calcext:value-type="float">
            <text:p>14517.6462991305</text:p>
          </table:table-cell>
          <table:table-cell office:value-type="float" office:value="168.337030345038" calcext:value-type="float">
            <text:p>168.337030345038</text:p>
          </table:table-cell>
          <table:table-cell office:value-type="float" office:value="18018.0658477089" calcext:value-type="float">
            <text:p>18018.0658477089</text:p>
          </table:table-cell>
          <table:table-cell office:value-type="float" office:value="3389.0587448248" calcext:value-type="float">
            <text:p>3389.0587448248</text:p>
          </table:table-cell>
          <table:table-cell office:value-type="float" office:value="482454.889550853" calcext:value-type="float">
            <text:p>482454.889550853</text:p>
          </table:table-cell>
          <table:table-cell office:value-type="float" office:value="2800.58102727424" calcext:value-type="float">
            <text:p>2800.58102727424</text:p>
          </table:table-cell>
          <table:table-cell office:value-type="float" office:value="330988.730123993" calcext:value-type="float">
            <text:p>330988.730123993</text:p>
          </table:table-cell>
          <table:table-cell office:value-type="float" office:value="2663.85899388666" calcext:value-type="float">
            <text:p>2663.85899388666</text:p>
          </table:table-cell>
          <table:table-cell office:value-type="float" office:value="274874.240575712" calcext:value-type="float">
            <text:p>274874.240575712</text:p>
          </table:table-cell>
          <table:table-cell office:value-type="float" office:value="1548.78927949571" calcext:value-type="float">
            <text:p>1548.78927949571</text:p>
          </table:table-cell>
          <table:table-cell office:value-type="float" office:value="56668.9910717267" calcext:value-type="float">
            <text:p>56668.9910717267</text:p>
          </table:table-cell>
          <table:table-cell office:value-type="float" office:value="863757.704044434" calcext:value-type="float">
            <text:p>863757.704044434</text:p>
          </table:table-cell>
          <table:table-cell office:value-type="float" office:value="89999318.5429145" calcext:value-type="float">
            <text:p>89999318.5429145</text:p>
          </table:table-cell>
          <table:table-cell office:value-type="float" office:value="276087.775387798" calcext:value-type="float">
            <text:p>276087.775387798</text:p>
          </table:table-cell>
          <table:table-cell office:value-type="float" office:value="80.3391147245553" calcext:value-type="float">
            <text:p>80.3391147245553</text:p>
          </table:table-cell>
          <table:table-cell office:value-type="float" office:value="204.514829994633" calcext:value-type="float">
            <text:p>204.514829994633</text:p>
          </table:table-cell>
          <table:table-cell office:value-type="float" office:value="-146.431467963419" calcext:value-type="float">
            <text:p>-146.431467963419</text:p>
          </table:table-cell>
        </table:table-row>
        <table:table-row table:style-name="ro1">
          <table:table-cell/>
          <table:table-cell office:value-type="float" office:value="549.936105130603" calcext:value-type="float">
            <text:p>549.936105130603</text:p>
          </table:table-cell>
          <table:table-cell office:value-type="float" office:value="17790.4966509285" calcext:value-type="float">
            <text:p>17790.4966509285</text:p>
          </table:table-cell>
          <table:table-cell office:value-type="float" office:value="153.99564650506" calcext:value-type="float">
            <text:p>153.99564650506</text:p>
          </table:table-cell>
          <table:table-cell office:value-type="float" office:value="7.34798800636177" calcext:value-type="float">
            <text:p>7.34798800636177</text:p>
          </table:table-cell>
          <table:table-cell office:value-type="float" office:value="14554.2738907928" calcext:value-type="float">
            <text:p>14554.2738907928</text:p>
          </table:table-cell>
          <table:table-cell office:value-type="float" office:value="198.030051508001" calcext:value-type="float">
            <text:p>198.030051508001</text:p>
          </table:table-cell>
          <table:table-cell office:value-type="float" office:value="17868.8671030191" calcext:value-type="float">
            <text:p>17868.8671030191</text:p>
          </table:table-cell>
          <table:table-cell office:value-type="float" office:value="3246.90577421066" calcext:value-type="float">
            <text:p>3246.90577421066</text:p>
          </table:table-cell>
          <table:table-cell office:value-type="float" office:value="483666.451191716" calcext:value-type="float">
            <text:p>483666.451191716</text:p>
          </table:table-cell>
          <table:table-cell office:value-type="float" office:value="2807.93362275229" calcext:value-type="float">
            <text:p>2807.93362275229</text:p>
          </table:table-cell>
          <table:table-cell office:value-type="float" office:value="330991.262302139" calcext:value-type="float">
            <text:p>330991.262302139</text:p>
          </table:table-cell>
          <table:table-cell office:value-type="float" office:value="2565.48979286641" calcext:value-type="float">
            <text:p>2565.48979286641</text:p>
          </table:table-cell>
          <table:table-cell office:value-type="float" office:value="275898.285795334" calcext:value-type="float">
            <text:p>275898.285795334</text:p>
          </table:table-cell>
          <table:table-cell office:value-type="float" office:value="1439.90838820371" calcext:value-type="float">
            <text:p>1439.90838820371</text:p>
          </table:table-cell>
          <table:table-cell office:value-type="float" office:value="56714.007240182" calcext:value-type="float">
            <text:p>56714.007240182</text:p>
          </table:table-cell>
          <table:table-cell office:value-type="float" office:value="877964.512471617" calcext:value-type="float">
            <text:p>877964.512471617</text:p>
          </table:table-cell>
          <table:table-cell office:value-type="float" office:value="89886966.174028" calcext:value-type="float">
            <text:p>89886966.174028</text:p>
          </table:table-cell>
          <table:table-cell office:value-type="float" office:value="274516.161715099" calcext:value-type="float">
            <text:p>274516.161715099</text:p>
          </table:table-cell>
          <table:table-cell office:value-type="float" office:value="44.0008800057414" calcext:value-type="float">
            <text:p>44.0008800057414</text:p>
          </table:table-cell>
          <table:table-cell office:value-type="float" office:value="308.547731995693" calcext:value-type="float">
            <text:p>308.547731995693</text:p>
          </table:table-cell>
          <table:table-cell office:value-type="float" office:value="-36.6646644481964" calcext:value-type="float">
            <text:p>-36.6646644481964</text:p>
          </table:table-cell>
        </table:table-row>
        <table:table-row table:style-name="ro1">
          <table:table-cell/>
          <table:table-cell office:value-type="float" office:value="530.036589850071" calcext:value-type="float">
            <text:p>530.036589850071</text:p>
          </table:table-cell>
          <table:table-cell office:value-type="float" office:value="17888.1063086327" calcext:value-type="float">
            <text:p>17888.1063086327</text:p>
          </table:table-cell>
          <table:table-cell office:value-type="float" office:value="-29.4313494981119" calcext:value-type="float">
            <text:p>-29.4313494981119</text:p>
          </table:table-cell>
          <table:table-cell office:value-type="float" office:value="154.890309466289" calcext:value-type="float">
            <text:p>154.890309466289</text:p>
          </table:table-cell>
          <table:table-cell office:value-type="float" office:value="14648.6601630793" calcext:value-type="float">
            <text:p>14648.6601630793</text:p>
          </table:table-cell>
          <table:table-cell office:value-type="float" office:value="184.312248297283" calcext:value-type="float">
            <text:p>184.312248297283</text:p>
          </table:table-cell>
          <table:table-cell office:value-type="float" office:value="18172.1152929075" calcext:value-type="float">
            <text:p>18172.1152929075</text:p>
          </table:table-cell>
          <table:table-cell office:value-type="float" office:value="3277.67772478617" calcext:value-type="float">
            <text:p>3277.67772478617</text:p>
          </table:table-cell>
          <table:table-cell office:value-type="float" office:value="484321.92292313" calcext:value-type="float">
            <text:p>484321.92292313</text:p>
          </table:table-cell>
          <table:table-cell office:value-type="float" office:value="2662.96549296754" calcext:value-type="float">
            <text:p>2662.96549296754</text:p>
          </table:table-cell>
          <table:table-cell office:value-type="float" office:value="332924.64240349" calcext:value-type="float">
            <text:p>332924.64240349</text:p>
          </table:table-cell>
          <table:table-cell office:value-type="float" office:value="2553.01265233448" calcext:value-type="float">
            <text:p>2553.01265233448</text:p>
          </table:table-cell>
          <table:table-cell office:value-type="float" office:value="276948.887358496" calcext:value-type="float">
            <text:p>276948.887358496</text:p>
          </table:table-cell>
          <table:table-cell office:value-type="float" office:value="1514.64301136986" calcext:value-type="float">
            <text:p>1514.64301136986</text:p>
          </table:table-cell>
          <table:table-cell office:value-type="float" office:value="57173.7013811503" calcext:value-type="float">
            <text:p>57173.7013811503</text:p>
          </table:table-cell>
          <table:table-cell office:value-type="float" office:value="875201.167382928" calcext:value-type="float">
            <text:p>875201.167382928</text:p>
          </table:table-cell>
          <table:table-cell office:value-type="float" office:value="90463154.6708015" calcext:value-type="float">
            <text:p>90463154.6708015</text:p>
          </table:table-cell>
          <table:table-cell office:value-type="float" office:value="273767.655267219" calcext:value-type="float">
            <text:p>273767.655267219</text:p>
          </table:table-cell>
          <table:table-cell office:value-type="float" office:value="-66.0810910416969" calcext:value-type="float">
            <text:p>-66.0810910416969</text:p>
          </table:table-cell>
          <table:table-cell office:value-type="float" office:value="404.29734821643" calcext:value-type="float">
            <text:p>404.29734821643</text:p>
          </table:table-cell>
          <table:table-cell office:value-type="float" office:value="29.353252870811" calcext:value-type="float">
            <text:p>29.353252870811</text:p>
          </table:table-cell>
        </table:table-row>
        <table:table-row table:style-name="ro1">
          <table:table-cell/>
          <table:table-cell office:value-type="float" office:value="510.082115940399" calcext:value-type="float">
            <text:p>510.082115940399</text:p>
          </table:table-cell>
          <table:table-cell office:value-type="float" office:value="18003.8613438123" calcext:value-type="float">
            <text:p>18003.8613438123</text:p>
          </table:table-cell>
          <table:table-cell office:value-type="float" office:value="-125.773460731701" calcext:value-type="float">
            <text:p>-125.773460731701</text:p>
          </table:table-cell>
          <table:table-cell office:value-type="float" office:value="-59.0872571361763" calcext:value-type="float">
            <text:p>-59.0872571361763</text:p>
          </table:table-cell>
          <table:table-cell office:value-type="float" office:value="14589.5806059829" calcext:value-type="float">
            <text:p>14589.5806059829</text:p>
          </table:table-cell>
          <table:table-cell office:value-type="float" office:value="51.7158803945799" calcext:value-type="float">
            <text:p>51.7158803945799</text:p>
          </table:table-cell>
          <table:table-cell office:value-type="float" office:value="18183.7815662117" calcext:value-type="float">
            <text:p>18183.7815662117</text:p>
          </table:table-cell>
          <table:table-cell office:value-type="float" office:value="3306.46033260613" calcext:value-type="float">
            <text:p>3306.46033260613</text:p>
          </table:table-cell>
          <table:table-cell office:value-type="float" office:value="485318.732526368" calcext:value-type="float">
            <text:p>485318.732526368</text:p>
          </table:table-cell>
          <table:table-cell office:value-type="float" office:value="2885.01076734911" calcext:value-type="float">
            <text:p>2885.01076734911</text:p>
          </table:table-cell>
          <table:table-cell office:value-type="float" office:value="333822.093399419" calcext:value-type="float">
            <text:p>333822.093399419</text:p>
          </table:table-cell>
          <table:table-cell office:value-type="float" office:value="2623.93810659499" calcext:value-type="float">
            <text:p>2623.93810659499</text:p>
          </table:table-cell>
          <table:table-cell office:value-type="float" office:value="276799.305001965" calcext:value-type="float">
            <text:p>276799.305001965</text:p>
          </table:table-cell>
          <table:table-cell office:value-type="float" office:value="1514.39022029738" calcext:value-type="float">
            <text:p>1514.39022029738</text:p>
          </table:table-cell>
          <table:table-cell office:value-type="float" office:value="57161.0069759874" calcext:value-type="float">
            <text:p>57161.0069759874</text:p>
          </table:table-cell>
          <table:table-cell office:value-type="float" office:value="894666.067673965" calcext:value-type="float">
            <text:p>894666.067673965</text:p>
          </table:table-cell>
          <table:table-cell office:value-type="float" office:value="90599045.9900399" calcext:value-type="float">
            <text:p>90599045.9900399</text:p>
          </table:table-cell>
          <table:table-cell office:value-type="float" office:value="271736.903260898" calcext:value-type="float">
            <text:p>271736.903260898</text:p>
          </table:table-cell>
          <table:table-cell office:value-type="float" office:value="51.6471091526562" calcext:value-type="float">
            <text:p>51.6471091526562</text:p>
          </table:table-cell>
          <table:table-cell office:value-type="float" office:value="361.366275581588" calcext:value-type="float">
            <text:p>361.366275581588</text:p>
          </table:table-cell>
          <table:table-cell office:value-type="float" office:value="-22.1264072539148" calcext:value-type="float">
            <text:p>-22.1264072539148</text:p>
          </table:table-cell>
        </table:table-row>
        <table:table-row table:style-name="ro1">
          <table:table-cell/>
          <table:table-cell office:value-type="float" office:value="588.554238866476" calcext:value-type="float">
            <text:p>588.554238866476</text:p>
          </table:table-cell>
          <table:table-cell office:value-type="float" office:value="17943.057261237" calcext:value-type="float">
            <text:p>17943.057261237</text:p>
          </table:table-cell>
          <table:table-cell office:value-type="float" office:value="96.6433565100423" calcext:value-type="float">
            <text:p>96.6433565100423</text:p>
          </table:table-cell>
          <table:table-cell office:value-type="float" office:value="-7.41897017089817" calcext:value-type="float">
            <text:p>-7.41897017089817</text:p>
          </table:table-cell>
          <table:table-cell office:value-type="float" office:value="14596.125428941" calcext:value-type="float">
            <text:p>14596.125428941</text:p>
          </table:table-cell>
          <table:table-cell office:value-type="float" office:value="103.854169896913" calcext:value-type="float">
            <text:p>103.854169896913</text:p>
          </table:table-cell>
          <table:table-cell office:value-type="float" office:value="18300.5002590475" calcext:value-type="float">
            <text:p>18300.5002590475</text:p>
          </table:table-cell>
          <table:table-cell office:value-type="float" office:value="3508.58891363714" calcext:value-type="float">
            <text:p>3508.58891363714</text:p>
          </table:table-cell>
          <table:table-cell office:value-type="float" office:value="487427.3144302" calcext:value-type="float">
            <text:p>487427.3144302</text:p>
          </table:table-cell>
          <table:table-cell office:value-type="float" office:value="2886.47371913027" calcext:value-type="float">
            <text:p>2886.47371913027</text:p>
          </table:table-cell>
          <table:table-cell office:value-type="float" office:value="335354.794647312" calcext:value-type="float">
            <text:p>335354.794647312</text:p>
          </table:table-cell>
          <table:table-cell office:value-type="float" office:value="2637.18940574718" calcext:value-type="float">
            <text:p>2637.18940574718</text:p>
          </table:table-cell>
          <table:table-cell office:value-type="float" office:value="277916.852418139" calcext:value-type="float">
            <text:p>277916.852418139</text:p>
          </table:table-cell>
          <table:table-cell office:value-type="float" office:value="1641.75404319861" calcext:value-type="float">
            <text:p>1641.75404319861</text:p>
          </table:table-cell>
          <table:table-cell office:value-type="float" office:value="57392.5393459139" calcext:value-type="float">
            <text:p>57392.5393459139</text:p>
          </table:table-cell>
          <table:table-cell office:value-type="float" office:value="891252.104417275" calcext:value-type="float">
            <text:p>891252.104417275</text:p>
          </table:table-cell>
          <table:table-cell office:value-type="float" office:value="90721745.5925978" calcext:value-type="float">
            <text:p>90721745.5925978</text:p>
          </table:table-cell>
          <table:table-cell office:value-type="float" office:value="269919.641556383" calcext:value-type="float">
            <text:p>269919.641556383</text:p>
          </table:table-cell>
          <table:table-cell office:value-type="float" office:value="29.6172898592407" calcext:value-type="float">
            <text:p>29.6172898592407</text:p>
          </table:table-cell>
          <table:table-cell office:value-type="float" office:value="436.034631555646" calcext:value-type="float">
            <text:p>436.034631555646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423.930119586941" calcext:value-type="float">
            <text:p>423.930119586941</text:p>
          </table:table-cell>
          <table:table-cell office:value-type="float" office:value="18051.9551487896" calcext:value-type="float">
            <text:p>18051.9551487896</text:p>
          </table:table-cell>
          <table:table-cell office:value-type="float" office:value="7.46525126294645" calcext:value-type="float">
            <text:p>7.46525126294645</text:p>
          </table:table-cell>
          <table:table-cell office:value-type="float" office:value="141.821086739974" calcext:value-type="float">
            <text:p>141.821086739974</text:p>
          </table:table-cell>
          <table:table-cell office:value-type="float" office:value="14774.5597349511" calcext:value-type="float">
            <text:p>14774.5597349511</text:p>
          </table:table-cell>
          <table:table-cell office:value-type="float" office:value="44.758273136002" calcext:value-type="float">
            <text:p>44.758273136002</text:p>
          </table:table-cell>
          <table:table-cell office:value-type="float" office:value="18392.6273333828" calcext:value-type="float">
            <text:p>18392.6273333828</text:p>
          </table:table-cell>
          <table:table-cell office:value-type="float" office:value="3298.96781032308" calcext:value-type="float">
            <text:p>3298.96781032308</text:p>
          </table:table-cell>
          <table:table-cell office:value-type="float" office:value="490245.419478036" calcext:value-type="float">
            <text:p>490245.419478036</text:p>
          </table:table-cell>
          <table:table-cell office:value-type="float" office:value="2730.9862213" calcext:value-type="float">
            <text:p>2730.9862213</text:p>
          </table:table-cell>
          <table:table-cell office:value-type="float" office:value="336950.809268012" calcext:value-type="float">
            <text:p>336950.809268012</text:p>
          </table:table-cell>
          <table:table-cell office:value-type="float" office:value="2622.26910545757" calcext:value-type="float">
            <text:p>2622.26910545757</text:p>
          </table:table-cell>
          <table:table-cell office:value-type="float" office:value="279261.234677851" calcext:value-type="float">
            <text:p>279261.234677851</text:p>
          </table:table-cell>
          <table:table-cell office:value-type="float" office:value="1564.36003366061" calcext:value-type="float">
            <text:p>1564.36003366061</text:p>
          </table:table-cell>
          <table:table-cell office:value-type="float" office:value="57629.906514107" calcext:value-type="float">
            <text:p>57629.906514107</text:p>
          </table:table-cell>
          <table:table-cell office:value-type="float" office:value="891009.687056498" calcext:value-type="float">
            <text:p>891009.687056498</text:p>
          </table:table-cell>
          <table:table-cell office:value-type="float" office:value="91283529.4270787" calcext:value-type="float">
            <text:p>91283529.4270787</text:p>
          </table:table-cell>
          <table:table-cell office:value-type="float" office:value="268886.474482583" calcext:value-type="float">
            <text:p>268886.474482583</text:p>
          </table:table-cell>
          <table:table-cell office:value-type="float" office:value="-14.926371790384" calcext:value-type="float">
            <text:p>-14.926371790384</text:p>
          </table:table-cell>
          <table:table-cell office:value-type="float" office:value="350.28942087017" calcext:value-type="float">
            <text:p>350.28942087017</text:p>
          </table:table-cell>
          <table:table-cell office:value-type="float" office:value="-82.0997293503797" calcext:value-type="float">
            <text:p>-82.0997293503797</text:p>
          </table:table-cell>
        </table:table-row>
        <table:table-row table:style-name="ro1">
          <table:table-cell/>
          <table:table-cell office:value-type="float" office:value="670.563746946468" calcext:value-type="float">
            <text:p>670.563746946468</text:p>
          </table:table-cell>
          <table:table-cell office:value-type="float" office:value="18213.0528458694" calcext:value-type="float">
            <text:p>18213.0528458694</text:p>
          </table:table-cell>
          <table:table-cell office:value-type="float" office:value="59.6035726818912" calcext:value-type="float">
            <text:p>59.6035726818912</text:p>
          </table:table-cell>
          <table:table-cell office:value-type="float" office:value="22.3485893292753" calcext:value-type="float">
            <text:p>22.3485893292753</text:p>
          </table:table-cell>
          <table:table-cell office:value-type="float" office:value="15100.287172279" calcext:value-type="float">
            <text:p>15100.287172279</text:p>
          </table:table-cell>
          <table:table-cell office:value-type="float" office:value="-67.1636629406562" calcext:value-type="float">
            <text:p>-67.1636629406562</text:p>
          </table:table-cell>
          <table:table-cell office:value-type="float" office:value="18513.9419512526" calcext:value-type="float">
            <text:p>18513.9419512526</text:p>
          </table:table-cell>
          <table:table-cell office:value-type="float" office:value="3440.33802344642" calcext:value-type="float">
            <text:p>3440.33802344642</text:p>
          </table:table-cell>
          <table:table-cell office:value-type="float" office:value="493273.758414982" calcext:value-type="float">
            <text:p>493273.758414982</text:p>
          </table:table-cell>
          <table:table-cell office:value-type="float" office:value="2934.10970711794" calcext:value-type="float">
            <text:p>2934.10970711794</text:p>
          </table:table-cell>
          <table:table-cell office:value-type="float" office:value="338871.516020119" calcext:value-type="float">
            <text:p>338871.516020119</text:p>
          </table:table-cell>
          <table:table-cell office:value-type="float" office:value="2555.03163275325" calcext:value-type="float">
            <text:p>2555.03163275325</text:p>
          </table:table-cell>
          <table:table-cell office:value-type="float" office:value="281144.721533709" calcext:value-type="float">
            <text:p>281144.721533709</text:p>
          </table:table-cell>
          <table:table-cell office:value-type="float" office:value="1497.11886019556" calcext:value-type="float">
            <text:p>1497.11886019556</text:p>
          </table:table-cell>
          <table:table-cell office:value-type="float" office:value="57821.9702128068" calcext:value-type="float">
            <text:p>57821.9702128068</text:p>
          </table:table-cell>
          <table:table-cell office:value-type="float" office:value="891025.424722338" calcext:value-type="float">
            <text:p>891025.424722338</text:p>
          </table:table-cell>
          <table:table-cell office:value-type="float" office:value="91669704.7232307" calcext:value-type="float">
            <text:p>91669704.7232307</text:p>
          </table:table-cell>
          <table:table-cell office:value-type="float" office:value="266893.736005114" calcext:value-type="float">
            <text:p>266893.736005114</text:p>
          </table:table-cell>
          <table:table-cell office:value-type="float" office:value="-67.1701515839268" calcext:value-type="float">
            <text:p>-67.1701515839268</text:p>
          </table:table-cell>
          <table:table-cell office:value-type="float" office:value="321.120014385501" calcext:value-type="float">
            <text:p>321.120014385501</text:p>
          </table:table-cell>
          <table:table-cell office:value-type="float" office:value="-22.3774651976033" calcext:value-type="float">
            <text:p>-22.3774651976033</text:p>
          </table:table-cell>
        </table:table-row>
        <table:table-row table:style-name="ro1">
          <table:table-cell/>
          <table:table-cell office:value-type="float" office:value="658.530842042495" calcext:value-type="float">
            <text:p>658.530842042495</text:p>
          </table:table-cell>
          <table:table-cell office:value-type="float" office:value="18191.2479275671" calcext:value-type="float">
            <text:p>18191.2479275671</text:p>
          </table:table-cell>
          <table:table-cell office:value-type="float" office:value="-37.3080641801636" calcext:value-type="float">
            <text:p>-37.3080641801636</text:p>
          </table:table-cell>
          <table:table-cell office:value-type="float" office:value="104.610866627874" calcext:value-type="float">
            <text:p>104.610866627874</text:p>
          </table:table-cell>
          <table:table-cell office:value-type="float" office:value="15071.9478387671" calcext:value-type="float">
            <text:p>15071.9478387671</text:p>
          </table:table-cell>
          <table:table-cell office:value-type="float" office:value="231.567167169564" calcext:value-type="float">
            <text:p>231.567167169564</text:p>
          </table:table-cell>
          <table:table-cell office:value-type="float" office:value="18638.8128301049" calcext:value-type="float">
            <text:p>18638.8128301049</text:p>
          </table:table-cell>
          <table:table-cell office:value-type="float" office:value="3516.18021925131" calcext:value-type="float">
            <text:p>3516.18021925131</text:p>
          </table:table-cell>
          <table:table-cell office:value-type="float" office:value="495982.041293198" calcext:value-type="float">
            <text:p>495982.041293198</text:p>
          </table:table-cell>
          <table:table-cell office:value-type="float" office:value="2959.812086074" calcext:value-type="float">
            <text:p>2959.812086074</text:p>
          </table:table-cell>
          <table:table-cell office:value-type="float" office:value="339700.555846719" calcext:value-type="float">
            <text:p>339700.555846719</text:p>
          </table:table-cell>
          <table:table-cell office:value-type="float" office:value="2757.367737874" calcext:value-type="float">
            <text:p>2757.367737874</text:p>
          </table:table-cell>
          <table:table-cell office:value-type="float" office:value="281306.183542421" calcext:value-type="float">
            <text:p>281306.183542421</text:p>
          </table:table-cell>
          <table:table-cell office:value-type="float" office:value="1501.45152004823" calcext:value-type="float">
            <text:p>1501.45152004823</text:p>
          </table:table-cell>
          <table:table-cell office:value-type="float" office:value="57962.3147229031" calcext:value-type="float">
            <text:p>57962.3147229031</text:p>
          </table:table-cell>
          <table:table-cell office:value-type="float" office:value="905397.713683907" calcext:value-type="float">
            <text:p>905397.713683907</text:p>
          </table:table-cell>
          <table:table-cell office:value-type="float" office:value="92133276.0828871" calcext:value-type="float">
            <text:p>92133276.0828871</text:p>
          </table:table-cell>
          <table:table-cell office:value-type="float" office:value="264643.765483116" calcext:value-type="float">
            <text:p>264643.765483116</text:p>
          </table:table-cell>
          <table:table-cell office:value-type="float" office:value="-74.4962859000456" calcext:value-type="float">
            <text:p>-74.4962859000456</text:p>
          </table:table-cell>
          <table:table-cell office:value-type="float" office:value="469.314221092321" calcext:value-type="float">
            <text:p>469.314221092321</text:p>
          </table:table-cell>
          <table:table-cell office:value-type="float" office:value="7.45061039270203" calcext:value-type="float">
            <text:p>7.45061039270203</text:p>
          </table:table-cell>
        </table:table-row>
        <table:table-row table:style-name="ro1">
          <table:table-cell/>
          <table:table-cell office:value-type="float" office:value="496.534160339969" calcext:value-type="float">
            <text:p>496.534160339969</text:p>
          </table:table-cell>
          <table:table-cell office:value-type="float" office:value="18212.4868505732" calcext:value-type="float">
            <text:p>18212.4868505732</text:p>
          </table:table-cell>
          <table:table-cell office:value-type="float" office:value="-127.675165019697" calcext:value-type="float">
            <text:p>-127.675165019697</text:p>
          </table:table-cell>
          <table:table-cell office:value-type="float" office:value="-15.0204098972775" calcext:value-type="float">
            <text:p>-15.0204098972775</text:p>
          </table:table-cell>
          <table:table-cell office:value-type="float" office:value="15372.1049759649" calcext:value-type="float">
            <text:p>15372.1049759649</text:p>
          </table:table-cell>
          <table:table-cell office:value-type="float" office:value="217.779686173824" calcext:value-type="float">
            <text:p>217.779686173824</text:p>
          </table:table-cell>
          <table:table-cell office:value-type="float" office:value="19006.4910212437" calcext:value-type="float">
            <text:p>19006.4910212437</text:p>
          </table:table-cell>
          <table:table-cell office:value-type="float" office:value="3428.2501262193" calcext:value-type="float">
            <text:p>3428.2501262193</text:p>
          </table:table-cell>
          <table:table-cell office:value-type="float" office:value="503316.12451171" calcext:value-type="float">
            <text:p>503316.12451171</text:p>
          </table:table-cell>
          <table:table-cell office:value-type="float" office:value="2838.48357663381" calcext:value-type="float">
            <text:p>2838.48357663381</text:p>
          </table:table-cell>
          <table:table-cell office:value-type="float" office:value="343937.207418431" calcext:value-type="float">
            <text:p>343937.207418431</text:p>
          </table:table-cell>
          <table:table-cell office:value-type="float" office:value="2748.16755607151" calcext:value-type="float">
            <text:p>2748.16755607151</text:p>
          </table:table-cell>
          <table:table-cell office:value-type="float" office:value="283766.864782239" calcext:value-type="float">
            <text:p>283766.864782239</text:p>
          </table:table-cell>
          <table:table-cell office:value-type="float" office:value="1624.8423795693" calcext:value-type="float">
            <text:p>1624.8423795693</text:p>
          </table:table-cell>
          <table:table-cell office:value-type="float" office:value="58546.4164525172" calcext:value-type="float">
            <text:p>58546.4164525172</text:p>
          </table:table-cell>
          <table:table-cell office:value-type="float" office:value="901751.421995869" calcext:value-type="float">
            <text:p>901751.421995869</text:p>
          </table:table-cell>
          <table:table-cell office:value-type="float" office:value="92820220.5029753" calcext:value-type="float">
            <text:p>92820220.5029753</text:p>
          </table:table-cell>
          <table:table-cell office:value-type="float" office:value="263078.995698743" calcext:value-type="float">
            <text:p>263078.995698743</text:p>
          </table:table-cell>
          <table:table-cell office:value-type="float" office:value="142.526663238039" calcext:value-type="float">
            <text:p>142.526663238039</text:p>
          </table:table-cell>
          <table:table-cell office:value-type="float" office:value="397.085763839616" calcext:value-type="float">
            <text:p>397.085763839616</text:p>
          </table:table-cell>
          <table:table-cell office:value-type="float" office:value="-149.622734203725" calcext:value-type="float">
            <text:p>-149.622734203725</text:p>
          </table:table-cell>
        </table:table-row>
        <table:table-row table:style-name="ro1">
          <table:table-cell/>
          <table:table-cell office:value-type="float" office:value="467.595919510525" calcext:value-type="float">
            <text:p>467.595919510525</text:p>
          </table:table-cell>
          <table:table-cell office:value-type="float" office:value="18169.0509759354" calcext:value-type="float">
            <text:p>18169.0509759354</text:p>
          </table:table-cell>
          <table:table-cell office:value-type="float" office:value="-128.210657205931" calcext:value-type="float">
            <text:p>-128.210657205931</text:p>
          </table:table-cell>
          <table:table-cell office:value-type="float" office:value="-22.7426662679487" calcext:value-type="float">
            <text:p>-22.7426662679487</text:p>
          </table:table-cell>
          <table:table-cell office:value-type="float" office:value="15489.9243108288" calcext:value-type="float">
            <text:p>15489.9243108288</text:p>
          </table:table-cell>
          <table:table-cell office:value-type="float" office:value="203.830007872524" calcext:value-type="float">
            <text:p>203.830007872524</text:p>
          </table:table-cell>
          <table:table-cell office:value-type="float" office:value="19196.4899051049" calcext:value-type="float">
            <text:p>19196.4899051049</text:p>
          </table:table-cell>
          <table:table-cell office:value-type="float" office:value="3426.53423377483" calcext:value-type="float">
            <text:p>3426.53423377483</text:p>
          </table:table-cell>
          <table:table-cell office:value-type="float" office:value="512567.553125069" calcext:value-type="float">
            <text:p>512567.553125069</text:p>
          </table:table-cell>
          <table:table-cell office:value-type="float" office:value="2906.94690540798" calcext:value-type="float">
            <text:p>2906.94690540798</text:p>
          </table:table-cell>
          <table:table-cell office:value-type="float" office:value="346565.276290239" calcext:value-type="float">
            <text:p>346565.276290239</text:p>
          </table:table-cell>
          <table:table-cell office:value-type="float" office:value="2712.7083420355" calcext:value-type="float">
            <text:p>2712.7083420355</text:p>
          </table:table-cell>
          <table:table-cell office:value-type="float" office:value="286080.735319093" calcext:value-type="float">
            <text:p>286080.735319093</text:p>
          </table:table-cell>
          <table:table-cell office:value-type="float" office:value="1498.63866194885" calcext:value-type="float">
            <text:p>1498.63866194885</text:p>
          </table:table-cell>
          <table:table-cell office:value-type="float" office:value="58874.6378548303" calcext:value-type="float">
            <text:p>58874.6378548303</text:p>
          </table:table-cell>
          <table:table-cell office:value-type="float" office:value="908469.662898751" calcext:value-type="float">
            <text:p>908469.662898751</text:p>
          </table:table-cell>
          <table:table-cell office:value-type="float" office:value="93619178.5338037" calcext:value-type="float">
            <text:p>93619178.5338037</text:p>
          </table:table-cell>
          <table:table-cell office:value-type="float" office:value="259191.967599059" calcext:value-type="float">
            <text:p>259191.967599059</text:p>
          </table:table-cell>
          <table:table-cell office:value-type="float" office:value="15.0789707505103" calcext:value-type="float">
            <text:p>15.0789707505103</text:p>
          </table:table-cell>
          <table:table-cell office:value-type="float" office:value="444.884325366315" calcext:value-type="float">
            <text:p>444.884325366315</text:p>
          </table:table-cell>
          <table:table-cell office:value-type="float" office:value="30.1641658689078" calcext:value-type="float">
            <text:p>30.1641658689078</text:p>
          </table:table-cell>
        </table:table-row>
        <table:table-row table:style-name="ro1">
          <table:table-cell/>
          <table:table-cell office:value-type="float" office:value="539.388462650562" calcext:value-type="float">
            <text:p>539.388462650562</text:p>
          </table:table-cell>
          <table:table-cell office:value-type="float" office:value="18198.772131766" calcext:value-type="float">
            <text:p>18198.772131766</text:p>
          </table:table-cell>
          <table:table-cell office:value-type="float" office:value="-0" calcext:value-type="float">
            <text:p>0</text:p>
          </table:table-cell>
          <table:table-cell office:value-type="float" office:value="90.8233575861063" calcext:value-type="float">
            <text:p>90.8233575861063</text:p>
          </table:table-cell>
          <table:table-cell office:value-type="float" office:value="15963.4369125451" calcext:value-type="float">
            <text:p>15963.4369125451</text:p>
          </table:table-cell>
          <table:table-cell office:value-type="float" office:value="52.9751736623563" calcext:value-type="float">
            <text:p>52.9751736623563</text:p>
          </table:table-cell>
          <table:table-cell office:value-type="float" office:value="19316.5437143759" calcext:value-type="float">
            <text:p>19316.5437143759</text:p>
          </table:table-cell>
          <table:table-cell office:value-type="float" office:value="3596.42022198878" calcext:value-type="float">
            <text:p>3596.42022198878</text:p>
          </table:table-cell>
          <table:table-cell office:value-type="float" office:value="530136.398533498" calcext:value-type="float">
            <text:p>530136.398533498</text:p>
          </table:table-cell>
          <table:table-cell office:value-type="float" office:value="2891.60391961432" calcext:value-type="float">
            <text:p>2891.60391961432</text:p>
          </table:table-cell>
          <table:table-cell office:value-type="float" office:value="351042.712428423" calcext:value-type="float">
            <text:p>351042.712428423</text:p>
          </table:table-cell>
          <table:table-cell office:value-type="float" office:value="2679.58358702049" calcext:value-type="float">
            <text:p>2679.58358702049</text:p>
          </table:table-cell>
          <table:table-cell office:value-type="float" office:value="286732.364109056" calcext:value-type="float">
            <text:p>286732.364109056</text:p>
          </table:table-cell>
          <table:table-cell office:value-type="float" office:value="1490.81391681131" calcext:value-type="float">
            <text:p>1490.81391681131</text:p>
          </table:table-cell>
          <table:table-cell office:value-type="float" office:value="59128.0818275123" calcext:value-type="float">
            <text:p>59128.0818275123</text:p>
          </table:table-cell>
          <table:table-cell office:value-type="float" office:value="886027.534689054" calcext:value-type="float">
            <text:p>886027.534689054</text:p>
          </table:table-cell>
          <table:table-cell office:value-type="float" office:value="94252661.0564594" calcext:value-type="float">
            <text:p>94252661.0564594</text:p>
          </table:table-cell>
          <table:table-cell office:value-type="float" office:value="252945.459116433" calcext:value-type="float">
            <text:p>252945.459116433</text:p>
          </table:table-cell>
          <table:table-cell office:value-type="float" office:value="7.55486484798225" calcext:value-type="float">
            <text:p>7.55486484798225</text:p>
          </table:table-cell>
          <table:table-cell office:value-type="float" office:value="378.002131275965" calcext:value-type="float">
            <text:p>378.002131275965</text:p>
          </table:table-cell>
          <table:table-cell office:value-type="float" office:value="-45.2844163864476" calcext:value-type="float">
            <text:p>-45.2844163864476</text:p>
          </table:table-cell>
        </table:table-row>
        <table:table-row table:style-name="ro1">
          <table:table-cell/>
          <table:table-cell office:value-type="float" office:value="431.454310821606" calcext:value-type="float">
            <text:p>431.454310821606</text:p>
          </table:table-cell>
          <table:table-cell office:value-type="float" office:value="18173.2304350937" calcext:value-type="float">
            <text:p>18173.2304350937</text:p>
          </table:table-cell>
          <table:table-cell office:value-type="float" office:value="-0" calcext:value-type="float">
            <text:p>0</text:p>
          </table:table-cell>
          <table:table-cell office:value-type="float" office:value="-168.426158729242" calcext:value-type="float">
            <text:p>-168.426158729242</text:p>
          </table:table-cell>
          <table:table-cell office:value-type="float" office:value="16926.2245983182" calcext:value-type="float">
            <text:p>16926.2245983182</text:p>
          </table:table-cell>
          <table:table-cell office:value-type="float" office:value="221.226952708617" calcext:value-type="float">
            <text:p>221.226952708617</text:p>
          </table:table-cell>
          <table:table-cell office:value-type="float" office:value="20119.386546282" calcext:value-type="float">
            <text:p>20119.386546282</text:p>
          </table:table-cell>
          <table:table-cell office:value-type="float" office:value="3318.79774475289" calcext:value-type="float">
            <text:p>3318.79774475289</text:p>
          </table:table-cell>
          <table:table-cell office:value-type="float" office:value="532972.400648249" calcext:value-type="float">
            <text:p>532972.400648249</text:p>
          </table:table-cell>
          <table:table-cell office:value-type="float" office:value="2715.58468365551" calcext:value-type="float">
            <text:p>2715.58468365551</text:p>
          </table:table-cell>
          <table:table-cell office:value-type="float" office:value="353779.693536617" calcext:value-type="float">
            <text:p>353779.693536617</text:p>
          </table:table-cell>
          <table:table-cell office:value-type="float" office:value="2616.29332171794" calcext:value-type="float">
            <text:p>2616.29332171794</text:p>
          </table:table-cell>
          <table:table-cell office:value-type="float" office:value="290276.396337343" calcext:value-type="float">
            <text:p>290276.396337343</text:p>
          </table:table-cell>
          <table:table-cell office:value-type="float" office:value="1574.06435371954" calcext:value-type="float">
            <text:p>1574.06435371954</text:p>
          </table:table-cell>
          <table:table-cell office:value-type="float" office:value="60108.0745494349" calcext:value-type="float">
            <text:p>60108.0745494349</text:p>
          </table:table-cell>
          <table:table-cell office:value-type="float" office:value="856677.048924513" calcext:value-type="float">
            <text:p>856677.048924513</text:p>
          </table:table-cell>
          <table:table-cell office:value-type="float" office:value="95286144.2543479" calcext:value-type="float">
            <text:p>95286144.2543479</text:p>
          </table:table-cell>
          <table:table-cell office:value-type="float" office:value="241910.754869807" calcext:value-type="float">
            <text:p>241910.754869807</text:p>
          </table:table-cell>
          <table:table-cell office:value-type="float" office:value="7.6440433914417" calcext:value-type="float">
            <text:p>7.6440433914417</text:p>
          </table:table-cell>
          <table:table-cell office:value-type="float" office:value="519.598655962277" calcext:value-type="float">
            <text:p>519.598655962277</text:p>
          </table:table-cell>
          <table:table-cell office:value-type="float" office:value="114.416157272286" calcext:value-type="float">
            <text:p>114.416157272286</text:p>
          </table:table-cell>
        </table:table-row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formula="of:=AVERAGE([.B4:.B32])" office:value-type="float" office:value="564.378705043951" calcext:value-type="float">
            <text:p>564.378705043951</text:p>
          </table:table-cell>
          <table:table-cell table:style-name="Default" table:formula="of:=AVERAGE([.C4:.C32])" office:value-type="float" office:value="17856.7607994053" calcext:value-type="float">
            <text:p>17856.7607994053</text:p>
          </table:table-cell>
          <table:table-cell table:style-name="Default" table:formula="of:=AVERAGE([.D4:.D32])" office:value-type="float" office:value="-1.71664872397558" calcext:value-type="float">
            <text:p>-1.71664872397558</text:p>
          </table:table-cell>
          <table:table-cell table:style-name="Default" table:formula="of:=AVERAGE([.E4:.E32])" office:value-type="float" office:value="18.9103178232656" calcext:value-type="float">
            <text:p>18.9103178232656</text:p>
          </table:table-cell>
          <table:table-cell table:style-name="Default" table:formula="of:=AVERAGE([.F4:.F32])" office:value-type="float" office:value="14673.0859869814" calcext:value-type="float">
            <text:p>14673.0859869814</text:p>
          </table:table-cell>
          <table:table-cell table:style-name="Default" table:formula="of:=AVERAGE([.G4:.G32])" office:value-type="float" office:value="143.713453977984" calcext:value-type="float">
            <text:p>143.713453977984</text:p>
          </table:table-cell>
          <table:table-cell table:style-name="Default" table:formula="of:=AVERAGE([.H4:.H32])" office:value-type="float" office:value="18108.1018380854" calcext:value-type="float">
            <text:p>18108.1018380854</text:p>
          </table:table-cell>
          <table:table-cell table:style-name="Default" table:formula="of:=AVERAGE([.I4:.I32])" office:value-type="float" office:value="3291.16213272984" calcext:value-type="float">
            <text:p>3291.16213272984</text:p>
          </table:table-cell>
          <table:table-cell table:style-name="Default" table:formula="of:=AVERAGE([.J4:.J32])" office:value-type="float" office:value="487943.688792512" calcext:value-type="float">
            <text:p>487943.688792512</text:p>
          </table:table-cell>
          <table:table-cell table:style-name="Default" table:formula="of:=AVERAGE([.K4:.K32])" office:value-type="float" office:value="2743.4448588967" calcext:value-type="float">
            <text:p>2743.4448588967</text:p>
          </table:table-cell>
          <table:table-cell table:style-name="Default" table:formula="of:=AVERAGE([.L4:.L32])" office:value-type="float" office:value="333568.483762114" calcext:value-type="float">
            <text:p>333568.483762114</text:p>
          </table:table-cell>
          <table:table-cell table:style-name="Default" table:formula="of:=AVERAGE([.M4:.M32])" office:value-type="float" office:value="2558.03347478403" calcext:value-type="float">
            <text:p>2558.03347478403</text:p>
          </table:table-cell>
          <table:table-cell table:style-name="Default" table:formula="of:=AVERAGE([.N4:.N32])" office:value-type="float" office:value="276550.006771886" calcext:value-type="float">
            <text:p>276550.006771886</text:p>
          </table:table-cell>
          <table:table-cell table:style-name="Default" table:formula="of:=AVERAGE([.O4:.O32])" office:value-type="float" office:value="1527.51563620472" calcext:value-type="float">
            <text:p>1527.51563620472</text:p>
          </table:table-cell>
          <table:table-cell table:style-name="Default" table:formula="of:=AVERAGE([.P4:.P32])" office:value-type="float" office:value="56978.9632967253" calcext:value-type="float">
            <text:p>56978.9632967253</text:p>
          </table:table-cell>
          <table:table-cell table:style-name="Default" table:formula="of:=AVERAGE([.Q4:.Q32])" office:value-type="float" office:value="865478.552203369" calcext:value-type="float">
            <text:p>865478.552203369</text:p>
          </table:table-cell>
          <table:table-cell table:style-name="Default" table:formula="of:=AVERAGE([.R4:.R32])" office:value-type="float" office:value="90258777.159127" calcext:value-type="float">
            <text:p>90258777.159127</text:p>
          </table:table-cell>
          <table:table-cell table:style-name="Default" table:formula="of:=AVERAGE([.S4:.S32])" office:value-type="float" office:value="276151.81194568" calcext:value-type="float">
            <text:p>276151.81194568</text:p>
          </table:table-cell>
          <table:table-cell table:style-name="Default" table:formula="of:=AVERAGE([.T4:.T32])" office:value-type="float" office:value="17.056455848322" calcext:value-type="float">
            <text:p>17.056455848322</text:p>
          </table:table-cell>
          <table:table-cell table:style-name="Default" table:formula="of:=AVERAGE([.U4:.U32])" office:value-type="float" office:value="325.111544842105" calcext:value-type="float">
            <text:p>325.111544842105</text:p>
          </table:table-cell>
          <table:table-cell table:style-name="Default" table:formula="of:=AVERAGE([.V4:.V32])" office:value-type="float" office:value="-16.4666339903654" calcext:value-type="float">
            <text:p>-16.4666339903654</text:p>
          </table:table-cell>
        </table:table-row>
        <table:table-row table:style-name="ro1">
          <table:table-cell/>
          <table:table-cell table:style-name="Default" table:formula="of:=[.B35]*[.$D$39]" office:value-type="float" office:value="625.289553888978" calcext:value-type="float">
            <text:p>625.289553888978</text:p>
          </table:table-cell>
          <table:table-cell table:style-name="Default" table:formula="of:=[.C35]*[.$D$39]" office:value-type="float" office:value="19783.9604761359" calcext:value-type="float">
            <text:p>19783.9604761359</text:p>
          </table:table-cell>
          <table:table-cell table:style-name="Default" table:formula="of:=[.D35]*[.$D$39]" office:value-type="float" office:value="-1.90191888036452" calcext:value-type="float">
            <text:p>-1.90191888036452</text:p>
          </table:table-cell>
          <table:table-cell table:style-name="Default" table:formula="of:=[.E35]*[.$D$39]" office:value-type="float" office:value="20.9512231590801" calcext:value-type="float">
            <text:p>20.9512231590801</text:p>
          </table:table-cell>
          <table:table-cell table:style-name="Default" table:formula="of:=[.F35]*[.$D$39]" office:value-type="float" office:value="16256.6859964351" calcext:value-type="float">
            <text:p>16256.6859964351</text:p>
          </table:table-cell>
          <table:table-cell table:style-name="Default" table:formula="of:=[.G35]*[.$D$39]" office:value-type="float" office:value="159.223799060135" calcext:value-type="float">
            <text:p>159.223799060135</text:p>
          </table:table-cell>
          <table:table-cell table:style-name="Default" table:formula="of:=[.H35]*[.$D$39]" office:value-type="float" office:value="20062.4276198211" calcext:value-type="float">
            <text:p>20062.4276198211</text:p>
          </table:table-cell>
          <table:table-cell table:style-name="Default" table:formula="of:=[.I35]*[.$D$39]" office:value-type="float" office:value="3646.36242182574" calcext:value-type="float">
            <text:p>3646.36242182574</text:p>
          </table:table-cell>
          <table:table-cell table:style-name="Default" table:formula="of:=[.J35]*[.$D$39]" office:value-type="float" office:value="540605.250979927" calcext:value-type="float">
            <text:p>540605.250979927</text:p>
          </table:table-cell>
          <table:table-cell table:style-name="Default" table:formula="of:=[.K35]*[.$D$39]" office:value-type="float" office:value="3039.53249229156" calcext:value-type="float">
            <text:p>3039.53249229156</text:p>
          </table:table-cell>
          <table:table-cell table:style-name="Default" table:formula="of:=[.L35]*[.$D$39]" office:value-type="float" office:value="369569.026150255" calcext:value-type="float">
            <text:p>369569.026150255</text:p>
          </table:table-cell>
          <table:table-cell table:style-name="Default" table:formula="of:=[.M35]*[.$D$39]" office:value-type="float" office:value="2834.11049351377" calcext:value-type="float">
            <text:p>2834.11049351377</text:p>
          </table:table-cell>
          <table:table-cell table:style-name="Default" table:formula="of:=[.N35]*[.$D$39]" office:value-type="float" office:value="306396.802035469" calcext:value-type="float">
            <text:p>306396.802035469</text:p>
          </table:table-cell>
          <table:table-cell table:style-name="Default" table:formula="of:=[.O35]*[.$D$39]" office:value-type="float" office:value="1692.37351123393" calcext:value-type="float">
            <text:p>1692.37351123393</text:p>
          </table:table-cell>
          <table:table-cell table:style-name="Default" table:formula="of:=[.P35]*[.$D$39]" office:value-type="float" office:value="63128.4458865101" calcext:value-type="float">
            <text:p>63128.4458865101</text:p>
          </table:table-cell>
          <table:table-cell table:style-name="Default" table:formula="of:=[.Q35]*[.$D$39]" office:value-type="float" office:value="958885.74988948" calcext:value-type="float">
            <text:p>958885.74988948</text:p>
          </table:table-cell>
          <table:table-cell table:style-name="Default" table:formula="of:=[.R35]*[.$D$39]" office:value-type="float" office:value="100000000" calcext:value-type="float">
            <text:p>100000000</text:p>
          </table:table-cell>
          <table:table-cell table:style-name="Default" table:formula="of:=[.S35]*[.$D$39]" office:value-type="float" office:value="305955.631837136" calcext:value-type="float">
            <text:p>305955.631837136</text:p>
          </table:table-cell>
          <table:table-cell table:style-name="Default" table:formula="of:=[.T35]*[.$D$39]" office:value-type="float" office:value="18.8972822202669" calcext:value-type="float">
            <text:p>18.8972822202669</text:p>
          </table:table-cell>
          <table:table-cell table:style-name="Default" table:formula="of:=[.U35]*[.$D$39]" office:value-type="float" office:value="360.199367945049" calcext:value-type="float">
            <text:p>360.199367945049</text:p>
          </table:table-cell>
          <table:table-cell table:style-name="Default" table:formula="of:=[.V35]*[.$D$39]" office:value-type="float" office:value="-18.2438035486949" calcext:value-type="float">
            <text:p>-18.2438035486949</text:p>
          </table:table-cell>
        </table:table-row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100000000/[.R35]" office:value-type="float" office:value="1.10792549098798" calcext:value-type="float">
            <text:p>1.10792549098798</text:p>
          </table:table-cell>
          <table:table-cell table:style-name="Default" table:number-columns-repeated="18"/>
        </table:table-row>
      </table:table>
      <table:table table:name="Praxair N2(1%) O2(1%) He(1%) CH4(1%) CO2(1%) Ar(95%)" table:style-name="ta1">
        <table:table-column table:style-name="co1" table:default-cell-style-name="Default"/>
        <table:table-column table:style-name="co1" table:number-columns-repeated="21" table:default-cell-style-name="ce5"/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office:value-type="float" office:value="609.228543223824" calcext:value-type="float">
            <text:p>609.228543223824</text:p>
          </table:table-cell>
          <table:table-cell office:value-type="float" office:value="30097.2622145813" calcext:value-type="float">
            <text:p>30097.2622145813</text:p>
          </table:table-cell>
          <table:table-cell office:value-type="float" office:value="14638.6655096034" calcext:value-type="float">
            <text:p>14638.6655096034</text:p>
          </table:table-cell>
          <table:table-cell office:value-type="float" office:value="31762.3129739836" calcext:value-type="float">
            <text:p>31762.3129739836</text:p>
          </table:table-cell>
          <table:table-cell office:value-type="float" office:value="123890.906142537" calcext:value-type="float">
            <text:p>123890.906142537</text:p>
          </table:table-cell>
          <table:table-cell office:value-type="float" office:value="834972.876132794" calcext:value-type="float">
            <text:p>834972.876132794</text:p>
          </table:table-cell>
          <table:table-cell office:value-type="float" office:value="1122417.84691902" calcext:value-type="float">
            <text:p>1122417.84691902</text:p>
          </table:table-cell>
          <table:table-cell office:value-type="float" office:value="5433.30592166109" calcext:value-type="float">
            <text:p>5433.30592166109</text:p>
          </table:table-cell>
          <table:table-cell office:value-type="float" office:value="919393.987381864" calcext:value-type="float">
            <text:p>919393.987381864</text:p>
          </table:table-cell>
          <table:table-cell office:value-type="float" office:value="4156.06851529696" calcext:value-type="float">
            <text:p>4156.06851529696</text:p>
          </table:table-cell>
          <table:table-cell office:value-type="float" office:value="537498.284508969" calcext:value-type="float">
            <text:p>537498.284508969</text:p>
          </table:table-cell>
          <table:table-cell office:value-type="float" office:value="3926.60645218275" calcext:value-type="float">
            <text:p>3926.60645218275</text:p>
          </table:table-cell>
          <table:table-cell office:value-type="float" office:value="446429.005260488" calcext:value-type="float">
            <text:p>446429.005260488</text:p>
          </table:table-cell>
          <table:table-cell office:value-type="float" office:value="1023.60593856735" calcext:value-type="float">
            <text:p>1023.60593856735</text:p>
          </table:table-cell>
          <table:table-cell office:value-type="float" office:value="91033.5585714975" calcext:value-type="float">
            <text:p>91033.5585714975</text:p>
          </table:table-cell>
          <table:table-cell office:value-type="float" office:value="1330662.56209308" calcext:value-type="float">
            <text:p>1330662.56209308</text:p>
          </table:table-cell>
          <table:table-cell office:value-type="float" office:value="144678951.171734" calcext:value-type="float">
            <text:p>144678951.171734</text:p>
          </table:table-cell>
          <table:table-cell office:value-type="float" office:value="2748.74817532811" calcext:value-type="float">
            <text:p>2748.74817532811</text:p>
          </table:table-cell>
          <table:table-cell office:value-type="float" office:value="7856.27833698885" calcext:value-type="float">
            <text:p>7856.27833698885</text:p>
          </table:table-cell>
          <table:table-cell office:value-type="float" office:value="1154151.11709002" calcext:value-type="float">
            <text:p>1154151.11709002</text:p>
          </table:table-cell>
          <table:table-cell office:value-type="float" office:value="13397.2138120181" calcext:value-type="float">
            <text:p>13397.2138120181</text:p>
          </table:table-cell>
        </table:table-row>
        <table:table-row table:style-name="ro1">
          <table:table-cell/>
          <table:table-cell office:value-type="float" office:value="780.804270621356" calcext:value-type="float">
            <text:p>780.804270621356</text:p>
          </table:table-cell>
          <table:table-cell office:value-type="float" office:value="29817.2415031579" calcext:value-type="float">
            <text:p>29817.2415031579</text:p>
          </table:table-cell>
          <table:table-cell office:value-type="float" office:value="14517.3711758189" calcext:value-type="float">
            <text:p>14517.3711758189</text:p>
          </table:table-cell>
          <table:table-cell office:value-type="float" office:value="31973.895045199" calcext:value-type="float">
            <text:p>31973.895045199</text:p>
          </table:table-cell>
          <table:table-cell office:value-type="float" office:value="123855.694307323" calcext:value-type="float">
            <text:p>123855.694307323</text:p>
          </table:table-cell>
          <table:table-cell office:value-type="float" office:value="835415.567817123" calcext:value-type="float">
            <text:p>835415.567817123</text:p>
          </table:table-cell>
          <table:table-cell office:value-type="float" office:value="1117686.58748089" calcext:value-type="float">
            <text:p>1117686.58748089</text:p>
          </table:table-cell>
          <table:table-cell office:value-type="float" office:value="5382.69855464842" calcext:value-type="float">
            <text:p>5382.69855464842</text:p>
          </table:table-cell>
          <table:table-cell office:value-type="float" office:value="920921.23500538" calcext:value-type="float">
            <text:p>920921.23500538</text:p>
          </table:table-cell>
          <table:table-cell office:value-type="float" office:value="4102.63181248662" calcext:value-type="float">
            <text:p>4102.63181248662</text:p>
          </table:table-cell>
          <table:table-cell office:value-type="float" office:value="538763.80180726" calcext:value-type="float">
            <text:p>538763.80180726</text:p>
          </table:table-cell>
          <table:table-cell office:value-type="float" office:value="3981.89420686068" calcext:value-type="float">
            <text:p>3981.89420686068</text:p>
          </table:table-cell>
          <table:table-cell office:value-type="float" office:value="446665.980824553" calcext:value-type="float">
            <text:p>446665.980824553</text:p>
          </table:table-cell>
          <table:table-cell office:value-type="float" office:value="770.484951850672" calcext:value-type="float">
            <text:p>770.484951850672</text:p>
          </table:table-cell>
          <table:table-cell office:value-type="float" office:value="91380.9181221166" calcext:value-type="float">
            <text:p>91380.9181221166</text:p>
          </table:table-cell>
          <table:table-cell office:value-type="float" office:value="1323393.53474582" calcext:value-type="float">
            <text:p>1323393.53474582</text:p>
          </table:table-cell>
          <table:table-cell office:value-type="float" office:value="144554712.013403" calcext:value-type="float">
            <text:p>144554712.013403</text:p>
          </table:table-cell>
          <table:table-cell office:value-type="float" office:value="2574.88925211888" calcext:value-type="float">
            <text:p>2574.88925211888</text:p>
          </table:table-cell>
          <table:table-cell office:value-type="float" office:value="7760.62465118389" calcext:value-type="float">
            <text:p>7760.62465118389</text:p>
          </table:table-cell>
          <table:table-cell office:value-type="float" office:value="1159540.31185886" calcext:value-type="float">
            <text:p>1159540.31185886</text:p>
          </table:table-cell>
          <table:table-cell office:value-type="float" office:value="13567.9488261309" calcext:value-type="float">
            <text:p>13567.9488261309</text:p>
          </table:table-cell>
        </table:table-row>
        <table:table-row table:style-name="ro1">
          <table:table-cell/>
          <table:table-cell office:value-type="float" office:value="734.89394302058" calcext:value-type="float">
            <text:p>734.89394302058</text:p>
          </table:table-cell>
          <table:table-cell office:value-type="float" office:value="30119.641843005" calcext:value-type="float">
            <text:p>30119.641843005</text:p>
          </table:table-cell>
          <table:table-cell office:value-type="float" office:value="14549.3064494127" calcext:value-type="float">
            <text:p>14549.3064494127</text:p>
          </table:table-cell>
          <table:table-cell office:value-type="float" office:value="31963.6396884878" calcext:value-type="float">
            <text:p>31963.6396884878</text:p>
          </table:table-cell>
          <table:table-cell office:value-type="float" office:value="123833.614658592" calcext:value-type="float">
            <text:p>123833.614658592</text:p>
          </table:table-cell>
          <table:table-cell office:value-type="float" office:value="833962.045216415" calcext:value-type="float">
            <text:p>833962.045216415</text:p>
          </table:table-cell>
          <table:table-cell office:value-type="float" office:value="1114855.47040838" calcext:value-type="float">
            <text:p>1114855.47040838</text:p>
          </table:table-cell>
          <table:table-cell office:value-type="float" office:value="5533.57673346307" calcext:value-type="float">
            <text:p>5533.57673346307</text:p>
          </table:table-cell>
          <table:table-cell office:value-type="float" office:value="918563.537962906" calcext:value-type="float">
            <text:p>918563.537962906</text:p>
          </table:table-cell>
          <table:table-cell office:value-type="float" office:value="4087.59628927481" calcext:value-type="float">
            <text:p>4087.59628927481</text:p>
          </table:table-cell>
          <table:table-cell office:value-type="float" office:value="537593.818664547" calcext:value-type="float">
            <text:p>537593.818664547</text:p>
          </table:table-cell>
          <table:table-cell office:value-type="float" office:value="3926.12367271834" calcext:value-type="float">
            <text:p>3926.12367271834</text:p>
          </table:table-cell>
          <table:table-cell office:value-type="float" office:value="445748.807604858" calcext:value-type="float">
            <text:p>445748.807604858</text:p>
          </table:table-cell>
          <table:table-cell office:value-type="float" office:value="931.788796973685" calcext:value-type="float">
            <text:p>931.788796973685</text:p>
          </table:table-cell>
          <table:table-cell office:value-type="float" office:value="90662.7558212115" calcext:value-type="float">
            <text:p>90662.7558212115</text:p>
          </table:table-cell>
          <table:table-cell office:value-type="float" office:value="1330673.02725754" calcext:value-type="float">
            <text:p>1330673.02725754</text:p>
          </table:table-cell>
          <table:table-cell office:value-type="float" office:value="144320545.162329" calcext:value-type="float">
            <text:p>144320545.162329</text:p>
          </table:table-cell>
          <table:table-cell office:value-type="float" office:value="2617.83002435807" calcext:value-type="float">
            <text:p>2617.83002435807</text:p>
          </table:table-cell>
          <table:table-cell office:value-type="float" office:value="7796.93631173438" calcext:value-type="float">
            <text:p>7796.93631173438</text:p>
          </table:table-cell>
          <table:table-cell office:value-type="float" office:value="1166184.083803" calcext:value-type="float">
            <text:p>1166184.083803</text:p>
          </table:table-cell>
          <table:table-cell office:value-type="float" office:value="13596.0157239411" calcext:value-type="float">
            <text:p>13596.0157239411</text:p>
          </table:table-cell>
        </table:table-row>
        <table:table-row table:style-name="ro1">
          <table:table-cell/>
          <table:table-cell office:value-type="float" office:value="505.226256890709" calcext:value-type="float">
            <text:p>505.226256890709</text:p>
          </table:table-cell>
          <table:table-cell office:value-type="float" office:value="29790.6975376915" calcext:value-type="float">
            <text:p>29790.6975376915</text:p>
          </table:table-cell>
          <table:table-cell office:value-type="float" office:value="14700.0116762612" calcext:value-type="float">
            <text:p>14700.0116762612</text:p>
          </table:table-cell>
          <table:table-cell office:value-type="float" office:value="31925.060233257" calcext:value-type="float">
            <text:p>31925.060233257</text:p>
          </table:table-cell>
          <table:table-cell office:value-type="float" office:value="123560.713198171" calcext:value-type="float">
            <text:p>123560.713198171</text:p>
          </table:table-cell>
          <table:table-cell office:value-type="float" office:value="833136.812113298" calcext:value-type="float">
            <text:p>833136.812113298</text:p>
          </table:table-cell>
          <table:table-cell office:value-type="float" office:value="1109255.10450716" calcext:value-type="float">
            <text:p>1109255.10450716</text:p>
          </table:table-cell>
          <table:table-cell office:value-type="float" office:value="5648.20047077523" calcext:value-type="float">
            <text:p>5648.20047077523</text:p>
          </table:table-cell>
          <table:table-cell office:value-type="float" office:value="917614.317590575" calcext:value-type="float">
            <text:p>917614.317590575</text:p>
          </table:table-cell>
          <table:table-cell office:value-type="float" office:value="4186.43315706968" calcext:value-type="float">
            <text:p>4186.43315706968</text:p>
          </table:table-cell>
          <table:table-cell office:value-type="float" office:value="538091.026859583" calcext:value-type="float">
            <text:p>538091.026859583</text:p>
          </table:table-cell>
          <table:table-cell office:value-type="float" office:value="4145.55219580999" calcext:value-type="float">
            <text:p>4145.55219580999</text:p>
          </table:table-cell>
          <table:table-cell office:value-type="float" office:value="446264.963967777" calcext:value-type="float">
            <text:p>446264.963967777</text:p>
          </table:table-cell>
          <table:table-cell office:value-type="float" office:value="885.786108832933" calcext:value-type="float">
            <text:p>885.786108832933</text:p>
          </table:table-cell>
          <table:table-cell office:value-type="float" office:value="90708.5730645048" calcext:value-type="float">
            <text:p>90708.5730645048</text:p>
          </table:table-cell>
          <table:table-cell office:value-type="float" office:value="1334080.70807008" calcext:value-type="float">
            <text:p>1334080.70807008</text:p>
          </table:table-cell>
          <table:table-cell office:value-type="float" office:value="144147956.863937" calcext:value-type="float">
            <text:p>144147956.863937</text:p>
          </table:table-cell>
          <table:table-cell office:value-type="float" office:value="2687.14465688798" calcext:value-type="float">
            <text:p>2687.14465688798</text:p>
          </table:table-cell>
          <table:table-cell office:value-type="float" office:value="7866.3182028023" calcext:value-type="float">
            <text:p>7866.3182028023</text:p>
          </table:table-cell>
          <table:table-cell office:value-type="float" office:value="1128949.00319916" calcext:value-type="float">
            <text:p>1128949.00319916</text:p>
          </table:table-cell>
          <table:table-cell office:value-type="float" office:value="13608.9930133168" calcext:value-type="float">
            <text:p>13608.9930133168</text:p>
          </table:table-cell>
        </table:table-row>
        <table:table-row table:style-name="ro1">
          <table:table-cell/>
          <table:table-cell office:value-type="float" office:value="736.42863523269" calcext:value-type="float">
            <text:p>736.42863523269</text:p>
          </table:table-cell>
          <table:table-cell office:value-type="float" office:value="29832.8765353954" calcext:value-type="float">
            <text:p>29832.8765353954</text:p>
          </table:table-cell>
          <table:table-cell office:value-type="float" office:value="14823.0982663852" calcext:value-type="float">
            <text:p>14823.0982663852</text:p>
          </table:table-cell>
          <table:table-cell office:value-type="float" office:value="31824.2223381813" calcext:value-type="float">
            <text:p>31824.2223381813</text:p>
          </table:table-cell>
          <table:table-cell office:value-type="float" office:value="123821.806157839" calcext:value-type="float">
            <text:p>123821.806157839</text:p>
          </table:table-cell>
          <table:table-cell office:value-type="float" office:value="832164.857254509" calcext:value-type="float">
            <text:p>832164.857254509</text:p>
          </table:table-cell>
          <table:table-cell office:value-type="float" office:value="1141632.1193002" calcext:value-type="float">
            <text:p>1141632.1193002</text:p>
          </table:table-cell>
          <table:table-cell office:value-type="float" office:value="5695.07810061808" calcext:value-type="float">
            <text:p>5695.07810061808</text:p>
          </table:table-cell>
          <table:table-cell office:value-type="float" office:value="914309.882100405" calcext:value-type="float">
            <text:p>914309.882100405</text:p>
          </table:table-cell>
          <table:table-cell office:value-type="float" office:value="4122.74809426104" calcext:value-type="float">
            <text:p>4122.74809426104</text:p>
          </table:table-cell>
          <table:table-cell office:value-type="float" office:value="536171.346498257" calcext:value-type="float">
            <text:p>536171.346498257</text:p>
          </table:table-cell>
          <table:table-cell office:value-type="float" office:value="3949.37836988596" calcext:value-type="float">
            <text:p>3949.37836988596</text:p>
          </table:table-cell>
          <table:table-cell office:value-type="float" office:value="446204.948234776" calcext:value-type="float">
            <text:p>446204.948234776</text:p>
          </table:table-cell>
          <table:table-cell office:value-type="float" office:value="1010.47909543969" calcext:value-type="float">
            <text:p>1010.47909543969</text:p>
          </table:table-cell>
          <table:table-cell office:value-type="float" office:value="90996.9413152392" calcext:value-type="float">
            <text:p>90996.9413152392</text:p>
          </table:table-cell>
          <table:table-cell office:value-type="float" office:value="1333819.20345473" calcext:value-type="float">
            <text:p>1333819.20345473</text:p>
          </table:table-cell>
          <table:table-cell office:value-type="float" office:value="144265710.17942" calcext:value-type="float">
            <text:p>144265710.17942</text:p>
          </table:table-cell>
          <table:table-cell office:value-type="float" office:value="2542.60043662651" calcext:value-type="float">
            <text:p>2542.60043662651</text:p>
          </table:table-cell>
          <table:table-cell office:value-type="float" office:value="7697.44279864061" calcext:value-type="float">
            <text:p>7697.44279864061</text:p>
          </table:table-cell>
          <table:table-cell office:value-type="float" office:value="1136928.22726413" calcext:value-type="float">
            <text:p>1136928.22726413</text:p>
          </table:table-cell>
          <table:table-cell office:value-type="float" office:value="13707.3064206956" calcext:value-type="float">
            <text:p>13707.3064206956</text:p>
          </table:table-cell>
        </table:table-row>
        <table:table-row table:style-name="ro1">
          <table:table-cell/>
          <table:table-cell office:value-type="float" office:value="804.277655937792" calcext:value-type="float">
            <text:p>804.277655937792</text:p>
          </table:table-cell>
          <table:table-cell office:value-type="float" office:value="29646.2475377087" calcext:value-type="float">
            <text:p>29646.2475377087</text:p>
          </table:table-cell>
          <table:table-cell office:value-type="float" office:value="14615.0338525606" calcext:value-type="float">
            <text:p>14615.0338525606</text:p>
          </table:table-cell>
          <table:table-cell office:value-type="float" office:value="31988.4083734429" calcext:value-type="float">
            <text:p>31988.4083734429</text:p>
          </table:table-cell>
          <table:table-cell office:value-type="float" office:value="123757.107285819" calcext:value-type="float">
            <text:p>123757.107285819</text:p>
          </table:table-cell>
          <table:table-cell office:value-type="float" office:value="834543.195793566" calcext:value-type="float">
            <text:p>834543.195793566</text:p>
          </table:table-cell>
          <table:table-cell office:value-type="float" office:value="1120360.71565399" calcext:value-type="float">
            <text:p>1120360.71565399</text:p>
          </table:table-cell>
          <table:table-cell office:value-type="float" office:value="5545.12912588395" calcext:value-type="float">
            <text:p>5545.12912588395</text:p>
          </table:table-cell>
          <table:table-cell office:value-type="float" office:value="918482.657413825" calcext:value-type="float">
            <text:p>918482.657413825</text:p>
          </table:table-cell>
          <table:table-cell office:value-type="float" office:value="4477.86640017338" calcext:value-type="float">
            <text:p>4477.86640017338</text:p>
          </table:table-cell>
          <table:table-cell office:value-type="float" office:value="537101.276213208" calcext:value-type="float">
            <text:p>537101.276213208</text:p>
          </table:table-cell>
          <table:table-cell office:value-type="float" office:value="4034.64885535643" calcext:value-type="float">
            <text:p>4034.64885535643</text:p>
          </table:table-cell>
          <table:table-cell office:value-type="float" office:value="445583.469959585" calcext:value-type="float">
            <text:p>445583.469959585</text:p>
          </table:table-cell>
          <table:table-cell office:value-type="float" office:value="990.758765887472" calcext:value-type="float">
            <text:p>990.758765887472</text:p>
          </table:table-cell>
          <table:table-cell office:value-type="float" office:value="90895.0282909695" calcext:value-type="float">
            <text:p>90895.0282909695</text:p>
          </table:table-cell>
          <table:table-cell office:value-type="float" office:value="1355718.60563068" calcext:value-type="float">
            <text:p>1355718.60563068</text:p>
          </table:table-cell>
          <table:table-cell office:value-type="float" office:value="144395866.32199" calcext:value-type="float">
            <text:p>144395866.32199</text:p>
          </table:table-cell>
          <table:table-cell office:value-type="float" office:value="2480.52199922009" calcext:value-type="float">
            <text:p>2480.52199922009</text:p>
          </table:table-cell>
          <table:table-cell office:value-type="float" office:value="7883.24204825746" calcext:value-type="float">
            <text:p>7883.24204825746</text:p>
          </table:table-cell>
          <table:table-cell office:value-type="float" office:value="1135404.61477268" calcext:value-type="float">
            <text:p>1135404.61477268</text:p>
          </table:table-cell>
          <table:table-cell office:value-type="float" office:value="13505.8901834455" calcext:value-type="float">
            <text:p>13505.8901834455</text:p>
          </table:table-cell>
        </table:table-row>
        <table:table-row table:style-name="ro1">
          <table:table-cell/>
          <table:table-cell office:value-type="float" office:value="703.099435132251" calcext:value-type="float">
            <text:p>703.099435132251</text:p>
          </table:table-cell>
          <table:table-cell office:value-type="float" office:value="29775.9209775078" calcext:value-type="float">
            <text:p>29775.9209775078</text:p>
          </table:table-cell>
          <table:table-cell office:value-type="float" office:value="14613.3908333356" calcext:value-type="float">
            <text:p>14613.3908333356</text:p>
          </table:table-cell>
          <table:table-cell office:value-type="float" office:value="31892.7048315234" calcext:value-type="float">
            <text:p>31892.7048315234</text:p>
          </table:table-cell>
          <table:table-cell office:value-type="float" office:value="123391.126838367" calcext:value-type="float">
            <text:p>123391.126838367</text:p>
          </table:table-cell>
          <table:table-cell office:value-type="float" office:value="832658.585845488" calcext:value-type="float">
            <text:p>832658.585845488</text:p>
          </table:table-cell>
          <table:table-cell office:value-type="float" office:value="1117740.36056874" calcext:value-type="float">
            <text:p>1117740.36056874</text:p>
          </table:table-cell>
          <table:table-cell office:value-type="float" office:value="5935.84698194223" calcext:value-type="float">
            <text:p>5935.84698194223</text:p>
          </table:table-cell>
          <table:table-cell office:value-type="float" office:value="914479.665471516" calcext:value-type="float">
            <text:p>914479.665471516</text:p>
          </table:table-cell>
          <table:table-cell office:value-type="float" office:value="4502.79357234486" calcext:value-type="float">
            <text:p>4502.79357234486</text:p>
          </table:table-cell>
          <table:table-cell office:value-type="float" office:value="536118.134890778" calcext:value-type="float">
            <text:p>536118.134890778</text:p>
          </table:table-cell>
          <table:table-cell office:value-type="float" office:value="4083.11981949949" calcext:value-type="float">
            <text:p>4083.11981949949</text:p>
          </table:table-cell>
          <table:table-cell office:value-type="float" office:value="445849.993113581" calcext:value-type="float">
            <text:p>445849.993113581</text:p>
          </table:table-cell>
          <table:table-cell office:value-type="float" office:value="815.401943797862" calcext:value-type="float">
            <text:p>815.401943797862</text:p>
          </table:table-cell>
          <table:table-cell office:value-type="float" office:value="91049.4798855792" calcext:value-type="float">
            <text:p>91049.4798855792</text:p>
          </table:table-cell>
          <table:table-cell office:value-type="float" office:value="1362749.08399209" calcext:value-type="float">
            <text:p>1362749.08399209</text:p>
          </table:table-cell>
          <table:table-cell office:value-type="float" office:value="144224465.953779" calcext:value-type="float">
            <text:p>144224465.953779</text:p>
          </table:table-cell>
          <table:table-cell office:value-type="float" office:value="2447.03318020945" calcext:value-type="float">
            <text:p>2447.03318020945</text:p>
          </table:table-cell>
          <table:table-cell office:value-type="float" office:value="7958.01857179284" calcext:value-type="float">
            <text:p>7958.01857179284</text:p>
          </table:table-cell>
          <table:table-cell office:value-type="float" office:value="1127470.09849027" calcext:value-type="float">
            <text:p>1127470.09849027</text:p>
          </table:table-cell>
          <table:table-cell office:value-type="float" office:value="13597.6488213661" calcext:value-type="float">
            <text:p>13597.6488213661</text:p>
          </table:table-cell>
        </table:table-row>
        <table:table-row table:style-name="ro1">
          <table:table-cell/>
          <table:table-cell office:value-type="float" office:value="853.38621713694" calcext:value-type="float">
            <text:p>853.38621713694</text:p>
          </table:table-cell>
          <table:table-cell office:value-type="float" office:value="29736.8659785838" calcext:value-type="float">
            <text:p>29736.8659785838</text:p>
          </table:table-cell>
          <table:table-cell office:value-type="float" office:value="14672.5285732965" calcext:value-type="float">
            <text:p>14672.5285732965</text:p>
          </table:table-cell>
          <table:table-cell office:value-type="float" office:value="31882.7479236514" calcext:value-type="float">
            <text:p>31882.7479236514</text:p>
          </table:table-cell>
          <table:table-cell office:value-type="float" office:value="123501.415008094" calcext:value-type="float">
            <text:p>123501.415008094</text:p>
          </table:table-cell>
          <table:table-cell office:value-type="float" office:value="830455.49527622" calcext:value-type="float">
            <text:p>830455.49527622</text:p>
          </table:table-cell>
          <table:table-cell office:value-type="float" office:value="1117191.83037555" calcext:value-type="float">
            <text:p>1117191.83037555</text:p>
          </table:table-cell>
          <table:table-cell office:value-type="float" office:value="5644.91824684344" calcext:value-type="float">
            <text:p>5644.91824684344</text:p>
          </table:table-cell>
          <table:table-cell office:value-type="float" office:value="919201.723480795" calcext:value-type="float">
            <text:p>919201.723480795</text:p>
          </table:table-cell>
          <table:table-cell office:value-type="float" office:value="4104.63241712361" calcext:value-type="float">
            <text:p>4104.63241712361</text:p>
          </table:table-cell>
          <table:table-cell office:value-type="float" office:value="538092.747266948" calcext:value-type="float">
            <text:p>538092.747266948</text:p>
          </table:table-cell>
          <table:table-cell office:value-type="float" office:value="3925.89163353101" calcext:value-type="float">
            <text:p>3925.89163353101</text:p>
          </table:table-cell>
          <table:table-cell office:value-type="float" office:value="446781.812902912" calcext:value-type="float">
            <text:p>446781.812902912</text:p>
          </table:table-cell>
          <table:table-cell office:value-type="float" office:value="679.954494249196" calcext:value-type="float">
            <text:p>679.954494249196</text:p>
          </table:table-cell>
          <table:table-cell office:value-type="float" office:value="90919.304249914" calcext:value-type="float">
            <text:p>90919.304249914</text:p>
          </table:table-cell>
          <table:table-cell office:value-type="float" office:value="1361138.98020516" calcext:value-type="float">
            <text:p>1361138.98020516</text:p>
          </table:table-cell>
          <table:table-cell office:value-type="float" office:value="144298452.426216" calcext:value-type="float">
            <text:p>144298452.426216</text:p>
          </table:table-cell>
          <table:table-cell office:value-type="float" office:value="2673.66074613208" calcext:value-type="float">
            <text:p>2673.66074613208</text:p>
          </table:table-cell>
          <table:table-cell office:value-type="float" office:value="7827.57872686646" calcext:value-type="float">
            <text:p>7827.57872686646</text:p>
          </table:table-cell>
          <table:table-cell office:value-type="float" office:value="1127553.48060292" calcext:value-type="float">
            <text:p>1127553.48060292</text:p>
          </table:table-cell>
          <table:table-cell office:value-type="float" office:value="13644.6018180181" calcext:value-type="float">
            <text:p>13644.6018180181</text:p>
          </table:table-cell>
        </table:table-row>
        <table:table-row table:style-name="ro1">
          <table:table-cell/>
          <table:table-cell office:value-type="float" office:value="723.322229523925" calcext:value-type="float">
            <text:p>723.322229523925</text:p>
          </table:table-cell>
          <table:table-cell office:value-type="float" office:value="29777.3642266048" calcext:value-type="float">
            <text:p>29777.3642266048</text:p>
          </table:table-cell>
          <table:table-cell office:value-type="float" office:value="14672.7063387769" calcext:value-type="float">
            <text:p>14672.7063387769</text:p>
          </table:table-cell>
          <table:table-cell office:value-type="float" office:value="31805.1749835973" calcext:value-type="float">
            <text:p>31805.1749835973</text:p>
          </table:table-cell>
          <table:table-cell office:value-type="float" office:value="123639.866773462" calcext:value-type="float">
            <text:p>123639.866773462</text:p>
          </table:table-cell>
          <table:table-cell office:value-type="float" office:value="830846.809271794" calcext:value-type="float">
            <text:p>830846.809271794</text:p>
          </table:table-cell>
          <table:table-cell office:value-type="float" office:value="1105133.81107243" calcext:value-type="float">
            <text:p>1105133.81107243</text:p>
          </table:table-cell>
          <table:table-cell office:value-type="float" office:value="5676.93554344057" calcext:value-type="float">
            <text:p>5676.93554344057</text:p>
          </table:table-cell>
          <table:table-cell office:value-type="float" office:value="916669.128243273" calcext:value-type="float">
            <text:p>916669.128243273</text:p>
          </table:table-cell>
          <table:table-cell office:value-type="float" office:value="4222.8573547794" calcext:value-type="float">
            <text:p>4222.8573547794</text:p>
          </table:table-cell>
          <table:table-cell office:value-type="float" office:value="538487.421892639" calcext:value-type="float">
            <text:p>538487.421892639</text:p>
          </table:table-cell>
          <table:table-cell office:value-type="float" office:value="4125.75524454385" calcext:value-type="float">
            <text:p>4125.75524454385</text:p>
          </table:table-cell>
          <table:table-cell office:value-type="float" office:value="446973.131745341" calcext:value-type="float">
            <text:p>446973.131745341</text:p>
          </table:table-cell>
          <table:table-cell office:value-type="float" office:value="886.30758871303" calcext:value-type="float">
            <text:p>886.30758871303</text:p>
          </table:table-cell>
          <table:table-cell office:value-type="float" office:value="91208.6967021421" calcext:value-type="float">
            <text:p>91208.6967021421</text:p>
          </table:table-cell>
          <table:table-cell office:value-type="float" office:value="1356607.56883915" calcext:value-type="float">
            <text:p>1356607.56883915</text:p>
          </table:table-cell>
          <table:table-cell office:value-type="float" office:value="144647740.840773" calcext:value-type="float">
            <text:p>144647740.840773</text:p>
          </table:table-cell>
          <table:table-cell office:value-type="float" office:value="2667.55484464497" calcext:value-type="float">
            <text:p>2667.55484464497</text:p>
          </table:table-cell>
          <table:table-cell office:value-type="float" office:value="7996.94945680124" calcext:value-type="float">
            <text:p>7996.94945680124</text:p>
          </table:table-cell>
          <table:table-cell office:value-type="float" office:value="1153258.10392965" calcext:value-type="float">
            <text:p>1153258.10392965</text:p>
          </table:table-cell>
          <table:table-cell office:value-type="float" office:value="13461.1800488964" calcext:value-type="float">
            <text:p>13461.1800488964</text:p>
          </table:table-cell>
        </table:table-row>
        <table:table-row table:style-name="ro1">
          <table:table-cell/>
          <table:table-cell office:value-type="float" office:value="780.526532279665" calcext:value-type="float">
            <text:p>780.526532279665</text:p>
          </table:table-cell>
          <table:table-cell office:value-type="float" office:value="29535.5644229855" calcext:value-type="float">
            <text:p>29535.5644229855</text:p>
          </table:table-cell>
          <table:table-cell office:value-type="float" office:value="14366.7881946519" calcext:value-type="float">
            <text:p>14366.7881946519</text:p>
          </table:table-cell>
          <table:table-cell office:value-type="float" office:value="31927.9676641184" calcext:value-type="float">
            <text:p>31927.9676641184</text:p>
          </table:table-cell>
          <table:table-cell office:value-type="float" office:value="123124.14333111" calcext:value-type="float">
            <text:p>123124.14333111</text:p>
          </table:table-cell>
          <table:table-cell office:value-type="float" office:value="828825.671810189" calcext:value-type="float">
            <text:p>828825.671810189</text:p>
          </table:table-cell>
          <table:table-cell office:value-type="float" office:value="1108406.73893596" calcext:value-type="float">
            <text:p>1108406.73893596</text:p>
          </table:table-cell>
          <table:table-cell office:value-type="float" office:value="5782.91343045834" calcext:value-type="float">
            <text:p>5782.91343045834</text:p>
          </table:table-cell>
          <table:table-cell office:value-type="float" office:value="916730.83696762" calcext:value-type="float">
            <text:p>916730.83696762</text:p>
          </table:table-cell>
          <table:table-cell office:value-type="float" office:value="4247.91565909302" calcext:value-type="float">
            <text:p>4247.91565909302</text:p>
          </table:table-cell>
          <table:table-cell office:value-type="float" office:value="538003.64248073" calcext:value-type="float">
            <text:p>538003.64248073</text:p>
          </table:table-cell>
          <table:table-cell office:value-type="float" office:value="4258.92883304779" calcext:value-type="float">
            <text:p>4258.92883304779</text:p>
          </table:table-cell>
          <table:table-cell office:value-type="float" office:value="447235.540121744" calcext:value-type="float">
            <text:p>447235.540121744</text:p>
          </table:table-cell>
          <table:table-cell office:value-type="float" office:value="769.284671684555" calcext:value-type="float">
            <text:p>769.284671684555</text:p>
          </table:table-cell>
          <table:table-cell office:value-type="float" office:value="91193.8797594297" calcext:value-type="float">
            <text:p>91193.8797594297</text:p>
          </table:table-cell>
          <table:table-cell office:value-type="float" office:value="1352549.87015747" calcext:value-type="float">
            <text:p>1352549.87015747</text:p>
          </table:table-cell>
          <table:table-cell office:value-type="float" office:value="144926115.632716" calcext:value-type="float">
            <text:p>144926115.632716</text:p>
          </table:table-cell>
          <table:table-cell office:value-type="float" office:value="2783.25147075406" calcext:value-type="float">
            <text:p>2783.25147075406</text:p>
          </table:table-cell>
          <table:table-cell office:value-type="float" office:value="7898.37544737257" calcext:value-type="float">
            <text:p>7898.37544737257</text:p>
          </table:table-cell>
          <table:table-cell office:value-type="float" office:value="1144415.77108156" calcext:value-type="float">
            <text:p>1144415.77108156</text:p>
          </table:table-cell>
          <table:table-cell office:value-type="float" office:value="13450.6549775029" calcext:value-type="float">
            <text:p>13450.6549775029</text:p>
          </table:table-cell>
        </table:table-row>
        <table:table-row table:style-name="ro1">
          <table:table-cell/>
          <table:table-cell office:value-type="float" office:value="791.90050056579" calcext:value-type="float">
            <text:p>791.90050056579</text:p>
          </table:table-cell>
          <table:table-cell office:value-type="float" office:value="29604.8272198103" calcext:value-type="float">
            <text:p>29604.8272198103</text:p>
          </table:table-cell>
          <table:table-cell office:value-type="float" office:value="14423.3779742592" calcext:value-type="float">
            <text:p>14423.3779742592</text:p>
          </table:table-cell>
          <table:table-cell office:value-type="float" office:value="31686.1970075157" calcext:value-type="float">
            <text:p>31686.1970075157</text:p>
          </table:table-cell>
          <table:table-cell office:value-type="float" office:value="123225.185930747" calcext:value-type="float">
            <text:p>123225.185930747</text:p>
          </table:table-cell>
          <table:table-cell office:value-type="float" office:value="829554.457714904" calcext:value-type="float">
            <text:p>829554.457714904</text:p>
          </table:table-cell>
          <table:table-cell office:value-type="float" office:value="1103730.92203051" calcext:value-type="float">
            <text:p>1103730.92203051</text:p>
          </table:table-cell>
          <table:table-cell office:value-type="float" office:value="5649.07611829721" calcext:value-type="float">
            <text:p>5649.07611829721</text:p>
          </table:table-cell>
          <table:table-cell office:value-type="float" office:value="917809.839548293" calcext:value-type="float">
            <text:p>917809.839548293</text:p>
          </table:table-cell>
          <table:table-cell office:value-type="float" office:value="4086.196295437" calcext:value-type="float">
            <text:p>4086.196295437</text:p>
          </table:table-cell>
          <table:table-cell office:value-type="float" office:value="538566.853065978" calcext:value-type="float">
            <text:p>538566.853065978</text:p>
          </table:table-cell>
          <table:table-cell office:value-type="float" office:value="4015.89901750457" calcext:value-type="float">
            <text:p>4015.89901750457</text:p>
          </table:table-cell>
          <table:table-cell office:value-type="float" office:value="448408.725755144" calcext:value-type="float">
            <text:p>448408.725755144</text:p>
          </table:table-cell>
          <table:table-cell office:value-type="float" office:value="965.853940959433" calcext:value-type="float">
            <text:p>965.853940959433</text:p>
          </table:table-cell>
          <table:table-cell office:value-type="float" office:value="91428.5113741764" calcext:value-type="float">
            <text:p>91428.5113741764</text:p>
          </table:table-cell>
          <table:table-cell office:value-type="float" office:value="1350408.39865471" calcext:value-type="float">
            <text:p>1350408.39865471</text:p>
          </table:table-cell>
          <table:table-cell office:value-type="float" office:value="144929386.390338" calcext:value-type="float">
            <text:p>144929386.390338</text:p>
          </table:table-cell>
          <table:table-cell office:value-type="float" office:value="2503.47463129725" calcext:value-type="float">
            <text:p>2503.47463129725</text:p>
          </table:table-cell>
          <table:table-cell office:value-type="float" office:value="7773.49283750254" calcext:value-type="float">
            <text:p>7773.49283750254</text:p>
          </table:table-cell>
          <table:table-cell office:value-type="float" office:value="1142173.40673136" calcext:value-type="float">
            <text:p>1142173.40673136</text:p>
          </table:table-cell>
          <table:table-cell office:value-type="float" office:value="13617.3076518894" calcext:value-type="float">
            <text:p>13617.3076518894</text:p>
          </table:table-cell>
        </table:table-row>
        <table:table-row table:style-name="ro1">
          <table:table-cell/>
          <table:table-cell office:value-type="float" office:value="952.647174646898" calcext:value-type="float">
            <text:p>952.647174646898</text:p>
          </table:table-cell>
          <table:table-cell office:value-type="float" office:value="29421.8359632139" calcext:value-type="float">
            <text:p>29421.8359632139</text:p>
          </table:table-cell>
          <table:table-cell office:value-type="float" office:value="14584.2684675368" calcext:value-type="float">
            <text:p>14584.2684675368</text:p>
          </table:table-cell>
          <table:table-cell office:value-type="float" office:value="31729.5906265457" calcext:value-type="float">
            <text:p>31729.5906265457</text:p>
          </table:table-cell>
          <table:table-cell office:value-type="float" office:value="122935.147856336" calcext:value-type="float">
            <text:p>122935.147856336</text:p>
          </table:table-cell>
          <table:table-cell office:value-type="float" office:value="826825.802406251" calcext:value-type="float">
            <text:p>826825.802406251</text:p>
          </table:table-cell>
          <table:table-cell office:value-type="float" office:value="1113856.31528806" calcext:value-type="float">
            <text:p>1113856.31528806</text:p>
          </table:table-cell>
          <table:table-cell office:value-type="float" office:value="5579.08180927757" calcext:value-type="float">
            <text:p>5579.08180927757</text:p>
          </table:table-cell>
          <table:table-cell office:value-type="float" office:value="917058.855384393" calcext:value-type="float">
            <text:p>917058.855384393</text:p>
          </table:table-cell>
          <table:table-cell office:value-type="float" office:value="4141.45806218409" calcext:value-type="float">
            <text:p>4141.45806218409</text:p>
          </table:table-cell>
          <table:table-cell office:value-type="float" office:value="538307.749751628" calcext:value-type="float">
            <text:p>538307.749751628</text:p>
          </table:table-cell>
          <table:table-cell office:value-type="float" office:value="4155.92276756625" calcext:value-type="float">
            <text:p>4155.92276756625</text:p>
          </table:table-cell>
          <table:table-cell office:value-type="float" office:value="449203.091000587" calcext:value-type="float">
            <text:p>449203.091000587</text:p>
          </table:table-cell>
          <table:table-cell office:value-type="float" office:value="987.188480643032" calcext:value-type="float">
            <text:p>987.188480643032</text:p>
          </table:table-cell>
          <table:table-cell office:value-type="float" office:value="91455.4113013757" calcext:value-type="float">
            <text:p>91455.4113013757</text:p>
          </table:table-cell>
          <table:table-cell office:value-type="float" office:value="1352270.78957664" calcext:value-type="float">
            <text:p>1352270.78957664</text:p>
          </table:table-cell>
          <table:table-cell office:value-type="float" office:value="144702369.333146" calcext:value-type="float">
            <text:p>144702369.333146</text:p>
          </table:table-cell>
          <table:table-cell office:value-type="float" office:value="2765.43962293177" calcext:value-type="float">
            <text:p>2765.43962293177</text:p>
          </table:table-cell>
          <table:table-cell office:value-type="float" office:value="7963.65321693177" calcext:value-type="float">
            <text:p>7963.65321693177</text:p>
          </table:table-cell>
          <table:table-cell office:value-type="float" office:value="1133819.37957562" calcext:value-type="float">
            <text:p>1133819.37957562</text:p>
          </table:table-cell>
          <table:table-cell office:value-type="float" office:value="13539.6738631402" calcext:value-type="float">
            <text:p>13539.6738631402</text:p>
          </table:table-cell>
        </table:table-row>
        <table:table-row table:style-name="ro1">
          <table:table-cell/>
          <table:table-cell office:value-type="float" office:value="642.701866772156" calcext:value-type="float">
            <text:p>642.701866772156</text:p>
          </table:table-cell>
          <table:table-cell office:value-type="float" office:value="29270.0030591563" calcext:value-type="float">
            <text:p>29270.0030591563</text:p>
          </table:table-cell>
          <table:table-cell office:value-type="float" office:value="14499.48914189" calcext:value-type="float">
            <text:p>14499.48914189</text:p>
          </table:table-cell>
          <table:table-cell office:value-type="float" office:value="31940.3496883997" calcext:value-type="float">
            <text:p>31940.3496883997</text:p>
          </table:table-cell>
          <table:table-cell office:value-type="float" office:value="123050.952998659" calcext:value-type="float">
            <text:p>123050.952998659</text:p>
          </table:table-cell>
          <table:table-cell office:value-type="float" office:value="827170.457274937" calcext:value-type="float">
            <text:p>827170.457274937</text:p>
          </table:table-cell>
          <table:table-cell office:value-type="float" office:value="1100124.9861604" calcext:value-type="float">
            <text:p>1100124.9861604</text:p>
          </table:table-cell>
          <table:table-cell office:value-type="float" office:value="5865.86514358441" calcext:value-type="float">
            <text:p>5865.86514358441</text:p>
          </table:table-cell>
          <table:table-cell office:value-type="float" office:value="916758.283628623" calcext:value-type="float">
            <text:p>916758.283628623</text:p>
          </table:table-cell>
          <table:table-cell office:value-type="float" office:value="4254.674823198" calcext:value-type="float">
            <text:p>4254.674823198</text:p>
          </table:table-cell>
          <table:table-cell office:value-type="float" office:value="537872.146833419" calcext:value-type="float">
            <text:p>537872.146833419</text:p>
          </table:table-cell>
          <table:table-cell office:value-type="float" office:value="4199.74123200507" calcext:value-type="float">
            <text:p>4199.74123200507</text:p>
          </table:table-cell>
          <table:table-cell office:value-type="float" office:value="448373.859340052" calcext:value-type="float">
            <text:p>448373.859340052</text:p>
          </table:table-cell>
          <table:table-cell office:value-type="float" office:value="814.843465269231" calcext:value-type="float">
            <text:p>814.843465269231</text:p>
          </table:table-cell>
          <table:table-cell office:value-type="float" office:value="91514.7149546835" calcext:value-type="float">
            <text:p>91514.7149546835</text:p>
          </table:table-cell>
          <table:table-cell office:value-type="float" office:value="1364396.41753313" calcext:value-type="float">
            <text:p>1364396.41753313</text:p>
          </table:table-cell>
          <table:table-cell office:value-type="float" office:value="144880415.476508" calcext:value-type="float">
            <text:p>144880415.476508</text:p>
          </table:table-cell>
          <table:table-cell office:value-type="float" office:value="2835.2597587107" calcext:value-type="float">
            <text:p>2835.2597587107</text:p>
          </table:table-cell>
          <table:table-cell office:value-type="float" office:value="7945.9612534256" calcext:value-type="float">
            <text:p>7945.9612534256</text:p>
          </table:table-cell>
          <table:table-cell office:value-type="float" office:value="1135184.00235096" calcext:value-type="float">
            <text:p>1135184.00235096</text:p>
          </table:table-cell>
          <table:table-cell office:value-type="float" office:value="13520.1669075696" calcext:value-type="float">
            <text:p>13520.1669075696</text:p>
          </table:table-cell>
        </table:table-row>
        <table:table-row table:style-name="ro1">
          <table:table-cell/>
          <table:table-cell office:value-type="float" office:value="734.919800321969" calcext:value-type="float">
            <text:p>734.919800321969</text:p>
          </table:table-cell>
          <table:table-cell office:value-type="float" office:value="29368.7949141264" calcext:value-type="float">
            <text:p>29368.7949141264</text:p>
          </table:table-cell>
          <table:table-cell office:value-type="float" office:value="14441.4120671281" calcext:value-type="float">
            <text:p>14441.4120671281</text:p>
          </table:table-cell>
          <table:table-cell office:value-type="float" office:value="31832.7781467627" calcext:value-type="float">
            <text:p>31832.7781467627</text:p>
          </table:table-cell>
          <table:table-cell office:value-type="float" office:value="122613.608452993" calcext:value-type="float">
            <text:p>122613.608452993</text:p>
          </table:table-cell>
          <table:table-cell office:value-type="float" office:value="824644.235690006" calcext:value-type="float">
            <text:p>824644.235690006</text:p>
          </table:table-cell>
          <table:table-cell office:value-type="float" office:value="1124322.98107084" calcext:value-type="float">
            <text:p>1124322.98107084</text:p>
          </table:table-cell>
          <table:table-cell office:value-type="float" office:value="5898.81416211641" calcext:value-type="float">
            <text:p>5898.81416211641</text:p>
          </table:table-cell>
          <table:table-cell office:value-type="float" office:value="917960.905553035" calcext:value-type="float">
            <text:p>917960.905553035</text:p>
          </table:table-cell>
          <table:table-cell office:value-type="float" office:value="4176.30794979371" calcext:value-type="float">
            <text:p>4176.30794979371</text:p>
          </table:table-cell>
          <table:table-cell office:value-type="float" office:value="538850.548833086" calcext:value-type="float">
            <text:p>538850.548833086</text:p>
          </table:table-cell>
          <table:table-cell office:value-type="float" office:value="4122.89316940412" calcext:value-type="float">
            <text:p>4122.89316940412</text:p>
          </table:table-cell>
          <table:table-cell office:value-type="float" office:value="450426.703501878" calcext:value-type="float">
            <text:p>450426.703501878</text:p>
          </table:table-cell>
          <table:table-cell office:value-type="float" office:value="780.869445656102" calcext:value-type="float">
            <text:p>780.869445656102</text:p>
          </table:table-cell>
          <table:table-cell office:value-type="float" office:value="91500.9545017896" calcext:value-type="float">
            <text:p>91500.9545017896</text:p>
          </table:table-cell>
          <table:table-cell office:value-type="float" office:value="1363010.4723684" calcext:value-type="float">
            <text:p>1363010.4723684</text:p>
          </table:table-cell>
          <table:table-cell office:value-type="float" office:value="144964320.892611" calcext:value-type="float">
            <text:p>144964320.892611</text:p>
          </table:table-cell>
          <table:table-cell office:value-type="float" office:value="2721.06955076626" calcext:value-type="float">
            <text:p>2721.06955076626</text:p>
          </table:table-cell>
          <table:table-cell office:value-type="float" office:value="7881.70070193413" calcext:value-type="float">
            <text:p>7881.70070193413</text:p>
          </table:table-cell>
          <table:table-cell office:value-type="float" office:value="1139967.90142506" calcext:value-type="float">
            <text:p>1139967.90142506</text:p>
          </table:table-cell>
          <table:table-cell office:value-type="float" office:value="13644.782534574" calcext:value-type="float">
            <text:p>13644.782534574</text:p>
          </table:table-cell>
        </table:table-row>
        <table:table-row table:style-name="ro1">
          <table:table-cell/>
          <table:table-cell office:value-type="float" office:value="608.805954800112" calcext:value-type="float">
            <text:p>608.805954800112</text:p>
          </table:table-cell>
          <table:table-cell office:value-type="float" office:value="29300.7883196485" calcext:value-type="float">
            <text:p>29300.7883196485</text:p>
          </table:table-cell>
          <table:table-cell office:value-type="float" office:value="14477.5461806119" calcext:value-type="float">
            <text:p>14477.5461806119</text:p>
          </table:table-cell>
          <table:table-cell office:value-type="float" office:value="32063.7678865763" calcext:value-type="float">
            <text:p>32063.7678865763</text:p>
          </table:table-cell>
          <table:table-cell office:value-type="float" office:value="123013.411229634" calcext:value-type="float">
            <text:p>123013.411229634</text:p>
          </table:table-cell>
          <table:table-cell office:value-type="float" office:value="824811.581976458" calcext:value-type="float">
            <text:p>824811.581976458</text:p>
          </table:table-cell>
          <table:table-cell office:value-type="float" office:value="1108863.48011121" calcext:value-type="float">
            <text:p>1108863.48011121</text:p>
          </table:table-cell>
          <table:table-cell office:value-type="float" office:value="5749.07922506584" calcext:value-type="float">
            <text:p>5749.07922506584</text:p>
          </table:table-cell>
          <table:table-cell office:value-type="float" office:value="921775.625672026" calcext:value-type="float">
            <text:p>921775.625672026</text:p>
          </table:table-cell>
          <table:table-cell office:value-type="float" office:value="4257.93536479138" calcext:value-type="float">
            <text:p>4257.93536479138</text:p>
          </table:table-cell>
          <table:table-cell office:value-type="float" office:value="539866.105867753" calcext:value-type="float">
            <text:p>539866.105867753</text:p>
          </table:table-cell>
          <table:table-cell office:value-type="float" office:value="4128.58279924121" calcext:value-type="float">
            <text:p>4128.58279924121</text:p>
          </table:table-cell>
          <table:table-cell office:value-type="float" office:value="451141.54965496" calcext:value-type="float">
            <text:p>451141.54965496</text:p>
          </table:table-cell>
          <table:table-cell office:value-type="float" office:value="1113.41285931232" calcext:value-type="float">
            <text:p>1113.41285931232</text:p>
          </table:table-cell>
          <table:table-cell office:value-type="float" office:value="91877.7605644179" calcext:value-type="float">
            <text:p>91877.7605644179</text:p>
          </table:table-cell>
          <table:table-cell office:value-type="float" office:value="1357829.21926582" calcext:value-type="float">
            <text:p>1357829.21926582</text:p>
          </table:table-cell>
          <table:table-cell office:value-type="float" office:value="145543524.294658" calcext:value-type="float">
            <text:p>145543524.294658</text:p>
          </table:table-cell>
          <table:table-cell office:value-type="float" office:value="2794.6543146748" calcext:value-type="float">
            <text:p>2794.6543146748</text:p>
          </table:table-cell>
          <table:table-cell office:value-type="float" office:value="8311.33366819671" calcext:value-type="float">
            <text:p>8311.33366819671</text:p>
          </table:table-cell>
          <table:table-cell office:value-type="float" office:value="1149101.55824225" calcext:value-type="float">
            <text:p>1149101.55824225</text:p>
          </table:table-cell>
          <table:table-cell office:value-type="float" office:value="13442.9564302789" calcext:value-type="float">
            <text:p>13442.9564302789</text:p>
          </table:table-cell>
        </table:table-row>
        <table:table-row table:style-name="ro1">
          <table:table-cell/>
          <table:table-cell office:value-type="float" office:value="768.29871199609" calcext:value-type="float">
            <text:p>768.29871199609</text:p>
          </table:table-cell>
          <table:table-cell office:value-type="float" office:value="28935.5306823432" calcext:value-type="float">
            <text:p>28935.5306823432</text:p>
          </table:table-cell>
          <table:table-cell office:value-type="float" office:value="14572.6827279804" calcext:value-type="float">
            <text:p>14572.6827279804</text:p>
          </table:table-cell>
          <table:table-cell office:value-type="float" office:value="31870.1014357984" calcext:value-type="float">
            <text:p>31870.1014357984</text:p>
          </table:table-cell>
          <table:table-cell office:value-type="float" office:value="123165.456915793" calcext:value-type="float">
            <text:p>123165.456915793</text:p>
          </table:table-cell>
          <table:table-cell office:value-type="float" office:value="823830.335744373" calcext:value-type="float">
            <text:p>823830.335744373</text:p>
          </table:table-cell>
          <table:table-cell office:value-type="float" office:value="1127842.93557767" calcext:value-type="float">
            <text:p>1127842.93557767</text:p>
          </table:table-cell>
          <table:table-cell office:value-type="float" office:value="5667.94206973861" calcext:value-type="float">
            <text:p>5667.94206973861</text:p>
          </table:table-cell>
          <table:table-cell office:value-type="float" office:value="920374.544977709" calcext:value-type="float">
            <text:p>920374.544977709</text:p>
          </table:table-cell>
          <table:table-cell office:value-type="float" office:value="4334.13526770366" calcext:value-type="float">
            <text:p>4334.13526770366</text:p>
          </table:table-cell>
          <table:table-cell office:value-type="float" office:value="539689.095432538" calcext:value-type="float">
            <text:p>539689.095432538</text:p>
          </table:table-cell>
          <table:table-cell office:value-type="float" office:value="4366.00919399856" calcext:value-type="float">
            <text:p>4366.00919399856</text:p>
          </table:table-cell>
          <table:table-cell office:value-type="float" office:value="451013.396177947" calcext:value-type="float">
            <text:p>451013.396177947</text:p>
          </table:table-cell>
          <table:table-cell office:value-type="float" office:value="949.768757998886" calcext:value-type="float">
            <text:p>949.768757998886</text:p>
          </table:table-cell>
          <table:table-cell office:value-type="float" office:value="91860.7246495408" calcext:value-type="float">
            <text:p>91860.7246495408</text:p>
          </table:table-cell>
          <table:table-cell office:value-type="float" office:value="1384612.48003527" calcext:value-type="float">
            <text:p>1384612.48003527</text:p>
          </table:table-cell>
          <table:table-cell office:value-type="float" office:value="145622430.926144" calcext:value-type="float">
            <text:p>145622430.926144</text:p>
          </table:table-cell>
          <table:table-cell office:value-type="float" office:value="2745.5712662818" calcext:value-type="float">
            <text:p>2745.5712662818</text:p>
          </table:table-cell>
          <table:table-cell office:value-type="float" office:value="8128.65831288618" calcext:value-type="float">
            <text:p>8128.65831288618</text:p>
          </table:table-cell>
          <table:table-cell office:value-type="float" office:value="1138838.33255049" calcext:value-type="float">
            <text:p>1138838.33255049</text:p>
          </table:table-cell>
          <table:table-cell office:value-type="float" office:value="13260.0935275946" calcext:value-type="float">
            <text:p>13260.0935275946</text:p>
          </table:table-cell>
        </table:table-row>
        <table:table-row table:style-name="ro1">
          <table:table-cell/>
          <table:table-cell office:value-type="float" office:value="674.724847084917" calcext:value-type="float">
            <text:p>674.724847084917</text:p>
          </table:table-cell>
          <table:table-cell office:value-type="float" office:value="29094.5879104525" calcext:value-type="float">
            <text:p>29094.5879104525</text:p>
          </table:table-cell>
          <table:table-cell office:value-type="float" office:value="14578.0373751503" calcext:value-type="float">
            <text:p>14578.0373751503</text:p>
          </table:table-cell>
          <table:table-cell office:value-type="float" office:value="31857.2369984832" calcext:value-type="float">
            <text:p>31857.2369984832</text:p>
          </table:table-cell>
          <table:table-cell office:value-type="float" office:value="122559.19688693" calcext:value-type="float">
            <text:p>122559.19688693</text:p>
          </table:table-cell>
          <table:table-cell office:value-type="float" office:value="820538.082261745" calcext:value-type="float">
            <text:p>820538.082261745</text:p>
          </table:table-cell>
          <table:table-cell office:value-type="float" office:value="1103140.38999194" calcext:value-type="float">
            <text:p>1103140.38999194</text:p>
          </table:table-cell>
          <table:table-cell office:value-type="float" office:value="5625.42021296631" calcext:value-type="float">
            <text:p>5625.42021296631</text:p>
          </table:table-cell>
          <table:table-cell office:value-type="float" office:value="922468.392272336" calcext:value-type="float">
            <text:p>922468.392272336</text:p>
          </table:table-cell>
          <table:table-cell office:value-type="float" office:value="4443.02349539935" calcext:value-type="float">
            <text:p>4443.02349539935</text:p>
          </table:table-cell>
          <table:table-cell office:value-type="float" office:value="542189.933739711" calcext:value-type="float">
            <text:p>542189.933739711</text:p>
          </table:table-cell>
          <table:table-cell office:value-type="float" office:value="4331.57434097941" calcext:value-type="float">
            <text:p>4331.57434097941</text:p>
          </table:table-cell>
          <table:table-cell office:value-type="float" office:value="453088.252744932" calcext:value-type="float">
            <text:p>453088.252744932</text:p>
          </table:table-cell>
          <table:table-cell office:value-type="float" office:value="1044.13369138064" calcext:value-type="float">
            <text:p>1044.13369138064</text:p>
          </table:table-cell>
          <table:table-cell office:value-type="float" office:value="92035.8219734015" calcext:value-type="float">
            <text:p>92035.8219734015</text:p>
          </table:table-cell>
          <table:table-cell office:value-type="float" office:value="1375625.55593619" calcext:value-type="float">
            <text:p>1375625.55593619</text:p>
          </table:table-cell>
          <table:table-cell office:value-type="float" office:value="145893739.797864" calcext:value-type="float">
            <text:p>145893739.797864</text:p>
          </table:table-cell>
          <table:table-cell office:value-type="float" office:value="2701.49663425499" calcext:value-type="float">
            <text:p>2701.49663425499</text:p>
          </table:table-cell>
          <table:table-cell office:value-type="float" office:value="7970.79666343252" calcext:value-type="float">
            <text:p>7970.79666343252</text:p>
          </table:table-cell>
          <table:table-cell office:value-type="float" office:value="1142226.00619038" calcext:value-type="float">
            <text:p>1142226.00619038</text:p>
          </table:table-cell>
          <table:table-cell office:value-type="float" office:value="13509.3767709991" calcext:value-type="float">
            <text:p>13509.3767709991</text:p>
          </table:table-cell>
        </table:table-row>
        <table:table-row table:style-name="ro1">
          <table:table-cell/>
          <table:table-cell office:value-type="float" office:value="621.913183790493" calcext:value-type="float">
            <text:p>621.913183790493</text:p>
          </table:table-cell>
          <table:table-cell office:value-type="float" office:value="28440.6976712039" calcext:value-type="float">
            <text:p>28440.6976712039</text:p>
          </table:table-cell>
          <table:table-cell office:value-type="float" office:value="14306.1829869317" calcext:value-type="float">
            <text:p>14306.1829869317</text:p>
          </table:table-cell>
          <table:table-cell office:value-type="float" office:value="31558.39603515" calcext:value-type="float">
            <text:p>31558.39603515</text:p>
          </table:table-cell>
          <table:table-cell office:value-type="float" office:value="125429.926663046" calcext:value-type="float">
            <text:p>125429.926663046</text:p>
          </table:table-cell>
          <table:table-cell office:value-type="float" office:value="834489.036278175" calcext:value-type="float">
            <text:p>834489.036278175</text:p>
          </table:table-cell>
          <table:table-cell office:value-type="float" office:value="1130953.10744061" calcext:value-type="float">
            <text:p>1130953.10744061</text:p>
          </table:table-cell>
          <table:table-cell office:value-type="float" office:value="5845.57276472472" calcext:value-type="float">
            <text:p>5845.57276472472</text:p>
          </table:table-cell>
          <table:table-cell office:value-type="float" office:value="930613.149626009" calcext:value-type="float">
            <text:p>930613.149626009</text:p>
          </table:table-cell>
          <table:table-cell office:value-type="float" office:value="4504.16995539583" calcext:value-type="float">
            <text:p>4504.16995539583</text:p>
          </table:table-cell>
          <table:table-cell office:value-type="float" office:value="543091.142272242" calcext:value-type="float">
            <text:p>543091.142272242</text:p>
          </table:table-cell>
          <table:table-cell office:value-type="float" office:value="4145.31732377386" calcext:value-type="float">
            <text:p>4145.31732377386</text:p>
          </table:table-cell>
          <table:table-cell office:value-type="float" office:value="457858.695248956" calcext:value-type="float">
            <text:p>457858.695248956</text:p>
          </table:table-cell>
          <table:table-cell office:value-type="float" office:value="907.832742925511" calcext:value-type="float">
            <text:p>907.832742925511</text:p>
          </table:table-cell>
          <table:table-cell office:value-type="float" office:value="93160.31001335" calcext:value-type="float">
            <text:p>93160.31001335</text:p>
          </table:table-cell>
          <table:table-cell office:value-type="float" office:value="1379516.60811216" calcext:value-type="float">
            <text:p>1379516.60811216</text:p>
          </table:table-cell>
          <table:table-cell office:value-type="float" office:value="146871871.785637" calcext:value-type="float">
            <text:p>146871871.785637</text:p>
          </table:table-cell>
          <table:table-cell office:value-type="float" office:value="2552.86454735588" calcext:value-type="float">
            <text:p>2552.86454735588</text:p>
          </table:table-cell>
          <table:table-cell office:value-type="float" office:value="8125.99525075319" calcext:value-type="float">
            <text:p>8125.99525075319</text:p>
          </table:table-cell>
          <table:table-cell office:value-type="float" office:value="1147817.03928516" calcext:value-type="float">
            <text:p>1147817.03928516</text:p>
          </table:table-cell>
          <table:table-cell office:value-type="float" office:value="13532.3306780293" calcext:value-type="float">
            <text:p>13532.3306780293</text:p>
          </table:table-cell>
        </table:table-row>
        <table:table-row table:style-name="ro1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table:formula="of:=AVERAGE([.B4:.B21])" office:value-type="float" office:value="723.728097721009" calcext:value-type="float">
            <text:p>723.728097721009</text:p>
          </table:table-cell>
          <table:table-cell table:style-name="Default" table:formula="of:=AVERAGE([.C4:.C21])" office:value-type="float" office:value="29531.486028732" calcext:value-type="float">
            <text:p>29531.486028732</text:p>
          </table:table-cell>
          <table:table-cell table:style-name="Default" table:formula="of:=AVERAGE([.D4:.D21])" office:value-type="float" office:value="14558.4387661995" calcext:value-type="float">
            <text:p>14558.4387661995</text:p>
          </table:table-cell>
          <table:table-cell table:style-name="Default" table:formula="of:=AVERAGE([.E4:.E21])" office:value-type="float" office:value="31860.2528822597" calcext:value-type="float">
            <text:p>31860.2528822597</text:p>
          </table:table-cell>
          <table:table-cell table:style-name="Default" table:formula="of:=AVERAGE([.F4:.F21])" office:value-type="float" office:value="123464.960035303" calcext:value-type="float">
            <text:p>123464.960035303</text:p>
          </table:table-cell>
          <table:table-cell table:style-name="Default" table:formula="of:=AVERAGE([.G4:.G21])" office:value-type="float" office:value="829935.883659902" calcext:value-type="float">
            <text:p>829935.883659902</text:p>
          </table:table-cell>
          <table:table-cell table:style-name="Default" table:formula="of:=AVERAGE([.H4:.H21])" office:value-type="float" office:value="1115973.0946052" calcext:value-type="float">
            <text:p>1115973.0946052</text:p>
          </table:table-cell>
          <table:table-cell table:style-name="Default" table:formula="of:=AVERAGE([.I4:.I21])" office:value-type="float" office:value="5675.52525641697" calcext:value-type="float">
            <text:p>5675.52525641697</text:p>
          </table:table-cell>
          <table:table-cell table:style-name="Default" table:formula="of:=AVERAGE([.J4:.J21])" office:value-type="float" office:value="918954.809348921" calcext:value-type="float">
            <text:p>918954.809348921</text:p>
          </table:table-cell>
          <table:table-cell table:style-name="Default" table:formula="of:=AVERAGE([.K4:.K21])" office:value-type="float" office:value="4244.96913810035" calcext:value-type="float">
            <text:p>4244.96913810035</text:p>
          </table:table-cell>
          <table:table-cell table:style-name="Default" table:formula="of:=AVERAGE([.L4:.L21])" office:value-type="float" office:value="538575.282048849" calcext:value-type="float">
            <text:p>538575.282048849</text:p>
          </table:table-cell>
          <table:table-cell table:style-name="Default" table:formula="of:=AVERAGE([.M4:.M21])" office:value-type="float" office:value="4101.32439599496" calcext:value-type="float">
            <text:p>4101.32439599496</text:p>
          </table:table-cell>
          <table:table-cell table:style-name="Default" table:formula="of:=AVERAGE([.N4:.N21])" office:value-type="float" office:value="448513.995953337" calcext:value-type="float">
            <text:p>448513.995953337</text:p>
          </table:table-cell>
          <table:table-cell table:style-name="Default" table:formula="of:=AVERAGE([.O4:.O21])" office:value-type="float" office:value="907.097541118978" calcext:value-type="float">
            <text:p>907.097541118978</text:p>
          </table:table-cell>
          <table:table-cell table:style-name="Default" table:formula="of:=AVERAGE([.P4:.P21])" office:value-type="float" office:value="91382.4080619633" calcext:value-type="float">
            <text:p>91382.4080619633</text:p>
          </table:table-cell>
          <table:table-cell table:style-name="Default" table:formula="of:=AVERAGE([.Q4:.Q21])" office:value-type="float" office:value="1353836.83810712" calcext:value-type="float">
            <text:p>1353836.83810712</text:p>
          </table:table-cell>
          <table:table-cell table:style-name="Default" table:formula="of:=AVERAGE([.R4:.R21])" office:value-type="float" office:value="144881587.525734" calcext:value-type="float">
            <text:p>144881587.525734</text:p>
          </table:table-cell>
          <table:table-cell table:style-name="Default" table:formula="of:=AVERAGE([.S4:.S21])" office:value-type="float" office:value="2657.94806180854" calcext:value-type="float">
            <text:p>2657.94806180854</text:p>
          </table:table-cell>
          <table:table-cell table:style-name="Default" table:formula="of:=AVERAGE([.T4:.T21])" office:value-type="float" office:value="7924.63091430573" calcext:value-type="float">
            <text:p>7924.63091430573</text:p>
          </table:table-cell>
          <table:table-cell table:style-name="Default" table:formula="of:=AVERAGE([.U4:.U21])" office:value-type="float" office:value="1142387.91324686" calcext:value-type="float">
            <text:p>1142387.91324686</text:p>
          </table:table-cell>
          <table:table-cell table:style-name="Default" table:formula="of:=AVERAGE([.V4:.V21])" office:value-type="float" office:value="13533.563444967" calcext:value-type="float">
            <text:p>13533.563444967</text:p>
          </table:table-cell>
        </table:table-row>
        <table:table-row table:style-name="ro1">
          <table:table-cell/>
          <table:table-cell table:style-name="Default" table:formula="of:=[.B23]*[.$D$27]" office:value-type="float" office:value="499.530761693554" calcext:value-type="float">
            <text:p>499.530761693554</text:p>
          </table:table-cell>
          <table:table-cell table:style-name="Default" table:formula="of:=[.C23]*[.$D$27]" office:value-type="float" office:value="20383.1877694512" calcext:value-type="float">
            <text:p>20383.1877694512</text:p>
          </table:table-cell>
          <table:table-cell table:style-name="Default" table:formula="of:=[.D23]*[.$D$27]" office:value-type="float" office:value="10048.5085888596" calcext:value-type="float">
            <text:p>10048.5085888596</text:p>
          </table:table-cell>
          <table:table-cell table:style-name="Default" table:formula="of:=[.E23]*[.$D$27]" office:value-type="float" office:value="21990.5465051594" calcext:value-type="float">
            <text:p>21990.5465051594</text:p>
          </table:table-cell>
          <table:table-cell table:style-name="Default" table:formula="of:=[.F23]*[.$D$27]" office:value-type="float" office:value="85217.8404059614" calcext:value-type="float">
            <text:p>85217.8404059614</text:p>
          </table:table-cell>
          <table:table-cell table:style-name="Default" table:formula="of:=[.G23]*[.$D$27]" office:value-type="float" office:value="572837.375565402" calcext:value-type="float">
            <text:p>572837.375565402</text:p>
          </table:table-cell>
          <table:table-cell table:style-name="Default" table:formula="of:=[.H23]*[.$D$27]" office:value-type="float" office:value="770265.64497506" calcext:value-type="float">
            <text:p>770265.64497506</text:p>
          </table:table-cell>
          <table:table-cell table:style-name="Default" table:formula="of:=[.I23]*[.$D$27]" office:value-type="float" office:value="3917.35440875736" calcext:value-type="float">
            <text:p>3917.35440875736</text:p>
          </table:table-cell>
          <table:table-cell table:style-name="Default" table:formula="of:=[.J23]*[.$D$27]" office:value-type="float" office:value="634279.914406445" calcext:value-type="float">
            <text:p>634279.914406445</text:p>
          </table:table-cell>
          <table:table-cell table:style-name="Default" table:formula="of:=[.K23]*[.$D$27]" office:value-type="float" office:value="2929.95763685042" calcext:value-type="float">
            <text:p>2929.95763685042</text:p>
          </table:table-cell>
          <table:table-cell table:style-name="Default" table:formula="of:=[.L23]*[.$D$27]" office:value-type="float" office:value="371734.801672565" calcext:value-type="float">
            <text:p>371734.801672565</text:p>
          </table:table-cell>
          <table:table-cell table:style-name="Default" table:formula="of:=[.M23]*[.$D$27]" office:value-type="float" office:value="2830.81133085079" calcext:value-type="float">
            <text:p>2830.81133085079</text:p>
          </table:table-cell>
          <table:table-cell table:style-name="Default" table:formula="of:=[.N23]*[.$D$27]" office:value-type="float" office:value="309572.806050095" calcext:value-type="float">
            <text:p>309572.806050095</text:p>
          </table:table-cell>
          <table:table-cell table:style-name="Default" table:formula="of:=[.O23]*[.$D$27]" office:value-type="float" office:value="626.09580458791" calcext:value-type="float">
            <text:p>626.09580458791</text:p>
          </table:table-cell>
          <table:table-cell table:style-name="Default" table:formula="of:=[.P23]*[.$D$27]" office:value-type="float" office:value="63073.8588819868" calcext:value-type="float">
            <text:p>63073.8588819868</text:p>
          </table:table-cell>
          <table:table-cell table:style-name="Default" table:formula="of:=[.Q23]*[.$D$27]" office:value-type="float" office:value="934443.679992568" calcext:value-type="float">
            <text:p>934443.679992568</text:p>
          </table:table-cell>
          <table:table-cell table:style-name="Default" table:formula="of:=[.R23]*[.$D$27]" office:value-type="float" office:value="100000000" calcext:value-type="float">
            <text:p>100000000</text:p>
          </table:table-cell>
          <table:table-cell table:style-name="Default" table:formula="of:=[.S23]*[.$D$27]" office:value-type="float" office:value="1834.56580453085" calcext:value-type="float">
            <text:p>1834.56580453085</text:p>
          </table:table-cell>
          <table:table-cell table:style-name="Default" table:formula="of:=[.T23]*[.$D$27]" office:value-type="float" office:value="5469.72948712215" calcext:value-type="float">
            <text:p>5469.72948712215</text:p>
          </table:table-cell>
          <table:table-cell table:style-name="Default" table:formula="of:=[.U23]*[.$D$27]" office:value-type="float" office:value="788497.650223466" calcext:value-type="float">
            <text:p>788497.650223466</text:p>
          </table:table-cell>
          <table:table-cell table:style-name="Default" table:formula="of:=[.V23]*[.$D$27]" office:value-type="float" office:value="9341.12034254403" calcext:value-type="float">
            <text:p>9341.12034254403</text:p>
          </table:table-cell>
        </table:table-row>
        <table:table-row table:style-name="ro1" table:number-rows-repeated="2">
          <table:table-cell/>
          <table:table-cell table:style-name="Default" table:number-columns-repeated="21"/>
        </table:table-row>
        <table:table-row table:style-name="ro1">
          <table:table-cell/>
          <table:table-cell table:style-name="Default" office:value-type="string" calcext:value-type="string">
            <text:p>RGA sensitivity today:</text:p>
          </table:table-cell>
          <table:table-cell table:style-name="Default"/>
          <table:table-cell table:style-name="Default" table:formula="of:=100000000/[.R23]" office:value-type="float" office:value="0.690218831169546" calcext:value-type="float">
            <text:p>0.690218831169546</text:p>
          </table:table-cell>
          <table:table-cell table:style-name="Default" table:number-columns-repeated="18"/>
        </table:table-row>
      </table:table>
      <table:table table:name="Argon 99.999%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808.80493928897" calcext:value-type="float">
            <text:p>4808.80493928897</text:p>
          </table:table-cell>
          <table:table-cell table:style-name="ce5" office:value-type="float" office:value="528155.689634464" calcext:value-type="float">
            <text:p>528155.689634464</text:p>
          </table:table-cell>
          <table:table-cell table:style-name="ce5" office:value-type="float" office:value="1184.95224793918" calcext:value-type="float">
            <text:p>1184.95224793918</text:p>
          </table:table-cell>
          <table:table-cell table:style-name="ce5" office:value-type="float" office:value="105495.362348111" calcext:value-type="float">
            <text:p>105495.362348111</text:p>
          </table:table-cell>
          <table:table-cell table:style-name="ce5" office:value-type="float" office:value="1546515.73837198" calcext:value-type="float">
            <text:p>1546515.73837198</text:p>
          </table:table-cell>
          <table:table-cell table:style-name="ce5" office:value-type="float" office:value="163462273.248522" calcext:value-type="float">
            <text:p>163462273.248522</text:p>
          </table:table-cell>
          <table:table-cell table:style-name="ce5" office:value-type="float" office:value="1629.10906310872" calcext:value-type="float">
            <text:p>1629.10906310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4847.55660845605" calcext:value-type="float">
            <text:p>4847.55660845605</text:p>
          </table:table-cell>
          <table:table-cell table:style-name="ce5" office:value-type="float" office:value="532131.085322668" calcext:value-type="float">
            <text:p>532131.085322668</text:p>
          </table:table-cell>
          <table:table-cell table:style-name="ce5" office:value-type="float" office:value="1041.07802432925" calcext:value-type="float">
            <text:p>1041.07802432925</text:p>
          </table:table-cell>
          <table:table-cell table:style-name="ce5" office:value-type="float" office:value="106081.768908344" calcext:value-type="float">
            <text:p>106081.768908344</text:p>
          </table:table-cell>
          <table:table-cell table:style-name="ce5" office:value-type="float" office:value="1566922.83371876" calcext:value-type="float">
            <text:p>1566922.83371876</text:p>
          </table:table-cell>
          <table:table-cell table:style-name="ce5" office:value-type="float" office:value="164232308.813373" calcext:value-type="float">
            <text:p>164232308.813373</text:p>
          </table:table-cell>
          <table:table-cell table:style-name="ce5" office:value-type="float" office:value="1744.17618281952" calcext:value-type="float">
            <text:p>1744.17618281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5005.75912217656" calcext:value-type="float">
            <text:p>5005.75912217656</text:p>
          </table:table-cell>
          <table:table-cell table:style-name="ce5" office:value-type="float" office:value="545115.912886573" calcext:value-type="float">
            <text:p>545115.912886573</text:p>
          </table:table-cell>
          <table:table-cell table:style-name="ce5" office:value-type="float" office:value="1080.9554049286" calcext:value-type="float">
            <text:p>1080.9554049286</text:p>
          </table:table-cell>
          <table:table-cell table:style-name="ce5" office:value-type="float" office:value="108880.838611799" calcext:value-type="float">
            <text:p>108880.838611799</text:p>
          </table:table-cell>
          <table:table-cell table:style-name="ce5" office:value-type="float" office:value="1606910.0895332" calcext:value-type="float">
            <text:p>1606910.0895332</text:p>
          </table:table-cell>
          <table:table-cell table:style-name="ce5" office:value-type="float" office:value="168401089.334233" calcext:value-type="float">
            <text:p>168401089.334233</text:p>
          </table:table-cell>
          <table:table-cell table:style-name="ce5" office:value-type="float" office:value="1596.13368524092" calcext:value-type="float">
            <text:p>1596.13368524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AVERAGE([.B4:.B6])" office:value-type="float" office:value="0" calcext:value-type="float">
            <text:p>0</text:p>
          </table:table-cell>
          <table:table-cell table:formula="of:=AVERAGE([.C4:.C6])" office:value-type="float" office:value="0" calcext:value-type="float">
            <text:p>0</text:p>
          </table:table-cell>
          <table:table-cell table:formula="of:=AVERAGE([.D4:.D6])" office:value-type="float" office:value="0" calcext:value-type="float">
            <text:p>0</text:p>
          </table:table-cell>
          <table:table-cell table:formula="of:=AVERAGE([.E4:.E6])" office:value-type="float" office:value="0" calcext:value-type="float">
            <text:p>0</text:p>
          </table:table-cell>
          <table:table-cell table:formula="of:=AVERAGE([.F4:.F6])" office:value-type="float" office:value="0" calcext:value-type="float">
            <text:p>0</text:p>
          </table:table-cell>
          <table:table-cell table:formula="of:=AVERAGE([.G4:.G6])" office:value-type="float" office:value="0" calcext:value-type="float">
            <text:p>0</text:p>
          </table:table-cell>
          <table:table-cell table:formula="of:=AVERAGE([.H4:.H6])" office:value-type="float" office:value="0" calcext:value-type="float">
            <text:p>0</text:p>
          </table:table-cell>
          <table:table-cell table:formula="of:=AVERAGE([.I4:.I6])" office:value-type="float" office:value="0" calcext:value-type="float">
            <text:p>0</text:p>
          </table:table-cell>
          <table:table-cell table:formula="of:=AVERAGE([.J4:.J6])" office:value-type="float" office:value="0" calcext:value-type="float">
            <text:p>0</text:p>
          </table:table-cell>
          <table:table-cell table:formula="of:=AVERAGE([.K4:.K6])" office:value-type="float" office:value="0" calcext:value-type="float">
            <text:p>0</text:p>
          </table:table-cell>
          <table:table-cell table:formula="of:=AVERAGE([.L4:.L6])" office:value-type="float" office:value="0" calcext:value-type="float">
            <text:p>0</text:p>
          </table:table-cell>
          <table:table-cell table:formula="of:=AVERAGE([.M4:.M6])" office:value-type="float" office:value="4887.37355664053" calcext:value-type="float">
            <text:p>4887.37355664053</text:p>
          </table:table-cell>
          <table:table-cell table:formula="of:=AVERAGE([.N4:.N6])" office:value-type="float" office:value="535134.229281235" calcext:value-type="float">
            <text:p>535134.229281235</text:p>
          </table:table-cell>
          <table:table-cell table:formula="of:=AVERAGE([.O4:.O6])" office:value-type="float" office:value="1102.32855906568" calcext:value-type="float">
            <text:p>1102.32855906568</text:p>
          </table:table-cell>
          <table:table-cell table:formula="of:=AVERAGE([.P4:.P6])" office:value-type="float" office:value="106819.323289418" calcext:value-type="float">
            <text:p>106819.323289418</text:p>
          </table:table-cell>
          <table:table-cell table:formula="of:=AVERAGE([.Q4:.Q6])" office:value-type="float" office:value="1573449.55387465" calcext:value-type="float">
            <text:p>1573449.55387465</text:p>
          </table:table-cell>
          <table:table-cell table:formula="of:=AVERAGE([.R4:.R6])" office:value-type="float" office:value="165365223.79871" calcext:value-type="float">
            <text:p>165365223.79871</text:p>
          </table:table-cell>
          <table:table-cell table:formula="of:=AVERAGE([.S4:.S6])" office:value-type="float" office:value="1656.47297705639" calcext:value-type="float">
            <text:p>1656.47297705639</text:p>
          </table:table-cell>
          <table:table-cell table:formula="of:=AVERAGE([.T4:.T6])" office:value-type="float" office:value="0" calcext:value-type="float">
            <text:p>0</text:p>
          </table:table-cell>
          <table:table-cell table:formula="of:=AVERAGE([.U4:.U6])" office:value-type="float" office:value="0" calcext:value-type="float">
            <text:p>0</text:p>
          </table:table-cell>
          <table:table-cell table:formula="of:=AVERAGE([.V4:.V6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*[.$D$12]" office:value-type="float" office:value="0" calcext:value-type="float">
            <text:p>0</text:p>
          </table:table-cell>
          <table:table-cell table:formula="of:=[.C8]*[.$D$12]" office:value-type="float" office:value="0" calcext:value-type="float">
            <text:p>0</text:p>
          </table:table-cell>
          <table:table-cell table:formula="of:=[.D8]*[.$D$12]" office:value-type="float" office:value="0" calcext:value-type="float">
            <text:p>0</text:p>
          </table:table-cell>
          <table:table-cell table:formula="of:=[.E8]*[.$D$12]" office:value-type="float" office:value="0" calcext:value-type="float">
            <text:p>0</text:p>
          </table:table-cell>
          <table:table-cell table:formula="of:=[.F8]*[.$D$12]" office:value-type="float" office:value="0" calcext:value-type="float">
            <text:p>0</text:p>
          </table:table-cell>
          <table:table-cell table:formula="of:=[.G8]*[.$D$12]" office:value-type="float" office:value="0" calcext:value-type="float">
            <text:p>0</text:p>
          </table:table-cell>
          <table:table-cell table:formula="of:=[.H8]*[.$D$12]" office:value-type="float" office:value="0" calcext:value-type="float">
            <text:p>0</text:p>
          </table:table-cell>
          <table:table-cell table:formula="of:=[.I8]*[.$D$12]" office:value-type="float" office:value="0" calcext:value-type="float">
            <text:p>0</text:p>
          </table:table-cell>
          <table:table-cell table:formula="of:=[.J8]*[.$D$12]" office:value-type="float" office:value="0" calcext:value-type="float">
            <text:p>0</text:p>
          </table:table-cell>
          <table:table-cell table:formula="of:=[.K8]*[.$D$12]" office:value-type="float" office:value="0" calcext:value-type="float">
            <text:p>0</text:p>
          </table:table-cell>
          <table:table-cell table:formula="of:=[.L8]*[.$D$12]" office:value-type="float" office:value="0" calcext:value-type="float">
            <text:p>0</text:p>
          </table:table-cell>
          <table:table-cell table:formula="of:=[.M8]*[.$D$12]" office:value-type="float" office:value="2955.50264098434" calcext:value-type="float">
            <text:p>2955.50264098434</text:p>
          </table:table-cell>
          <table:table-cell table:formula="of:=[.N8]*[.$D$12]" office:value-type="float" office:value="323607.477429853" calcext:value-type="float">
            <text:p>323607.477429853</text:p>
          </table:table-cell>
          <table:table-cell table:formula="of:=[.O8]*[.$D$12]" office:value-type="float" office:value="666.602405114806" calcext:value-type="float">
            <text:p>666.602405114806</text:p>
          </table:table-cell>
          <table:table-cell table:formula="of:=[.P8]*[.$D$12]" office:value-type="float" office:value="64596.0020103403" calcext:value-type="float">
            <text:p>64596.0020103403</text:p>
          </table:table-cell>
          <table:table-cell table:formula="of:=[.Q8]*[.$D$12]" office:value-type="float" office:value="951499.667058127" calcext:value-type="float">
            <text:p>951499.667058127</text:p>
          </table:table-cell>
          <table:table-cell table:formula="of:=[.R8]*[.$D$12]" office:value-type="float" office:value="100000000" calcext:value-type="float">
            <text:p>100000000</text:p>
          </table:table-cell>
          <table:table-cell table:formula="of:=[.S8]*[.$D$12]" office:value-type="float" office:value="1001.70576316138" calcext:value-type="float">
            <text:p>1001.70576316138</text:p>
          </table:table-cell>
          <table:table-cell table:formula="of:=[.T8]*[.$D$12]" office:value-type="float" office:value="0" calcext:value-type="float">
            <text:p>0</text:p>
          </table:table-cell>
          <table:table-cell table:formula="of:=[.U8]*[.$D$12]" office:value-type="float" office:value="0" calcext:value-type="float">
            <text:p>0</text:p>
          </table:table-cell>
          <table:table-cell table:formula="of:=[.V8]*[.$D$12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RGA sensitivity today:</text:p>
          </table:table-cell>
          <table:table-cell/>
          <table:table-cell table:formula="of:=100000000/[.R8]" office:value-type="float" office:value="0.604722067329736" calcext:value-type="float">
            <text:p>0.60472206732973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3:46:24.580810385</meta:creation-date>
    <dc:date>2025-07-21T15:46:13.935926235</dc:date>
    <meta:editing-duration>PT1M2S</meta:editing-duration>
    <meta:editing-cycles>1</meta:editing-cycles>
    <meta:document-statistic meta:table-count="4" meta:cell-count="1499" meta:object-count="0"/>
    <meta:generator>LibreOffice/25.2.2.2$Linux_X86_64 LibreOffice_project/520$Build-2</meta:generator>
  </office:meta>
</office:document-meta>
</file>